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325in"/>
    </style:style>
    <style:style style:name="Table1.B" style:family="table-column">
      <style:table-column-properties style:column-width="4.8319in"/>
    </style:style>
    <style:style style:name="Table1.1" style:family="table-row">
      <style:table-row-properties style:keep-together="true" fo:keep-together="auto"/>
    </style:style>
    <style:style style:name="Table1.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A14" style:family="table-cell" style:data-style-name="N10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575in"/>
    </style:style>
    <style:style style:name="Table2.B" style:family="table-column">
      <style:table-column-properties style:column-width="4.58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Table2.A1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B1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5.4569in" fo:margin-left="-0.0785in" table:align="left" style:writing-mode="lr-tb"/>
    </style:style>
    <style:style style:name="Table3.A" style:family="table-column">
      <style:table-column-properties style:column-width="0.9604in"/>
    </style:style>
    <style:style style:name="Table3.B" style:family="table-column">
      <style:table-column-properties style:column-width="1.3646in"/>
    </style:style>
    <style:style style:name="Table3.C" style:family="table-column">
      <style:table-column-properties style:column-width="1.75in"/>
    </style:style>
    <style:style style:name="Table3.D" style:family="table-column">
      <style:table-column-properties style:column-width="1.3819in"/>
    </style:style>
    <style:style style:name="Table3.1" style:family="table-row">
      <style:table-row-properties style:keep-together="false" fo:keep-together="always"/>
    </style:style>
    <style:style style:name="Table3.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3.D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D2" style:family="table-cell">
      <style:table-cell-properties style:vertical-align="top" fo:padding-left="0.075in" fo:padding-right="0.075in" fo:padding-top="0in" fo:padding-bottom="0in" fo:border="0.0069in solid #000000" style:writing-mode="lr-tb"/>
    </style:style>
    <style:style style:name="Table4" style:family="table">
      <style:table-properties style:width="5.7069in" fo:margin-left="-0.0785in" table:align="left" style:writing-mode="lr-tb"/>
    </style:style>
    <style:style style:name="Table4.A" style:family="table-column">
      <style:table-column-properties style:column-width="0.5632in"/>
    </style:style>
    <style:style style:name="Table4.B" style:family="table-column">
      <style:table-column-properties style:column-width="2.5007in"/>
    </style:style>
    <style:style style:name="Table4.C" style:family="table-column">
      <style:table-column-properties style:column-width="0.8861in"/>
    </style:style>
    <style:style style:name="Table4.D" style:family="table-column">
      <style:table-column-properties style:column-width="1.7569in"/>
    </style:style>
    <style:style style:name="Table4.1" style:family="table-row">
      <style:table-row-properties style:keep-together="true" fo:keep-together="auto"/>
    </style:style>
    <style:style style:name="Table4.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le4.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D2" style:family="table-cell">
      <style:table-cell-properties style:vertical-align="top" fo:padding-left="0.075in" fo:padding-right="0.075in" fo:padding-top="0in" fo:padding-bottom="0in" fo:border="0.0069in solid #000000" style:writing-mode="lr-tb"/>
    </style:style>
    <style:style style:name="Table4.A17" style:family="table-cell" style:data-style-name="N0">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1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D1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4.A18"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 style:family="table">
      <style:table-properties style:width="6.1569in" fo:margin-left="-0.0785in" table:align="left" style:may-break-between-rows="false" style:writing-mode="lr-tb"/>
    </style:style>
    <style:style style:name="Table5.A" style:family="table-column">
      <style:table-column-properties style:column-width="1.575in"/>
    </style:style>
    <style:style style:name="Table5.B" style:family="table-column">
      <style:table-column-properties style:column-width="4.58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Table5.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A11"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 style:family="table">
      <style:table-properties style:width="6.1569in" fo:margin-left="-0.0785in" table:align="left" style:writing-mode="lr-tb"/>
    </style:style>
    <style:style style:name="Table6.A" style:family="table-column">
      <style:table-column-properties style:column-width="1.575in"/>
    </style:style>
    <style:style style:name="Table6.B" style:family="table-column">
      <style:table-column-properties style:column-width="4.5819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A1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 style:family="table">
      <style:table-properties style:width="6.1569in" fo:margin-left="-0.0785in" table:align="left" style:writing-mode="lr-tb"/>
    </style:style>
    <style:style style:name="Table7.A" style:family="table-column">
      <style:table-column-properties style:column-width="2.075in"/>
    </style:style>
    <style:style style:name="Table7.B" style:family="table-column">
      <style:table-column-properties style:column-width="4.0819in"/>
    </style:style>
    <style:style style:name="Table7.1" style:family="table-row">
      <style:table-row-properties style:keep-together="true" fo:keep-together="auto"/>
    </style:style>
    <style:style style:name="Table7.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7.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7.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2" style:family="table-cell">
      <style:table-cell-properties style:vertical-align="top" fo:padding-left="0.075in" fo:padding-right="0.075in" fo:padding-top="0in" fo:padding-bottom="0in" fo:border="0.0069in solid #000000" style:writing-mode="lr-tb"/>
    </style:style>
    <style:style style:name="Table7.A5"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8" style:family="table">
      <style:table-properties style:width="6.1569in" fo:margin-left="-0.0785in" table:align="left" style:writing-mode="lr-tb"/>
    </style:style>
    <style:style style:name="Table8.A" style:family="table-column">
      <style:table-column-properties style:column-width="2.075in"/>
    </style:style>
    <style:style style:name="Table8.B" style:family="table-column">
      <style:table-column-properties style:column-width="4.0819in"/>
    </style:style>
    <style:style style:name="Table8.1" style:family="table-row">
      <style:table-row-properties style:keep-together="true" fo:keep-together="auto"/>
    </style:style>
    <style:style style:name="Table8.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8.B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le8.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B2"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1569in" fo:margin-left="-0.0785in" table:align="left" style:may-break-between-rows="false" style:writing-mode="lr-tb"/>
    </style:style>
    <style:style style:name="Table9.A" style:family="table-column">
      <style:table-column-properties style:column-width="1.575in"/>
    </style:style>
    <style:style style:name="Table9.B" style:family="table-column">
      <style:table-column-properties style:column-width="4.5819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B1" style:family="table-cell">
      <style:table-cell-properties style:vertical-align="top" fo:padding-left="0.075in" fo:padding-right="0.075in" fo:padding-top="0in" fo:padding-bottom="0in" fo:border="0.0069in solid #000000" style:writing-mode="lr-tb"/>
    </style:style>
    <style:style style:name="Table9.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9.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 style:family="table">
      <style:table-properties style:width="6.1569in" fo:margin-left="-0.0785in" table:align="left" style:may-break-between-rows="false" style:writing-mode="lr-tb"/>
    </style:style>
    <style:style style:name="Table11.A" style:family="table-column">
      <style:table-column-properties style:column-width="1.575in"/>
    </style:style>
    <style:style style:name="Table11.B" style:family="table-column">
      <style:table-column-properties style:column-width="4.5819in"/>
    </style:style>
    <style:style style:name="Table11.1" style:family="table-row">
      <style:table-row-properties style:keep-together="true" fo:keep-together="auto"/>
    </style:style>
    <style:style style:name="Table1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B1" style:family="table-cell">
      <style:table-cell-properties style:vertical-align="top" fo:padding-left="0.075in" fo:padding-right="0.075in" fo:padding-top="0in" fo:padding-bottom="0in" fo:border="0.0069in solid #000000" style:writing-mode="lr-tb"/>
    </style:style>
    <style:style style:name="Table11.B5"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 style:family="table">
      <style:table-properties style:width="6.1563in" fo:margin-left="-0.0785in" fo:margin-right="-0.0778in" table:align="margins" style:writing-mode="lr-tb"/>
    </style:style>
    <style:style style:name="Table10.A" style:family="table-column">
      <style:table-column-properties style:column-width="1.325in" style:rel-column-width="14104*"/>
    </style:style>
    <style:style style:name="Table10.B" style:family="table-column">
      <style:table-column-properties style:column-width="0.9563in" style:rel-column-width="10179*"/>
    </style:style>
    <style:style style:name="Table10.C" style:family="table-column">
      <style:table-column-properties style:column-width="3.875in" style:rel-column-width="41252*"/>
    </style:style>
    <style:style style:name="Table10.1" style:family="table-row">
      <style:table-row-properties style:keep-together="true" fo:keep-together="auto"/>
    </style:style>
    <style:style style:name="Table10.A1" style:family="table-cell">
      <style:table-cell-properties style:vertical-align="top" fo:background-color="#cccccc"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0.C1" style:family="table-cell">
      <style:table-cell-properties style:vertical-align="top" fo:background-color="#cccccc" fo:padding-left="0.075in" fo:padding-right="0.075in" fo:padding-top="0in" fo:padding-bottom="0in" fo:border="0.0069in solid #000000" style:writing-mode="lr-tb">
        <style:background-image/>
      </style:table-cell-properties>
    </style:style>
    <style:style style:name="Table10.A2" style:family="table-cell">
      <style:table-cell-properties style:vertical-align="top" fo:background-color="transparent" fo:padding-left="0.075in" fo:padding-right="0.075in" fo:padding-top="0in" fo:padding-bottom="0in" fo:border-left="0.0069in solid #000000" fo:border-right="none" fo:border-top="none" fo:border-bottom="0.0069in solid #000000" style:writing-mode="lr-tb">
        <style:background-image/>
      </style:table-cell-properties>
    </style:style>
    <style:style style:name="Table10.C2" style:family="table-cell">
      <style:table-cell-properties style:vertical-align="top" fo:background-color="transparent" fo:padding-left="0.075in" fo:padding-right="0.075in" fo:padding-top="0in" fo:padding-bottom="0in" fo:border-left="0.0069in solid #000000" fo:border-right="0.0069in solid #000000" fo:border-top="none" fo:border-bottom="0.0069in solid #000000" style:writing-mode="lr-tb">
        <style:background-image/>
      </style:table-cell-properties>
    </style:style>
    <style:style style:name="Table10.A4"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C4" style:family="table-cell">
      <style:table-cell-properties style:vertical-align="top" fo:padding-left="0.075in" fo:padding-right="0.075in" fo:padding-top="0in" fo:padding-bottom="0in" fo:border="0.0069in solid #000000" style:writing-mode="lr-tb"/>
    </style:style>
    <style:style style:name="Table10.A7"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0.C7"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2" style:family="table">
      <style:table-properties style:width="3.4583in" fo:margin-left="1.1979in" fo:margin-right="1.3438in" table:align="margins" style:may-break-between-rows="false" style:writing-mode="lr-tb"/>
    </style:style>
    <style:style style:name="Table12.A" style:family="table-column">
      <style:table-column-properties style:column-width="3.4583in" style:rel-column-width="65535*"/>
    </style:style>
    <style:style style:name="Table12.A1" style:family="table-cell">
      <style:table-cell-properties fo:padding="0.0382in" fo:border="0.0007in solid #000000"/>
    </style:style>
    <style:style style:name="Table12.A2" style:family="table-cell">
      <style:table-cell-properties fo:padding="0.0382in" fo:border-left="0.0007in solid #000000" fo:border-right="0.0007in solid #000000" fo:border-top="none" fo:border-bottom="0.0007in solid #000000"/>
    </style:style>
    <style:style style:name="Table22" style:family="table">
      <style:table-properties style:width="6in" table:align="margins" style:may-break-between-rows="false" style:writing-mode="lr-tb"/>
    </style:style>
    <style:style style:name="Table22.A" style:family="table-column">
      <style:table-column-properties style:column-width="1.0625in" style:rel-column-width="11605*"/>
    </style:style>
    <style:style style:name="Table22.B" style:family="table-column">
      <style:table-column-properties style:column-width="2.9375in" style:rel-column-width="32084*"/>
    </style:style>
    <style:style style:name="Table22.C" style:family="table-column">
      <style:table-column-properties style:column-width="2in" style:rel-column-width="21846*"/>
    </style:style>
    <style:style style:name="Table2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2.C1" style:family="table-cell">
      <style:table-cell-properties fo:background-color="#c0c0c0" fo:padding="0.0382in" fo:border="0.0007in solid #000000">
        <style:background-image/>
      </style:table-cell-properties>
    </style:style>
    <style:style style:name="Table22.A2" style:family="table-cell">
      <style:table-cell-properties fo:background-color="#c0c0c0" fo:padding="0.0382in" fo:border-left="0.0007in solid #000000" fo:border-right="none" fo:border-top="none" fo:border-bottom="0.0007in solid #000000">
        <style:background-image/>
      </style:table-cell-properties>
    </style:style>
    <style:style style:name="Table22.B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19" style:family="table">
      <style:table-properties style:width="6in" table:align="margins" style:may-break-between-rows="false" style:writing-mode="lr-tb"/>
    </style:style>
    <style:style style:name="Table19.A" style:family="table-column">
      <style:table-column-properties style:column-width="1.0625in" style:rel-column-width="11605*"/>
    </style:style>
    <style:style style:name="Table19.B" style:family="table-column">
      <style:table-column-properties style:column-width="2.9375in" style:rel-column-width="32084*"/>
    </style:style>
    <style:style style:name="Table19.C" style:family="table-column">
      <style:table-column-properties style:column-width="2in" style:rel-column-width="21846*"/>
    </style:style>
    <style:style style:name="Table19.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9.C1" style:family="table-cell">
      <style:table-cell-properties fo:background-color="#c0c0c0" fo:padding="0.0382in" fo:border="0.0007in solid #000000">
        <style:background-image/>
      </style:table-cell-properties>
    </style:style>
    <style:style style:name="Table19.A2" style:family="table-cell">
      <style:table-cell-properties fo:background-color="#c0c0c0" fo:padding="0.0382in" fo:border-left="0.0007in solid #000000" fo:border-right="none" fo:border-top="none" fo:border-bottom="0.0007in solid #000000">
        <style:background-image/>
      </style:table-cell-properties>
    </style:style>
    <style:style style:name="Table19.B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17" style:family="table">
      <style:table-properties style:width="6in" table:align="margins" style:may-break-between-rows="false" style:writing-mode="lr-tb"/>
    </style:style>
    <style:style style:name="Table17.A" style:family="table-column">
      <style:table-column-properties style:column-width="1.0625in" style:rel-column-width="11605*"/>
    </style:style>
    <style:style style:name="Table17.B" style:family="table-column">
      <style:table-column-properties style:column-width="2.9375in" style:rel-column-width="32084*"/>
    </style:style>
    <style:style style:name="Table17.C" style:family="table-column">
      <style:table-column-properties style:column-width="2in" style:rel-column-width="21846*"/>
    </style:style>
    <style:style style:name="Table17.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7.C1" style:family="table-cell">
      <style:table-cell-properties fo:background-color="#c0c0c0" fo:padding="0.0382in" fo:border="0.0007in solid #000000">
        <style:background-image/>
      </style:table-cell-properties>
    </style:style>
    <style:style style:name="Table17.A2" style:family="table-cell">
      <style:table-cell-properties fo:background-color="#c0c0c0" fo:padding="0.0382in" fo:border-left="0.0007in solid #000000" fo:border-right="none" fo:border-top="none" fo:border-bottom="0.0007in solid #000000">
        <style:background-image/>
      </style:table-cell-properties>
    </style:style>
    <style:style style:name="Table17.B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20" style:family="table">
      <style:table-properties style:width="6in" table:align="margins" style:may-break-between-rows="false" style:writing-mode="lr-tb"/>
    </style:style>
    <style:style style:name="Table20.A" style:family="table-column">
      <style:table-column-properties style:column-width="1.0625in" style:rel-column-width="11605*"/>
    </style:style>
    <style:style style:name="Table20.B" style:family="table-column">
      <style:table-column-properties style:column-width="2.9375in" style:rel-column-width="32084*"/>
    </style:style>
    <style:style style:name="Table20.C" style:family="table-column">
      <style:table-column-properties style:column-width="2in" style:rel-column-width="21846*"/>
    </style:style>
    <style:style style:name="Table20.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0.C1" style:family="table-cell">
      <style:table-cell-properties fo:background-color="#c0c0c0" fo:padding="0.0382in" fo:border="0.0007in solid #000000">
        <style:background-image/>
      </style:table-cell-properties>
    </style:style>
    <style:style style:name="Table20.A2" style:family="table-cell">
      <style:table-cell-properties fo:background-color="#c0c0c0" fo:padding="0.0382in" fo:border-left="0.0007in solid #000000" fo:border-right="none" fo:border-top="none" fo:border-bottom="0.0007in solid #000000">
        <style:background-image/>
      </style:table-cell-properties>
    </style:style>
    <style:style style:name="Table20.B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13" style:family="table">
      <style:table-properties style:width="6in" table:align="margins" style:may-break-between-rows="false" style:writing-mode="lr-tb"/>
    </style:style>
    <style:style style:name="Table13.A" style:family="table-column">
      <style:table-column-properties style:column-width="1.0625in" style:rel-column-width="11605*"/>
    </style:style>
    <style:style style:name="Table13.B" style:family="table-column">
      <style:table-column-properties style:column-width="2.9375in" style:rel-column-width="32084*"/>
    </style:style>
    <style:style style:name="Table13.C" style:family="table-column">
      <style:table-column-properties style:column-width="2in" style:rel-column-width="21846*"/>
    </style:style>
    <style:style style:name="Table1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c0c0c0" fo:padding="0.0382in" fo:border="0.0007in solid #000000">
        <style:background-image/>
      </style:table-cell-properties>
    </style:style>
    <style:style style:name="Table13.A2" style:family="table-cell">
      <style:table-cell-properties fo:background-color="#c0c0c0" fo:padding="0.0382in" fo:border-left="0.0007in solid #000000" fo:border-right="none" fo:border-top="none" fo:border-bottom="0.0007in solid #000000">
        <style:background-image/>
      </style:table-cell-properties>
    </style:style>
    <style:style style:name="Table13.B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8" style:family="table">
      <style:table-properties style:width="6in" table:align="margins" style:may-break-between-rows="false" style:writing-mode="lr-tb"/>
    </style:style>
    <style:style style:name="Table18.A" style:family="table-column">
      <style:table-column-properties style:column-width="1.0625in" style:rel-column-width="11605*"/>
    </style:style>
    <style:style style:name="Table18.B" style:family="table-column">
      <style:table-column-properties style:column-width="2.9375in" style:rel-column-width="32084*"/>
    </style:style>
    <style:style style:name="Table18.C" style:family="table-column">
      <style:table-column-properties style:column-width="2in" style:rel-column-width="21846*"/>
    </style:style>
    <style:style style:name="Table18.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8.C1" style:family="table-cell">
      <style:table-cell-properties fo:background-color="#c0c0c0" fo:padding="0.0382in" fo:border="0.0007in solid #000000">
        <style:background-image/>
      </style:table-cell-properties>
    </style:style>
    <style:style style:name="Table18.A2" style:family="table-cell">
      <style:table-cell-properties fo:background-color="#c0c0c0" fo:padding="0.0382in" fo:border-left="0.0007in solid #000000" fo:border-right="none" fo:border-top="none" fo:border-bottom="0.0007in solid #000000">
        <style:background-image/>
      </style:table-cell-properties>
    </style:style>
    <style:style style:name="Table18.B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21" style:family="table">
      <style:table-properties style:width="6in" table:align="margins" style:may-break-between-rows="false" style:writing-mode="lr-tb"/>
    </style:style>
    <style:style style:name="Table21.A" style:family="table-column">
      <style:table-column-properties style:column-width="1.0625in" style:rel-column-width="11605*"/>
    </style:style>
    <style:style style:name="Table21.B" style:family="table-column">
      <style:table-column-properties style:column-width="2.9375in" style:rel-column-width="32084*"/>
    </style:style>
    <style:style style:name="Table21.C" style:family="table-column">
      <style:table-column-properties style:column-width="2in" style:rel-column-width="21846*"/>
    </style:style>
    <style:style style:name="Table2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1.C1" style:family="table-cell">
      <style:table-cell-properties fo:background-color="#c0c0c0" fo:padding="0.0382in" fo:border="0.0007in solid #000000">
        <style:background-image/>
      </style:table-cell-properties>
    </style:style>
    <style:style style:name="Table21.A2" style:family="table-cell">
      <style:table-cell-properties fo:background-color="#c0c0c0" fo:padding="0.0382in" fo:border-left="0.0007in solid #000000" fo:border-right="none" fo:border-top="none" fo:border-bottom="0.0007in solid #000000">
        <style:background-image/>
      </style:table-cell-properties>
    </style:style>
    <style:style style:name="Table21.B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3" style:family="table">
      <style:table-properties style:width="6in" table:align="margins" style:may-break-between-rows="false" style:writing-mode="lr-tb"/>
    </style:style>
    <style:style style:name="Table23.A" style:family="table-column">
      <style:table-column-properties style:column-width="1.0625in" style:rel-column-width="11605*"/>
    </style:style>
    <style:style style:name="Table23.B" style:family="table-column">
      <style:table-column-properties style:column-width="2.9375in" style:rel-column-width="32084*"/>
    </style:style>
    <style:style style:name="Table23.C" style:family="table-column">
      <style:table-column-properties style:column-width="2in" style:rel-column-width="21846*"/>
    </style:style>
    <style:style style:name="Table2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3.C1" style:family="table-cell">
      <style:table-cell-properties fo:background-color="#c0c0c0" fo:padding="0.0382in" fo:border="0.0007in solid #000000">
        <style:background-image/>
      </style:table-cell-properties>
    </style:style>
    <style:style style:name="Table23.A2" style:family="table-cell">
      <style:table-cell-properties fo:background-color="#c0c0c0" fo:padding="0.0382in" fo:border-left="0.0007in solid #000000" fo:border-right="none" fo:border-top="none" fo:border-bottom="0.0007in solid #000000">
        <style:background-image/>
      </style:table-cell-properties>
    </style:style>
    <style:style style:name="Table23.B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14" style:family="table">
      <style:table-properties style:width="6in" table:align="margins" style:may-break-between-rows="false" style:writing-mode="lr-tb"/>
    </style:style>
    <style:style style:name="Table14.A" style:family="table-column">
      <style:table-column-properties style:column-width="1.0625in" style:rel-column-width="11605*"/>
    </style:style>
    <style:style style:name="Table14.B" style:family="table-column">
      <style:table-column-properties style:column-width="2.9375in" style:rel-column-width="32084*"/>
    </style:style>
    <style:style style:name="Table14.C" style:family="table-column">
      <style:table-column-properties style:column-width="2in" style:rel-column-width="21846*"/>
    </style:style>
    <style:style style:name="Table1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c0c0c0" fo:padding="0.0382in" fo:border="0.0007in solid #000000">
        <style:background-image/>
      </style:table-cell-properties>
    </style:style>
    <style:style style:name="Table14.A2" style:family="table-cell">
      <style:table-cell-properties fo:background-color="#c0c0c0" fo:padding="0.0382in" fo:border-left="0.0007in solid #000000" fo:border-right="none" fo:border-top="none" fo:border-bottom="0.0007in solid #000000">
        <style:background-image/>
      </style:table-cell-properties>
    </style:style>
    <style:style style:name="Table14.B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in" table:align="margins" style:may-break-between-rows="false" style:writing-mode="lr-tb"/>
    </style:style>
    <style:style style:name="Table15.A" style:family="table-column">
      <style:table-column-properties style:column-width="1.0625in" style:rel-column-width="11605*"/>
    </style:style>
    <style:style style:name="Table15.B" style:family="table-column">
      <style:table-column-properties style:column-width="2.9375in" style:rel-column-width="32084*"/>
    </style:style>
    <style:style style:name="Table15.C" style:family="table-column">
      <style:table-column-properties style:column-width="2in" style:rel-column-width="21846*"/>
    </style:style>
    <style:style style:name="Table15.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5.C1" style:family="table-cell">
      <style:table-cell-properties fo:background-color="#c0c0c0" fo:padding="0.0382in" fo:border="0.0007in solid #000000">
        <style:background-image/>
      </style:table-cell-properties>
    </style:style>
    <style:style style:name="Table15.A2" style:family="table-cell">
      <style:table-cell-properties fo:background-color="#c0c0c0" fo:padding="0.0382in" fo:border-left="0.0007in solid #000000" fo:border-right="none" fo:border-top="none" fo:border-bottom="0.0007in solid #000000">
        <style:background-image/>
      </style:table-cell-properties>
    </style:style>
    <style:style style:name="Table15.B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6in" table:align="margins" style:may-break-between-rows="false" style:writing-mode="lr-tb"/>
    </style:style>
    <style:style style:name="Table16.A" style:family="table-column">
      <style:table-column-properties style:column-width="1.0625in" style:rel-column-width="11605*"/>
    </style:style>
    <style:style style:name="Table16.B" style:family="table-column">
      <style:table-column-properties style:column-width="2.9375in" style:rel-column-width="32084*"/>
    </style:style>
    <style:style style:name="Table16.C" style:family="table-column">
      <style:table-column-properties style:column-width="2in" style:rel-column-width="21846*"/>
    </style:style>
    <style:style style:name="Table16.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6.C1" style:family="table-cell">
      <style:table-cell-properties fo:background-color="#c0c0c0" fo:padding="0.0382in" fo:border="0.0007in solid #000000">
        <style:background-image/>
      </style:table-cell-properties>
    </style:style>
    <style:style style:name="Table16.A2" style:family="table-cell">
      <style:table-cell-properties fo:background-color="#c0c0c0" fo:padding="0.0382in" fo:border-left="0.0007in solid #000000" fo:border-right="none" fo:border-top="none" fo:border-bottom="0.0007in solid #000000">
        <style:background-image/>
      </style:table-cell-properties>
    </style:style>
    <style:style style:name="Table16.B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24" style:family="table">
      <style:table-properties style:width="6in" table:align="margins" style:may-break-between-rows="false" style:writing-mode="lr-tb"/>
    </style:style>
    <style:style style:name="Table24.A" style:family="table-column">
      <style:table-column-properties style:column-width="1.0625in" style:rel-column-width="11605*"/>
    </style:style>
    <style:style style:name="Table24.B" style:family="table-column">
      <style:table-column-properties style:column-width="2.9375in" style:rel-column-width="32084*"/>
    </style:style>
    <style:style style:name="Table24.C" style:family="table-column">
      <style:table-column-properties style:column-width="2in" style:rel-column-width="21846*"/>
    </style:style>
    <style:style style:name="Table24.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24.C1" style:family="table-cell">
      <style:table-cell-properties fo:background-color="#c0c0c0" fo:padding="0.0382in" fo:border="0.0007in solid #000000">
        <style:background-image/>
      </style:table-cell-properties>
    </style:style>
    <style:style style:name="Table24.A2" style:family="table-cell">
      <style:table-cell-properties fo:background-color="#c0c0c0" fo:padding="0.0382in" fo:border-left="0.0007in solid #000000" fo:border-right="none" fo:border-top="none" fo:border-bottom="0.0007in solid #000000">
        <style:background-image/>
      </style:table-cell-properties>
    </style:style>
    <style:style style:name="Table24.B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snap-to-layout-grid="false"/>
    </style:style>
    <style:style style:name="P2" style:family="paragraph" style:parent-style-name="Standard">
      <style:paragraph-properties>
        <style:tab-stops>
          <style:tab-stop style:position="3.75in"/>
        </style:tab-stops>
      </style:paragraph-properties>
    </style:style>
    <style:style style:name="P3" style:family="paragraph" style:parent-style-name="Standard">
      <style:paragraph-properties style:snap-to-layout-grid="false"/>
      <style:text-properties fo:font-weight="bold" style:font-weight-asian="bold"/>
    </style:style>
    <style:style style:name="P4" style:family="paragraph" style:parent-style-name="Standard">
      <style:paragraph-properties style:snap-to-layout-grid="false"/>
      <style:text-properties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text-properties style:font-name="Courier New1"/>
    </style:style>
    <style:style style:name="P7" style:family="paragraph" style:parent-style-name="Table_20_Contents">
      <style:text-properties style:font-name="Courier New1" fo:font-weight="bold" style:font-weight-asian="bold" style:font-weight-complex="bold"/>
    </style:style>
    <style:style style:name="P8" style:family="paragraph" style:parent-style-name="Table_20_Contents">
      <style:text-properties fo:font-weight="bold" style:font-weight-asian="bold" style:font-weight-complex="bold"/>
    </style:style>
    <style:style style:name="P9" style:family="paragraph" style:parent-style-name="Standard" style:master-page-name="Standard">
      <style:paragraph-properties style:page-number="auto"/>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WW8Num21"/>
    <style:style style:name="P24" style:family="paragraph" style:parent-style-name="Standard" style:list-style-name="WW8Num1"/>
    <style:style style:name="P25" style:family="paragraph" style:parent-style-name="Standard" style:list-style-name="WW8Num22"/>
    <style:style style:name="P26" style:family="paragraph" style:parent-style-name="Standard" style:list-style-name="WW8Num12"/>
    <style:style style:name="P27" style:family="paragraph" style:parent-style-name="Standard" style:list-style-name="WW8Num24"/>
    <style:style style:name="P28" style:family="paragraph" style:parent-style-name="Standard" style:list-style-name="WW8Num31"/>
    <style:style style:name="P29" style:family="paragraph" style:parent-style-name="Standard" style:list-style-name="L14"/>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WW8Num10"/>
    <style:style style:name="P33" style:family="paragraph" style:parent-style-name="Standard" style:list-style-name="L17"/>
    <style:style style:name="P34" style:family="paragraph" style:parent-style-name="Standard">
      <style:paragraph-properties style:snap-to-layout-grid="false"/>
    </style:style>
    <style:style style:name="P35" style:family="paragraph" style:parent-style-name="Standard" style:list-style-name="L5">
      <style:paragraph-properties fo:margin-left="1in" fo:margin-right="0in" fo:text-indent="-0.25in" style:auto-text-indent="false"/>
    </style:style>
    <style:style style:name="P36" style:family="paragraph">
      <style:paragraph-properties style:writing-mode="lr-tb"/>
    </style:style>
    <style:style style:name="P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8"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39" style:family="paragraph">
      <style:paragraph-properties fo:margin-left="0in" fo:margin-right="0in" fo:margin-top="0in" fo:margin-bottom="0in" fo:line-height="100%" fo:text-align="center" fo:text-indent="0in">
        <style:tab-stops/>
      </style:paragraph-properties>
    </style:style>
    <style:style style:name="P40"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indent="0in">
        <style:tab-stops/>
      </style:paragraph-properties>
    </style:style>
    <style:style style:name="P42"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start"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44" style:family="paragraph">
      <style:paragraph-properties fo:margin-left="0in" fo:margin-right="0in" fo:margin-top="0in" fo:margin-bottom="0in" fo:line-height="100%"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46" style:family="paragraph">
      <style:paragraph-properties fo:margin-left="0in" fo:margin-right="0in" fo:margin-top="0in" fo:margin-bottom="0in" fo:line-height="150%" fo:text-align="center" fo:text-indent="0in">
        <style:tab-stops/>
      </style:paragraph-properties>
    </style:style>
    <style:style style:name="P47" style:family="paragraph">
      <style:paragraph-properties fo:margin-left="0in" fo:margin-right="0in" fo:margin-top="0in" fo:margin-bottom="0in" fo:line-height="150%" fo:text-align="center" fo:text-indent="0in">
        <style:tab-stops/>
      </style:paragraph-properties>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1" style:family="text">
      <style:text-properties style:font-name="Courier New" style:font-name-complex="Courier New"/>
    </style:style>
    <style:style style:name="T2" style:family="text">
      <style:text-properties style:font-name="Courier New1"/>
    </style:style>
    <style:style style:name="T3" style:family="text">
      <style:text-properties style:font-name="Courier New1" style:font-name-complex="Courier New"/>
    </style:style>
    <style:style style:name="T4" style:family="text">
      <style:text-properties style:font-name="Courier New2"/>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6"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Courier New2" fo:font-size="12pt" fo:font-style="normal" fo:text-shadow="none" style:text-underline-style="none" fo:font-weight="normal" style:letter-kerning="true" style:font-name-asian="Lucida Sans Unicode"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true"/>
    </style:style>
    <style:style style:name="gr2" style:family="graphic">
      <style:graphic-properties draw:stroke="solid" draw:stroke-dash="Dash_20_1" svg:stroke-width="0in" svg:stroke-color="#000000" draw:marker-start="" draw:marker-start-width="0.1181in" draw:marker-start-center="false" draw:marker-end="" draw:marker-end-width="0.1181in" draw:marker-end-center="false" draw:fill="solid" draw:fill-color="#99ccff" draw:fill-gradient-name="Gradient_20_7" draw:fill-hatch-name="Hatch_20_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 style:family="graphic">
      <style:graphic-properties draw:stroke="solid" draw:stroke-dash="Dash_20_2" svg:stroke-width="0in" svg:stroke-color="#000000" draw:marker-start="" draw:marker-start-width="0.1181in" draw:marker-start-center="false" draw:marker-end="" draw:marker-end-width="0.1181in" draw:marker-end-center="false" draw:fill="solid" draw:fill-color="#99ccff" draw:fill-gradient-name="Gradient_20_7" draw:fill-hatch-name="Hatch_20_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 style:family="graphic">
      <style:graphic-properties draw:stroke="solid" draw:stroke-dash="Dash_20_3" svg:stroke-width="0in" svg:stroke-color="#000000" draw:marker-start="" draw:marker-start-width="0.1181in" draw:marker-start-center="false" draw:marker-end="" draw:marker-end-width="0.1181in" draw:marker-end-center="false" draw:fill="solid" draw:fill-color="#99ccff" draw:fill-gradient-name="Gradient_20_7" draw:fill-hatch-name="Hatch_20_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 style:family="graphic">
      <style:graphic-properties draw:stroke="solid" draw:stroke-dash="Dash_20_4" svg:stroke-width="0in" svg:stroke-color="#000000" draw:marker-start="" draw:marker-start-width="0.1181in" draw:marker-start-center="false" draw:marker-end="" draw:marker-end-width="0.1181in" draw:marker-end-center="false" draw:fill="solid" draw:fill-color="#99ccff" draw:fill-gradient-name="Gradient_20_7" draw:fill-hatch-name="Hatch_20_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 style:family="graphic">
      <style:graphic-properties draw:stroke="solid" draw:stroke-dash="Dash_20_5" svg:stroke-width="0in" svg:stroke-color="#000000" draw:marker-start="" draw:marker-start-width="0.1181in" draw:marker-start-center="false" draw:marker-end="" draw:marker-end-width="0.1181in" draw:marker-end-center="false" draw:fill="solid" draw:fill-color="#99ccff" draw:fill-gradient-name="Gradient_20_7" draw:fill-hatch-name="Hatch_20_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7" style:family="graphic">
      <style:graphic-properties draw:stroke="solid" draw:stroke-dash="Dash_20_6" svg:stroke-width="0in" svg:stroke-color="#000000" draw:marker-start="" draw:marker-start-width="0.1181in" draw:marker-start-center="false" draw:marker-end="" draw:marker-end-width="0.1181in" draw:marker-end-center="false" draw:fill="solid" draw:fill-color="#99ccff" draw:fill-gradient-name="Gradient_20_7" draw:fill-hatch-name="Hatch_20_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8" style:family="graphic">
      <style:graphic-properties draw:stroke="solid" draw:stroke-dash="Dash_20_7" svg:stroke-width="0in" svg:stroke-color="#000000" draw:marker-start="" draw:marker-start-width="0.1181in" draw:marker-start-center="false" draw:marker-end="" draw:marker-end-width="0.1181in" draw:marker-end-center="false" draw:fill="solid" draw:fill-color="#99ccff" draw:fill-gradient-name="Gradient_20_7" draw:fill-hatch-name="Hatch_20_1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9" style:family="graphic">
      <style:graphic-properties draw:stroke="solid" draw:stroke-dash="Dash_20_8" svg:stroke-width="0in" svg:stroke-color="#000000" draw:marker-start="" draw:marker-start-width="0.1181in" draw:marker-start-center="false" draw:marker-end="" draw:marker-end-width="0.1181in" draw:marker-end-center="false" draw:fill="solid" draw:fill-color="#99ccff" draw:fill-gradient-name="Gradient_20_7" draw:fill-hatch-name="Hatch_20_1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0" style:family="graphic">
      <style:graphic-properties draw:stroke="solid" draw:stroke-dash="Dash_20_9" svg:stroke-width="0in" svg:stroke-color="#000000" draw:marker-start="" draw:marker-start-width="0.1181in" draw:marker-start-center="false" draw:marker-end="" draw:marker-end-width="0.1181in" draw:marker-end-center="false" draw:fill="solid" draw:fill-color="#99ccff" draw:fill-gradient-name="Gradient_20_7" draw:fill-hatch-name="Hatch_20_1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1" style:family="graphic">
      <style:graphic-properties draw:stroke="solid" draw:stroke-dash="Dash_20_10" svg:stroke-width="0in" svg:stroke-color="#000000" draw:marker-start="" draw:marker-start-width="0.1181in" draw:marker-start-center="false" draw:marker-end="" draw:marker-end-width="0.1181in" draw:marker-end-center="false" draw:fill="solid" draw:fill-color="#99ccff" draw:fill-gradient-name="Gradient_20_7" draw:fill-hatch-name="Hatch_20_1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2" style:family="graphic">
      <style:graphic-properties draw:stroke="solid" draw:stroke-dash="Dash_20_11" svg:stroke-width="0in" svg:stroke-color="#000000" draw:marker-start="" draw:marker-start-width="0.1181in" draw:marker-start-center="false" draw:marker-end="" draw:marker-end-width="0.1181in" draw:marker-end-center="false" draw:fill="solid" draw:fill-color="#99ccff" draw:fill-gradient-name="Gradient_20_7" draw:fill-hatch-name="Hatch_20_1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3" style:family="graphic">
      <style:graphic-properties draw:stroke="solid" draw:stroke-dash="Dash_20_12" svg:stroke-width="0in" svg:stroke-color="#000000" draw:marker-start="" draw:marker-start-width="0.1181in" draw:marker-start-center="false" draw:marker-end="" draw:marker-end-width="0.1181in" draw:marker-end-center="false" draw:fill="solid" draw:fill-color="#99ccff" draw:fill-gradient-name="Gradient_20_7" draw:fill-hatch-name="Hatch_20_1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4" style:family="graphic">
      <style:graphic-properties draw:stroke="solid" draw:stroke-dash="Dash_20_13" svg:stroke-width="0in" svg:stroke-color="#000000" draw:marker-start="" draw:marker-start-width="0.1181in" draw:marker-start-center="false" draw:marker-end="" draw:marker-end-width="0.1181in" draw:marker-end-center="false" draw:fill="solid" draw:fill-color="#99ccff" draw:fill-gradient-name="Gradient_20_7" draw:fill-hatch-name="Hatch_20_1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5" style:family="graphic">
      <style:graphic-properties draw:stroke="solid" draw:stroke-dash="Dash_20_14" svg:stroke-width="0in" svg:stroke-color="#000000" draw:marker-start="" draw:marker-start-width="0.1181in" draw:marker-start-center="false" draw:marker-end="" draw:marker-end-width="0.1181in" draw:marker-end-center="false" draw:fill="solid" draw:fill-color="#99ccff" draw:fill-gradient-name="Gradient_20_7" draw:fill-hatch-name="Hatch_20_1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6"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1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7" style:family="graphic">
      <style:graphic-properties draw:stroke="dash" draw:stroke-dash="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1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18" style:family="graphic">
      <style:graphic-properties draw:stroke="none" draw:stroke-dash="Dash_20_15" svg:stroke-width="0in" svg:stroke-color="#000000" draw:marker-start="" draw:marker-start-width="0.1181in" draw:marker-start-center="false" draw:marker-end="" draw:marker-end-width="0.1181in" draw:marker-end-center="false" draw:fill="none" draw:fill-color="#ffffff" draw:fill-gradient-name="Gradient_20_7" draw:fill-hatch-name="Hatch_20_20"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19" style:family="graphic">
      <style:graphic-properties draw:stroke="none" draw:stroke-dash="Dash_20_16" svg:stroke-width="0in" svg:stroke-color="#000000" draw:marker-start="" draw:marker-start-width="0.1181in" draw:marker-start-center="false" draw:marker-end="" draw:marker-end-width="0.1181in" draw:marker-end-center="false" draw:fill="none" draw:fill-color="#ffffff" draw:fill-gradient-name="Gradient_20_7" draw:fill-hatch-name="Hatch_20_21"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0" style:family="graphic">
      <style:graphic-properties draw:stroke="solid" draw:stroke-dash="Dash_20_17"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2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1" style:family="graphic">
      <style:graphic-properties draw:stroke="solid" draw:stroke-dash="Dash_20_18" svg:stroke-width="0in" svg:stroke-color="#000000" draw:marker-start="Arrowheads_20_1" draw:marker-start-width="0.1181in" draw:marker-start-center="false" draw:marker-end="" draw:marker-end-width="0.1181in" draw:marker-end-center="false" draw:fill="solid" draw:fill-color="#99ccff" draw:fill-gradient-name="Gradient_20_7" draw:fill-hatch-name="Hatch_20_2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2" style:family="graphic">
      <style:graphic-properties draw:stroke="none" draw:stroke-dash="Dash_20_19" svg:stroke-width="0in" svg:stroke-color="#000000" draw:marker-start="" draw:marker-start-width="0.1181in" draw:marker-start-center="false" draw:marker-end="" draw:marker-end-width="0.1181in" draw:marker-end-center="false" draw:fill="none" draw:fill-color="#ffffff" draw:fill-gradient-name="Gradient_20_7" draw:fill-hatch-name="Hatch_20_24"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3" style:family="graphic">
      <style:graphic-properties draw:stroke="none" draw:stroke-dash="Dash_20_20" svg:stroke-width="0in" svg:stroke-color="#000000" draw:marker-start="" draw:marker-start-width="0.1181in" draw:marker-start-center="false" draw:marker-end="" draw:marker-end-width="0.1181in" draw:marker-end-center="false" draw:fill="none" draw:fill-color="#ffffff" draw:fill-gradient-name="Gradient_20_7" draw:fill-hatch-name="Hatch_20_25" draw:fill-image-name="Bitmape_20_5" draw:fill-image-width="0in" draw:fill-image-height="0in" fo:min-height="0.1516in" fo:padding-top="0.0492in" fo:padding-bottom="0.0492in" fo:padding-left="0.0984in" fo:padding-right="0.0984in" draw:shadow="hidden" draw:shadow-offset-x="0.1201in" draw:shadow-offset-y="0.1201in" draw:shadow-color="#808080" style:run-through="foreground"/>
    </style:style>
    <style:style style:name="gr24" style:family="graphic">
      <style:graphic-properties draw:stroke="solid" draw:stroke-dash="Dash_20_21" svg:stroke-width="0in" svg:stroke-color="#000000" draw:marker-start="" draw:marker-start-width="0.1181in" draw:marker-start-center="false" draw:marker-end="Arrowheads_20_1" draw:marker-end-width="0.1181in" draw:marker-end-center="false" draw:fill="solid" draw:fill-color="#99ccff" draw:fill-gradient-name="Gradient_20_7" draw:fill-hatch-name="Hatch_20_26"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5" style:family="graphic">
      <style:graphic-properties draw:stroke="solid" draw:stroke-dash="Dash_20_22" svg:stroke-width="0in" svg:stroke-color="#000000" draw:marker-start="Arrowheads_20_1" draw:marker-start-width="0.1181in" draw:marker-start-center="false" draw:marker-end="" draw:marker-end-width="0.1181in" draw:marker-end-center="false" draw:fill="solid" draw:fill-color="#99ccff" draw:fill-gradient-name="Gradient_20_7" draw:fill-hatch-name="Hatch_20_27"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6"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7" style:family="graphic">
      <style:graphic-properties draw:stroke="solid" draw:stroke-dash="Dash_20_23" svg:stroke-width="0in" svg:stroke-color="#000000" draw:marker-start="" draw:marker-start-width="0.1181in" draw:marker-start-center="false" draw:marker-end="" draw:marker-end-width="0.1181in" draw:marker-end-center="false" draw:fill="solid" draw:fill-color="#99ccff" draw:fill-gradient-name="Gradient_20_7" draw:fill-hatch-name="Hatch_20_2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8" style:family="graphic">
      <style:graphic-properties draw:stroke="solid" draw:stroke-dash="Dash_20_24" svg:stroke-width="0in" svg:stroke-color="#000000" draw:marker-start="" draw:marker-start-width="0.1181in" draw:marker-start-center="false" draw:marker-end="" draw:marker-end-width="0.1181in" draw:marker-end-center="false" draw:fill="solid" draw:fill-color="#99ccff" draw:fill-gradient-name="Gradient_20_7" draw:fill-hatch-name="Hatch_20_2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29" style:family="graphic">
      <style:graphic-properties draw:stroke="solid" draw:stroke-dash="Dash_20_25" svg:stroke-width="0in" svg:stroke-color="#000000" draw:marker-start="" draw:marker-start-width="0.1181in" draw:marker-start-center="false" draw:marker-end="" draw:marker-end-width="0.1181in" draw:marker-end-center="false" draw:fill="solid" draw:fill-color="#99ccff" draw:fill-gradient-name="Gradient_20_7" draw:fill-hatch-name="Hatch_20_3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0" style:family="graphic">
      <style:graphic-properties draw:stroke="solid" draw:stroke-dash="Dash_20_26" svg:stroke-width="0in" svg:stroke-color="#000000" draw:marker-start="" draw:marker-start-width="0.1181in" draw:marker-start-center="false" draw:marker-end="" draw:marker-end-width="0.1181in" draw:marker-end-center="false" draw:fill="solid" draw:fill-color="#99ccff" draw:fill-gradient-name="Gradient_20_7" draw:fill-hatch-name="Hatch_20_3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1" style:family="graphic">
      <style:graphic-properties draw:stroke="solid" draw:stroke-dash="Dash_20_27" svg:stroke-width="0in" svg:stroke-color="#000000" draw:marker-start="" draw:marker-start-width="0.1181in" draw:marker-start-center="false" draw:marker-end="" draw:marker-end-width="0.1181in" draw:marker-end-center="false" draw:fill="solid" draw:fill-color="#99ccff" draw:fill-gradient-name="Gradient_20_7" draw:fill-hatch-name="Hatch_20_3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2" style:family="graphic">
      <style:graphic-properties draw:stroke="solid" draw:stroke-dash="Dash_20_28" svg:stroke-width="0in" svg:stroke-color="#000000" draw:marker-start="" draw:marker-start-width="0.1181in" draw:marker-start-center="false" draw:marker-end="" draw:marker-end-width="0.1181in" draw:marker-end-center="false" draw:fill="solid" draw:fill-color="#99ccff" draw:fill-gradient-name="Gradient_20_7" draw:fill-hatch-name="Hatch_20_3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3" style:family="graphic">
      <style:graphic-properties draw:stroke="solid" draw:stroke-dash="Dash_20_29" svg:stroke-width="0in" svg:stroke-color="#000000" draw:marker-start="" draw:marker-start-width="0.1181in" draw:marker-start-center="false" draw:marker-end="" draw:marker-end-width="0.1181in" draw:marker-end-center="false" draw:fill="solid" draw:fill-color="#c0c0c0" draw:fill-gradient-name="Gradient_20_7" draw:fill-hatch-name="Hatch_20_3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4" style:family="graphic">
      <style:graphic-properties draw:stroke="solid" draw:stroke-dash="Dash_20_30" svg:stroke-width="0in" svg:stroke-color="#000000" draw:marker-start="" draw:marker-start-width="0.1181in" draw:marker-start-center="false" draw:marker-end="" draw:marker-end-width="0.1181in" draw:marker-end-center="false" draw:fill="solid" draw:fill-color="#c0c0c0" draw:fill-gradient-name="Gradient_20_7" draw:fill-hatch-name="Hatch_20_3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35" style:family="graphic">
      <style:graphic-properties draw:stroke="solid" draw:stroke-dash="Dash_20_31" svg:stroke-width="0in" svg:stroke-color="#000000" draw:marker-start="" draw:marker-start-width="0.1181in" draw:marker-start-center="false" draw:marker-end="" draw:marker-end-width="0.1181in" draw:marker-end-center="false" draw:fill="none" draw:fill-color="#99ccff" draw:fill-gradient-name="Gradient_20_7" draw:fill-hatch-name="Hatch_20_36"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201in" draw:shadow-offset-y="0.1201in" draw:shadow-color="#808080" style:run-through="foreground"/>
    </style:style>
    <style:style style:name="gr36" style:family="graphic">
      <style:graphic-properties draw:stroke="none" draw:stroke-dash="Dash_20_32" svg:stroke-width="0in" svg:stroke-color="#000000" draw:marker-start="" draw:marker-start-width="0.1181in" draw:marker-start-center="false" draw:marker-end="" draw:marker-end-width="0.1181in" draw:marker-end-center="false" draw:fill="none" draw:fill-color="#ffffff" draw:fill-gradient-name="Gradient_20_7" draw:fill-hatch-name="Hatch_20_37"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37" style:family="graphic">
      <style:graphic-properties draw:stroke="solid" draw:stroke-dash="Dash_20_33" svg:stroke-width="0in" svg:stroke-color="#000000" draw:marker-start="" draw:marker-start-width="0.1181in" draw:marker-start-center="false" draw:marker-end="" draw:marker-end-width="0.1181in" draw:marker-end-center="false" draw:fill="solid" draw:fill-color="#99ccff" draw:fill-gradient-name="Gradient_20_7" draw:fill-hatch-name="Hatch_20_38"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8" style:family="graphic">
      <style:graphic-properties draw:stroke="solid" draw:stroke-dash="Dash_20_34" svg:stroke-width="0in" svg:stroke-color="#000000" draw:marker-start="" draw:marker-start-width="0.1181in" draw:marker-start-center="false" draw:marker-end="" draw:marker-end-width="0.1181in" draw:marker-end-center="false" draw:fill="solid" draw:fill-color="#99ccff" draw:fill-gradient-name="Gradient_20_7" draw:fill-hatch-name="Hatch_20_39" draw:fill-image-name="Bitmape_20_5" draw:fill-image-width="0in" draw:fill-image-height="0in" draw:textarea-horizontal-align="justify" draw:textarea-vertical-align="middle" draw:auto-grow-height="false" fo:padding-top="0.0492in" fo:padding-bottom="0.0492in" fo:padding-left="0.0984in" fo:padding-right="0.0984in" draw:shadow="hidden" draw:shadow-offset-x="0.1201in" draw:shadow-offset-y="0.1201in" draw:shadow-color="#808080" style:run-through="foreground"/>
    </style:style>
    <style:style style:name="gr39" style:family="graphic">
      <style:graphic-properties draw:stroke="solid" draw:stroke-dash="Dash_20_35" svg:stroke-width="0in" svg:stroke-color="#000000" draw:marker-start="" draw:marker-start-width="0.1181in" draw:marker-start-center="false" draw:marker-end="Arrow" draw:marker-end-width="0.1181in" draw:marker-end-center="false" draw:fill="solid" draw:fill-color="#99ccff" draw:fill-gradient-name="Gradient_20_7" draw:fill-hatch-name="Hatch_20_4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0" style:family="graphic">
      <style:graphic-properties draw:stroke="solid" draw:stroke-dash="Dash_20_36" svg:stroke-width="0in" svg:stroke-color="#000000" draw:marker-start="" draw:marker-start-width="0.1181in" draw:marker-start-center="false" draw:marker-end="Arrow" draw:marker-end-width="0.1181in" draw:marker-end-center="false" draw:fill="solid" draw:fill-color="#99ccff" draw:fill-gradient-name="Gradient_20_7" draw:fill-hatch-name="Hatch_20_4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1" style:family="graphic">
      <style:graphic-properties draw:stroke="solid" draw:stroke-dash="Dash_20_37" svg:stroke-width="0in" svg:stroke-color="#000000" draw:marker-start="" draw:marker-start-width="0.1181in" draw:marker-start-center="false" draw:marker-end="" draw:marker-end-width="0.1181in" draw:marker-end-center="false" draw:fill="solid" draw:fill-color="#99ccff" draw:fill-gradient-name="Gradient_20_7" draw:fill-hatch-name="Hatch_20_4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2" style:family="graphic">
      <style:graphic-properties draw:stroke="solid" draw:stroke-dash="Dash_20_38" svg:stroke-width="0in" svg:stroke-color="#000000" draw:marker-start="" draw:marker-start-width="0.1181in" draw:marker-start-center="false" draw:marker-end="" draw:marker-end-width="0.1181in" draw:marker-end-center="false" draw:fill="solid" draw:fill-color="#0099ff" draw:fill-gradient-name="Gradient_20_7" draw:fill-hatch-name="Hatch_20_4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3" style:family="graphic">
      <style:graphic-properties draw:stroke="none" draw:stroke-dash="Dash_20_39" svg:stroke-width="0in" svg:stroke-color="#000000" draw:marker-start="" draw:marker-start-width="0.1181in" draw:marker-start-center="false" draw:marker-end="" draw:marker-end-width="0.1181in" draw:marker-end-center="false" draw:fill="none" draw:fill-color="#ffffff" draw:fill-gradient-name="Gradient_20_7" draw:fill-hatch-name="Hatch_20_44" draw:fill-image-name="Bitmape_20_5" draw:fill-image-width="0in" draw:fill-image-height="0in" draw:textarea-horizontal-align="left" draw:auto-grow-height="true" draw:auto-grow-width="false" fo:min-height="0in" fo:min-width="1.9693in" fo:padding-top="0.0492in" fo:padding-bottom="0.0492in" fo:padding-left="0.0984in" fo:padding-right="0.0984in" draw:shadow="hidden" draw:shadow-offset-x="0.1201in" draw:shadow-offset-y="0.1201in" draw:shadow-color="#808080" style:run-through="foreground"/>
    </style:style>
    <style:style style:name="gr44" style:family="graphic">
      <style:graphic-properties draw:stroke="solid" draw:stroke-dash="Dash_20_40"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45"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5" style:family="graphic">
      <style:graphic-properties draw:stroke="solid" draw:stroke-dash="Dash_20_41" svg:stroke-width="0in" svg:stroke-color="#000000" draw:marker-start="" draw:marker-start-width="0.1181in" draw:marker-start-center="false" draw:marker-end="" draw:marker-end-width="0.1181in" draw:marker-end-center="false" draw:fill="none" draw:fill-color="#0099ff" draw:fill-gradient-name="Gradient_20_7" draw:fill-hatch-name="Hatch_20_46" draw:fill-image-name="Bitmape_20_5" draw:fill-image-width="0in" draw:fill-image-height="0in" draw:textarea-vertical-align="middle" draw:auto-grow-height="false" fo:min-height="0.2953in" fo:min-width="0.1965in" fo:padding-top="0.0492in" fo:padding-bottom="0.0492in" fo:padding-left="0.0984in" fo:padding-right="0.0984in" draw:shadow="hidden" draw:shadow-offset-x="0.1201in" draw:shadow-offset-y="0.1201in" draw:shadow-color="#808080" style:run-through="foreground"/>
    </style:style>
    <style:style style:name="gr46" style:family="graphic">
      <style:graphic-properties draw:stroke="none" draw:stroke-dash="Dash_20_42" svg:stroke-width="0in" svg:stroke-color="#000000" draw:marker-start="" draw:marker-start-width="0.1181in" draw:marker-start-center="false" draw:marker-end="" draw:marker-end-width="0.1181in" draw:marker-end-center="false" draw:fill="none" draw:fill-color="#ffffff" draw:fill-gradient-name="Gradient_20_7" draw:fill-hatch-name="Hatch_20_47"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47" style:family="graphic">
      <style:graphic-properties draw:stroke="solid" draw:stroke-dash="Dash_20_43"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4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48" style:family="graphic">
      <style:graphic-properties draw:stroke="none" draw:stroke-dash="Dash_20_44" svg:stroke-width="0in" svg:stroke-color="#000000" draw:marker-start="" draw:marker-start-width="0.1181in" draw:marker-start-center="false" draw:marker-end="" draw:marker-end-width="0.1181in" draw:marker-end-center="false" draw:fill="none" draw:fill-color="#ffffff" draw:fill-gradient-name="Gradient_20_7" draw:fill-hatch-name="Hatch_20_49"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49" style:family="graphic">
      <style:graphic-properties draw:stroke="solid" draw:stroke-dash="Dash_20_45" svg:stroke-width="0in" svg:stroke-color="#000000" draw:marker-start="" draw:marker-start-width="0.1181in" draw:marker-start-center="false" draw:marker-end="Arrowheads_20_1" draw:marker-end-width="0.1181in" draw:marker-end-center="false" draw:fill="solid" draw:fill-color="#0099ff" draw:fill-gradient-name="Gradient_20_7" draw:fill-hatch-name="Hatch_20_5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0" style:family="graphic">
      <style:graphic-properties draw:stroke="none" draw:stroke-dash="Dash_20_46" svg:stroke-width="0in" svg:stroke-color="#000000" draw:marker-start="" draw:marker-start-width="0.1181in" draw:marker-start-center="false" draw:marker-end="" draw:marker-end-width="0.1181in" draw:marker-end-center="false" draw:fill="none" draw:fill-color="#ffffff" draw:fill-gradient-name="Gradient_20_7" draw:fill-hatch-name="Hatch_20_51" draw:fill-image-name="Bitmape_20_5" draw:fill-image-width="0in" draw:fill-image-height="0in" fo:min-height="0.25in" fo:padding-top="0.0492in" fo:padding-bottom="0.0492in" fo:padding-left="0.0984in" fo:padding-right="0.0984in" draw:shadow="hidden" draw:shadow-offset-x="0.1201in" draw:shadow-offset-y="0.1201in" draw:shadow-color="#808080" style:run-through="foreground"/>
    </style:style>
    <style:style style:name="gr51" style:family="graphic">
      <style:graphic-properties draw:stroke="solid" draw:stroke-dash="Dash_20_47" svg:stroke-width="0in" svg:stroke-color="#000000" draw:marker-start="" draw:marker-start-width="0.1181in" draw:marker-start-center="false" draw:marker-end="" draw:marker-end-width="0.1181in" draw:marker-end-center="false" draw:fill="solid" draw:fill-color="#99ccff" draw:fill-gradient-name="Gradient_20_7" draw:fill-hatch-name="Hatch_20_52"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2" style:family="graphic">
      <style:graphic-properties draw:stroke="solid" draw:stroke-dash="Dash_20_48" svg:stroke-width="0in" svg:stroke-color="#000000" draw:marker-start="" draw:marker-start-width="0.1181in" draw:marker-start-center="false" draw:marker-end="" draw:marker-end-width="0.1181in" draw:marker-end-center="false" draw:fill="solid" draw:fill-color="#99ccff" draw:fill-gradient-name="Gradient_20_7" draw:fill-hatch-name="Hatch_20_53"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3" style:family="graphic">
      <style:graphic-properties draw:stroke="solid" draw:stroke-dash="Dash_20_49" svg:stroke-width="0in" svg:stroke-color="#000000" draw:marker-start="" draw:marker-start-width="0.1181in" draw:marker-start-center="false" draw:marker-end="" draw:marker-end-width="0.1181in" draw:marker-end-center="false" draw:fill="solid" draw:fill-color="#99ccff" draw:fill-gradient-name="Gradient_20_7" draw:fill-hatch-name="Hatch_20_54"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4" style:family="graphic">
      <style:graphic-properties draw:stroke="solid" draw:stroke-dash="Dash_20_50"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5" style:family="graphic">
      <style:graphic-properties draw:stroke="solid" draw:stroke-dash="Dash_20_51"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6" style:family="graphic">
      <style:graphic-properties draw:stroke="solid" draw:stroke-dash="Dash_20_52" svg:stroke-width="0in" svg:stroke-color="#000000" draw:marker-start="" draw:marker-start-width="0.1181in" draw:marker-start-center="false" draw:marker-end="" draw:marker-end-width="0.1181in" draw:marker-end-center="false" draw:fill="hatch" draw:fill-color="#99ccff" draw:fill-gradient-name="Gradient_20_7" draw:fill-hatch-name="Black_20_45_20_Degrees"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57" style:family="graphic">
      <style:graphic-properties draw:stroke="none" draw:stroke-dash="Dash_20_53" svg:stroke-width="0in" svg:stroke-color="#000000" draw:marker-start="" draw:marker-start-width="0.1181in" draw:marker-start-center="false" draw:marker-end="" draw:marker-end-width="0.1181in" draw:marker-end-center="false" draw:fill="none" draw:fill-color="#ffffff" draw:fill-gradient-name="Gradient_20_7" draw:fill-hatch-name="Hatch_20_55"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58" style:family="graphic">
      <style:graphic-properties draw:stroke="none" draw:stroke-dash="Dash_20_54" svg:stroke-width="0in" svg:stroke-color="#000000" draw:marker-start="" draw:marker-start-width="0.1181in" draw:marker-start-center="false" draw:marker-end="" draw:marker-end-width="0.1181in" draw:marker-end-center="false" draw:fill="none" draw:fill-color="#ffffff" draw:fill-gradient-name="Gradient_20_7" draw:fill-hatch-name="Hatch_20_56"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59" style:family="graphic">
      <style:graphic-properties draw:stroke="none" draw:stroke-dash="Dash_20_55" svg:stroke-width="0in" svg:stroke-color="#000000" draw:marker-start="" draw:marker-start-width="0.1181in" draw:marker-start-center="false" draw:marker-end="" draw:marker-end-width="0.1181in" draw:marker-end-center="false" draw:fill="none" draw:fill-color="#ffffff" draw:fill-gradient-name="Gradient_20_7" draw:fill-hatch-name="Hatch_20_57" draw:fill-image-name="Bitmape_20_5" draw:fill-image-width="0in" draw:fill-image-height="0in" draw:textarea-horizontal-align="left" draw:auto-grow-height="true" draw:auto-grow-width="false" fo:min-height="0in" fo:min-width="0.8035in" fo:padding-top="0.0492in" fo:padding-bottom="0.0492in" fo:padding-left="0.0984in" fo:padding-right="0.0984in" draw:shadow="hidden" draw:shadow-offset-x="0.1201in" draw:shadow-offset-y="0.1201in" draw:shadow-color="#808080" style:run-through="foreground"/>
    </style:style>
    <style:style style:name="gr60"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58"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1"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59"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2"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60"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style:style style:name="gr63" style:family="graphic">
      <style:graphic-properties draw:stroke="dash" draw:stroke-dash="Ultrafine_20_Dashed" svg:stroke-width="0in" svg:stroke-color="#000000" draw:marker-start="" draw:marker-start-width="0.1181in" draw:marker-start-center="false" draw:marker-end="" draw:marker-end-width="0.1181in" draw:marker-end-center="false" draw:fill="solid" draw:fill-color="#99ccff" draw:fill-gradient-name="Gradient_20_7" draw:fill-hatch-name="Hatch_20_61" draw:fill-image-name="Bitmape_20_5" draw:fill-image-width="0in" draw:fill-image-height="0in" draw:textarea-horizontal-align="center" draw:textarea-vertical-align="middle" fo:padding-top="0.0492in" fo:padding-bottom="0.0492in" fo:padding-left="0.0984in" fo:padding-right="0.0984in" draw:shadow="hidden" draw:shadow-offset-x="0.1201in" draw:shadow-offset-y="0.1201in" draw:shadow-color="#808080" style:run-through="foreground"/>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Standard"/>
      <text:p text:style-name="Standard">Design of the DX Operating System</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Date</text:p>
          </table:table-cell>
          <table:table-cell table:style-name="Table1.B1" office:value-type="string">
            <text:p text:style-name="P1">Changes</text:p>
          </table:table-cell>
        </table:table-row>
        <table:table-row table:style-name="Table1.1">
          <table:table-cell table:style-name="Table1.A2" office:value-type="string">
            <text:p text:style-name="P1">May 30, 2008</text:p>
          </table:table-cell>
          <table:table-cell table:style-name="Table1.B2" office:value-type="string">
            <text:p text:style-name="P1">Initial skeleton (rewrite from old design). <text:s/>Discussion of basic abstractions.</text:p>
          </table:table-cell>
        </table:table-row>
        <table:table-row table:style-name="Table1.1">
          <table:table-cell table:style-name="Table1.A2" office:value-type="string">
            <text:p text:style-name="P1">June 3, 2008</text:p>
          </table:table-cell>
          <table:table-cell table:style-name="Table1.B2" office:value-type="string">
            <text:p text:style-name="P1">Filled-in HAL details, mostly copied from old design document.</text:p>
          </table:table-cell>
        </table:table-row>
        <table:table-row table:style-name="Table1.1">
          <table:table-cell table:style-name="Table1.A2" office:value-type="string">
            <text:p text:style-name="P1">June 17, 2008</text:p>
          </table:table-cell>
          <table:table-cell table:style-name="Table1.B2" office:value-type="string">
            <text:p text:style-name="P1">Basic discussion of the I/O Manager and messaging details.</text:p>
          </table:table-cell>
        </table:table-row>
        <table:table-row table:style-name="Table1.1">
          <table:table-cell table:style-name="Table1.A2" office:value-type="string">
            <text:p text:style-name="P1">June 18, 2008</text:p>
          </table:table-cell>
          <table:table-cell table:style-name="Table1.B2" office:value-type="string">
            <text:p text:style-name="P1">More discussion around scheduling + context switches. <text:s/>Filled-in the IDT contents.</text:p>
          </table:table-cell>
        </table:table-row>
        <table:table-row table:style-name="Table1.1">
          <table:table-cell table:style-name="Table1.A2" office:value-type="string">
            <text:p text:style-name="P1">June 20, 2008</text:p>
          </table:table-cell>
          <table:table-cell table:style-name="Table1.B2" office:value-type="string">
            <text:p text:style-name="P1">Filled-in Thread Manager details.</text:p>
          </table:table-cell>
        </table:table-row>
        <table:table-row table:style-name="Table1.1">
          <table:table-cell table:style-name="Table1.A2" office:value-type="string">
            <text:p text:style-name="P1">June 21, 2008</text:p>
          </table:table-cell>
          <table:table-cell table:style-name="Table1.B2" office:value-type="string">
            <text:p text:style-name="P1">Clarified some of the I/O Manager scheduling logic. <text:s/>Added section on Mailbox Manager.</text:p>
          </table:table-cell>
        </table:table-row>
        <table:table-row table:style-name="Table1.1">
          <table:table-cell table:style-name="Table1.A2" office:value-type="string">
            <text:p text:style-name="P1">August 26, 2008</text:p>
          </table:table-cell>
          <table:table-cell table:style-name="Table1.B2" office:value-type="string">
            <text:p text:style-name="P1">Various updates to reflect design changes. <text:s/>Removed support for multiple mailboxes per thread. <text:s/>Removed the Mailbox Manager subsystem. <text:s/>Added section on dedicated kernel threads. <text:s/>Miscellaneous other cleanup.</text:p>
          </table:table-cell>
        </table:table-row>
        <table:table-row table:style-name="Table1.1">
          <table:table-cell table:style-name="Table1.A2" office:value-type="string">
            <text:p text:style-name="P1">September 12, 2008</text:p>
          </table:table-cell>
          <table:table-cell table:style-name="Table1.B2" office:value-type="string">
            <text:p text:style-name="P1">Added some details on the different memory pools/heaps; and some basic discussion of the address space layout.</text:p>
          </table:table-cell>
        </table:table-row>
        <table:table-row table:style-name="Table1.1">
          <table:table-cell table:style-name="Table1.A2" office:value-type="string">
            <text:p text:style-name="P1">September 30, 2008</text:p>
          </table:table-cell>
          <table:table-cell table:style-name="Table1.B2" office:value-type="string">
            <text:p text:style-name="P1">Expanded discussion of address space management. <text:s/>Added section on memory allocation operators.</text:p>
          </table:table-cell>
        </table:table-row>
        <table:table-row table:style-name="Table1.1">
          <table:table-cell table:style-name="Table1.A2" office:value-type="string">
            <text:p text:style-name="P1">December 23, 2008</text:p>
          </table:table-cell>
          <table:table-cell table:style-name="Table1.B2" office:value-type="string">
            <text:p text:style-name="P1">Removed references to the boot heap. <text:s/>Corrected some memory management + address space details. <text:s/>Added discussion of TSS, page frame management, shared frames, boot sequence and ramdisk.</text:p>
          </table:table-cell>
        </table:table-row>
        <table:table-row table:style-name="Table1.1">
          <table:table-cell table:style-name="Table1.A2" office:value-type="string">
            <text:p text:style-name="P1">January 30, 2009</text:p>
          </table:table-cell>
          <table:table-cell table:style-name="Table1.B2" office:value-type="string">
            <text:p text:style-name="P1">Minor cleanup to the section on memory management. <text:s/>Clarified the requirement for kernel threads vs. dedicated address spaces. <text:s/>Clarified some shared-frame and copy-on-write behavior.</text:p>
          </table:table-cell>
        </table:table-row>
        <table:table-row table:style-name="Table1.1">
          <table:table-cell table:style-name="Table1.A13" office:value-type="string">
            <text:p text:style-name="P1"/>
          </table:table-cell>
          <table:table-cell table:style-name="Table1.B13" office:value-type="string">
            <text:p text:style-name="P1">Misc cleanup. <text:s/>Corrected some interrupt vectors. <text:s/>Added some details on system calls. <text:s/>Fixed some code references. <text:s/>Removed some unnecessary implementation details.</text:p>
          </table:table-cell>
        </table:table-row>
        <table:table-row table:style-name="Table1.1">
          <table:table-cell table:style-name="Table1.A14" office:value-type="float" office:value="40030">
            <text:p text:style-name="P1">August 5, 2009</text:p>
          </table:table-cell>
          <table:table-cell table:style-name="Table1.B13" office:value-type="string">
            <text:p text:style-name="P1">Cleaned up section on interrupt management. <text:s/>Added discussion of Device Proxy subsystem. <text:s/>Corrected some of the details around address space layout.</text:p>
          </table:table-cell>
        </table:table-row>
        <table:table-row table:style-name="Table1.1">
          <table:table-cell table:style-name="Table1.A14" office:value-type="float" office:value="0">
            <text:p text:style-name="P1">August 11, 2009</text:p>
          </table:table-cell>
          <table:table-cell table:style-name="Table1.B13" office:value-type="string">
            <text:p text:style-name="P1">Added section on user libraries + system calls. <text:s/>Added various figures. <text:s/>Minor cleanup.</text:p>
          </table:table-cell>
        </table:table-row>
        <table:table-row table:style-name="Table1.1">
          <table:table-cell table:style-name="Table1.A14" office:value-type="float" office:value="0">
            <text:p text:style-name="P1">October 30, 2009</text:p>
          </table:table-cell>
          <table:table-cell table:style-name="Table1.B13" office:value-type="string">
            <text:p text:style-name="P1">Added appendix on locking hierarchy. <text:s/>Merged idle thread + null thread. <text:s/>Clarified allocation requirements of message objects.</text:p>
          </table:table-cell>
        </table:table-row>
        <table:table-row table:style-name="Table1.1">
          <table:table-cell table:style-name="Table1.A14" office:value-type="float" office:value="0">
            <text:p text:style-name="P1">November 2, 2009</text:p>
          </table:table-cell>
          <table:table-cell table:style-name="Table1.B13" office:value-type="string">
            <text:p text:style-name="P1">Corrected and expanded the section on thread ids. <text:s/>Added some system call details. <text:s/>Added appendix on system call details/parameters.</text:p>
          </table:table-cell>
        </table:table-row>
        <table:table-row table:style-name="Table1.1">
          <table:table-cell table:style-name="Table1.A14" office:value-type="float" office:value="0">
            <text:p text:style-name="P1">November 4, 2009</text:p>
          </table:table-cell>
          <table:table-cell table:style-name="Table1.B13" office:value-type="string">
            <text:p text:style-name="P1">Added 'flags' arguments to EXPAND_ADDRESS_SPACE and MAP_DEVICE system calls.</text:p>
          </table:table-cell>
        </table:table-row>
      </table:table>
      <text:p text:style-name="Standard"/>
      <text:p text:style-name="Standard"/>
      <text:p text:style-name="Standard"/>
      <text:h text:style-name="Heading_20_1" text:outline-level="1"><text:bookmark-start text:name="_Ref207552982"/>Overview<text:bookmark-end text:name="_Ref207552982"/></text:h>
      <text:p text:style-name="Standard">This document describes the design and implementation of the DX operating system. <text:s/>More specifically, it covers: the underlying OS kernel; basic hardware management; kernel-user interaction; and key user-level components.</text:p>
      <text:p text:style-name="Standard"/>
      <text:h text:style-name="Heading_20_2" text:outline-level="2">System Overview</text:h>
      <text:p text:style-name="Standard">The DX OS implements a fairly “typical” design:</text:p>
      <text:list xml:id="list35589178" text:style-name="L1">
        <text:list-item>
          <text:p text:style-name="P10">A micro-kernel in kernel space.</text:p>
        </text:list-item>
        <text:list-item>
          <text:p text:style-name="P10">A variety of system services executing in user space.</text:p>
        </text:list-item>
        <text:list-item>
          <text:p text:style-name="P10"><text:soft-page-break/>Various user applications also executing in user space.</text:p>
        </text:list-item>
      </text:list>
      <text:p text:style-name="Standard"/>
      <text:p text:style-name="Standard">The kernel includes a few device drivers for configuring some of the key hardware components; but the majority of drivers live in user space.</text:p>
      <text:p text:style-name="Standard"/>
      <text:p text:style-name="Standard"/>
      <text:p text:style-name="Standard"><draw:frame draw:style-name="fr1" draw:name="Frame1" text:anchor-type="paragraph" svg:x="-0.052in" svg:y="0.0854in" svg:width="6.002in" draw:z-index="0"><draw:text-box fo:min-height="3.0075in"><text:p text:style-name="Drawing"><draw:g text:anchor-type="paragraph" draw:z-index="1" draw:style-name="gr1"><draw:rect draw:style-name="gr2" draw:text-style-name="P38" svg:width="1.0004in" svg:height="0.5004in" svg:x="4.2642in" svg:y="1.25in"><text:p/></draw:rect><draw:rect draw:style-name="gr3" draw:text-style-name="P40" svg:width="3.0004in" svg:height="0.7449in" svg:x="1.0008in" svg:y="1.261in"><text:p text:style-name="P39"><text:span text:style-name="T7">Kernel</text:span></text:p></draw:rect><draw:rect draw:style-name="gr4" draw:text-style-name="P38" svg:width="1.0004in" svg:height="0.5004in" svg:x="4.3925in" svg:y="1.398in"><text:p/></draw:rect><draw:rect draw:style-name="gr5" draw:text-style-name="P40" svg:width="1.0004in" svg:height="0.5004in" svg:x="4.5008in" svg:y="1.5055in"><text:p text:style-name="P39"><text:span text:style-name="T7">Device</text:span></text:p><text:p text:style-name="P39"><text:span text:style-name="T7">Drivers</text:span></text:p></draw:rect><draw:rect draw:style-name="gr6" draw:text-style-name="P38" svg:width="1.0004in" svg:height="0.5004in" svg:x="1.0008in" svg:y="0in"><text:p/></draw:rect><draw:rect draw:style-name="gr7" draw:text-style-name="P38" svg:width="1.0004in" svg:height="0.5004in" svg:x="1.1291in" svg:y="0.148in"><text:p/></draw:rect><draw:rect draw:style-name="gr8" draw:text-style-name="P40" svg:width="1.0004in" svg:height="0.5004in" svg:x="1.2374in" svg:y="0.2555in"><text:p text:style-name="P39"><text:span text:style-name="T7">User</text:span></text:p><text:p text:style-name="P39"><text:span text:style-name="T7">Applications</text:span></text:p></draw:rect><draw:rect draw:style-name="gr9" draw:text-style-name="P38" svg:width="1.0004in" svg:height="0.5004in" svg:x="2.5142in" svg:y="0in"><text:p/></draw:rect><draw:rect draw:style-name="gr10" draw:text-style-name="P38" svg:width="1.0004in" svg:height="0.5004in" svg:x="2.6425in" svg:y="0.148in"><text:p/></draw:rect><draw:rect draw:style-name="gr11" draw:text-style-name="P40" svg:width="1.0004in" svg:height="0.5004in" svg:x="2.7508in" svg:y="0.2555in"><text:p text:style-name="P39"><text:span text:style-name="T7">System</text:span></text:p><text:p text:style-name="P39"><text:span text:style-name="T7">Services</text:span></text:p></draw:rect><draw:rect draw:style-name="gr12" draw:text-style-name="P38" svg:width="1.0004in" svg:height="0.5004in" svg:x="4.0142in" svg:y="0.0055in"><text:p/></draw:rect><draw:rect draw:style-name="gr13" draw:text-style-name="P38" svg:width="1.0004in" svg:height="0.5004in" svg:x="4.1425in" svg:y="0.1535in"><text:p/></draw:rect><draw:rect draw:style-name="gr14" draw:text-style-name="P40" svg:width="1.0004in" svg:height="0.5004in" svg:x="4.2508in" svg:y="0.261in"><text:p text:style-name="P39"><text:span text:style-name="T7">Device</text:span></text:p><text:p text:style-name="P39"><text:span text:style-name="T7">Drivers</text:span></text:p></draw:rect><draw:rect draw:style-name="gr15" draw:text-style-name="P40" svg:width="4.5004in" svg:height="0.5004in" svg:x="1.0008in" svg:y="2.5055in"><text:p text:style-name="P39"><text:span text:style-name="T7">Hardware Platform</text:span></text:p></draw:rect><draw:line draw:style-name="gr16" draw:text-style-name="P38" svg:x1="6.0008in" svg:y1="2.2555in" svg:x2="0.5008in" svg:y2="2.2555in"><text:p/></draw:line><draw:line draw:style-name="gr17" draw:text-style-name="P38" svg:x1="6.0008in" svg:y1="1.0055in" svg:x2="0.5008in" svg:y2="1.0055in"><text:p/></draw:line><draw:frame draw:style-name="gr18" draw:text-style-name="P42" svg:width="1.2504in" svg:height="0.2661in" svg:x="0.0008in" svg:y="1.0035in"><draw:text-box><text:p text:style-name="P41"><text:span text:style-name="T8">Kernel space</text:span></text:p></draw:text-box></draw:frame><draw:frame draw:style-name="gr19" draw:text-style-name="P42" svg:width="1.0004in" svg:height="0.2661in" svg:x="0.0008in" svg:y="0.7535in"><draw:text-box><text:p text:style-name="P41"><text:span text:style-name="T8">User space</text:span></text:p></draw:text-box></draw:frame><draw:line draw:style-name="gr20" draw:text-style-name="P38" svg:x1="0.5008in" svg:y1="1.2555in" svg:x2="0.5008in" svg:y2="1.5055in"><text:p/></draw:line><draw:line draw:style-name="gr21" draw:text-style-name="P38" svg:x1="0.5008in" svg:y1="0.5055in" svg:x2="0.5008in" svg:y2="0.7555in"><text:p/></draw:line><draw:frame draw:style-name="gr22" draw:text-style-name="P42" svg:width="1.2504in" svg:height="0.2661in" svg:x="0.0016in" svg:y="2.2634in"><draw:text-box><text:p text:style-name="P41"><text:span text:style-name="T8">Hardware</text:span></text:p></draw:text-box></draw:frame><draw:frame draw:style-name="gr23" draw:text-style-name="P42" svg:width="1.0004in" svg:height="0.2661in" svg:x="0.0016in" svg:y="2.0134in"><draw:text-box><text:p text:style-name="P41"><text:span text:style-name="T8">Software</text:span></text:p></draw:text-box></draw:frame><draw:line draw:style-name="gr24" draw:text-style-name="P38" svg:x1="0.5012in" svg:y1="2.5154in" svg:x2="0.5012in" svg:y2="2.7654in"><text:p/></draw:line><draw:line draw:style-name="gr25" draw:text-style-name="P38" svg:x1="0.5012in" svg:y1="1.7654in" svg:x2="0.5012in" svg:y2="2.0154in"><text:p/></draw:line></draw:g>Drawing <text:sequence text:ref-name="refDrawing0" text:name="Drawing" text:formula="ooow:Drawing+1" style:num-format="1">1</text:sequence>: Basic system decomposition</text:p></draw:text-box></draw:frame></text:p>
      <text:p text:style-name="Standard"/>
      <text:p text:style-name="Standard"/>
      <text:h text:style-name="Heading_20_1" text:outline-level="1">Kernel</text:h>
      <text:h text:style-name="Heading_20_2" text:outline-level="2">Overview</text:h>
      <text:p text:style-name="Standard">DX is built around a message-passing micro-kernel. <text:s/>Different threads of execution communicate with one another by exchanging “messages”. <text:s/>This messaging facility is the core of the OS; and simultaneously provides the mechanisms for communication, scheduling and synchronization.</text:p>
      <text:p text:style-name="Standard"/>
      <text:p text:style-name="Standard">The kernel provides only message-passing and basic hardware management; all other system functionality is pushed out to user-level daemons. <text:s/>More specifically, the kernel provides:</text:p>
      <text:list xml:id="list35563780" text:style-name="L2">
        <text:list-item>
          <text:p text:style-name="P11">Low-level hardware management</text:p>
        </text:list-item>
        <text:list-item>
          <text:p text:style-name="P11">Message-passing facilities</text:p>
        </text:list-item>
        <text:list-item>
          <text:p text:style-name="P11">Scheduling</text:p>
        </text:list-item>
        <text:list-item>
          <text:p text:style-name="P11">Address space management + protection</text:p>
        </text:list-item>
      </text:list>
      <text:p text:style-name="Standard"/>
      <text:p text:style-name="Standard"/>
      <text:h text:style-name="Heading_20_2" text:outline-level="2">Basic Abstractions</text:h>
      <text:p text:style-name="Standard">The DX kernel supports three basic abstractions:</text:p>
      <text:list xml:id="list35576224" text:style-name="L3">
        <text:list-item>
          <text:p text:style-name="P12">Address spaces</text:p>
        </text:list-item>
        <text:list-item>
          <text:p text:style-name="P12">Messages</text:p>
        </text:list-item>
        <text:list-item>
          <text:p text:style-name="P12">Threads</text:p>
        </text:list-item>
      </text:list>
      <text:p text:style-name="Standard"/>
      <text:h text:style-name="Heading_20_3" text:outline-level="3"><text:soft-page-break/>Address Spaces</text:h>
      <text:p text:style-name="P2">An address space (class <text:span text:style-name="T1">address_space_c</text:span>) is the basic memory container and the basic memory protection mechanism. <text:s/>Threads, messages and other resources are all inherently “contained” within an address space. <text:s/>Messages are the only supported form of interaction/communication between address spaces.</text:p>
      <text:p text:style-name="Standard"/>
      <text:p text:style-name="Standard">An address space has the following attributes:</text:p>
      <text:list xml:id="list35568710" text:style-name="L4">
        <text:list-item>
          <text:p text:style-name="P13">A unique, 32-bit id. <text:s/>An address space id uniquely identifies one specific address space within the system. <text:s/>Address space ids are globally visible (i.e., visible to all threads in all address spaces). <text:s/>No two address spaces ever simultaneously share the same id.</text:p>
        </text:list-item>
        <text:list-item>
          <text:p text:style-name="P13">A hardware-defined Page Directory/Table hierarchy.</text:p>
        </text:list-item>
        <text:list-item>
          <text:p text:style-name="P13">Possibly, a hardware-defined I/O bitmap. <text:s/>This bitmap, if present, specifies which I/O ports are available to threads within this address space (see section <text:bookmark-ref text:reference-format="chapter" text:ref-name="_Ref217835059">2.3.1.4</text:bookmark-ref>). <text:s/>This bitmap is typically only required for device drivers running in user space..</text:p>
        </text:list-item>
        <text:list-item>
          <text:p text:style-name="P13">A reference count.</text:p>
        </text:list-item>
        <text:list-item>
          <text:p text:style-name="P13">A list of shared frames – physical page frames, mapped into this address space, that are also visible (shared) from other address spaces.</text:p>
        </text:list-item>
        <text:list-item>
          <text:p text:style-name="P13">A pool of blocks for mapping the payloads of incoming messages.</text:p>
        </text:list-item>
      </text:list>
      <text:p text:style-name="Standard"/>
      <text:p text:style-name="Standard"/>
      <text:h text:style-name="Heading_20_3" text:outline-level="3"><text:bookmark-start text:name="_Ref217833837"/>Messages<text:bookmark-end text:name="_Ref217833837"/></text:h>
      <text:p text:style-name="Standard">A message (class m<text:span text:style-name="T1">essage_c</text:span>) is the primary unit of communication. <text:s/>Threads within the same address space may communicate either via messages or via shared-memory, but all cross-address space communication is built on top of the message facility.</text:p>
      <text:p text:style-name="Standard"><text:s/></text:p>
      <text:p text:style-name="Standard">Each message is comprised of:</text:p>
      <text:list xml:id="list35578582" text:style-name="L5">
        <text:list-item>
          <text:p text:style-name="P14">A handle to source thread. <text:s/>This is essentially the “return address” of the thread that sent the message; and allows the recipient to reply directly back to the sender, if necessary.</text:p>
        </text:list-item>
        <text:list-item>
          <text:p text:style-name="P14">A handle to the destination thread. <text:s/>This is the thread to which the message should be delivered.</text:p>
        </text:list-item>
        <text:list-item>
          <text:p text:style-name="P14">The message type. <text:s/>This allows the recipient to determine the format of the payload, if any.</text:p>
        </text:list-item>
        <text:list-item>
          <text:p text:style-name="P14">Some control information. <text:s/>The control data indicates:</text:p>
        </text:list-item>
        <text:list-item>
          <text:p text:style-name="P35">Whether the sender is waiting for a response to this message</text:p>
        </text:list-item>
        <text:list-item>
          <text:p text:style-name="P35">An arbitrary sequence number for matching requests + responses</text:p>
        </text:list-item>
      </text:list>
      <text:p text:style-name="Standard"/>
      <text:p text:style-name="Standard">The kernel supports three message subtypes:</text:p>
      <text:list xml:id="list35569622" text:style-name="L6">
        <text:list-item>
          <text:p text:style-name="P15">“Small messages” (class <text:span text:style-name="T2">small_message_c</text:span>) contain only a single word of payload data.</text:p>
        </text:list-item>
        <text:list-item>
          <text:p text:style-name="P15">“Medium messages” (class <text:span text:style-name="T2">medium_message_c</text:span>) contain up to 128 bytes of payload data.</text:p>
        </text:list-item>
        <text:list-item>
          <text:p text:style-name="P15">“Large messages” (class <text:span text:style-name="T2">large_message_c</text:span>) contain one or more pages of payload data.</text:p>
        </text:list-item>
      </text:list>
      <text:p text:style-name="Standard"/>
      <text:p text:style-name="Standard"/>
      <text:h text:style-name="Heading_20_3" text:outline-level="3">Threads</text:h>
      <text:p text:style-name="Standard">A thread (class t<text:span text:style-name="T1">hread_c</text:span>) is the basic unit of execution and scheduling. <text:s/>A thread may execute exclusively in kernel-space; exclusively in user-space; or a combination of both.</text:p>
      <text:p text:style-name="Standard"/>
      <text:p text:style-name="Standard">Each thread has the following attributes:</text:p>
      <text:list xml:id="list35570241" text:style-name="L7">
        <text:list-item>
          <text:p text:style-name="P16">An address space. <text:s/>Each thread is contained within a specific address space which provides the memory context for that thread. <text:s/>An address space may contain more than one thread; but each thread has exactly one parent address space.</text:p>
        </text:list-item>
        <text:list-item>
          <text:p text:style-name="P16"><text:soft-page-break/>A unique, 32-bit id. <text:s/>A thread id uniquely identifies one specific thread within the system. <text:s/>Thread ids are globally visible (i.e., visible to all threads in all address spaces). <text:s/>No two threads ever simultaneously share the same thread id.</text:p>
        </text:list-item>
        <text:list-item>
          <text:p text:style-name="P16">A queue of incoming messages (the thread’s “mailbox”).</text:p>
        </text:list-item>
        <text:list-item>
          <text:p text:style-name="P16">A mask of capabilities (permissions).</text:p>
        </text:list-item>
        <text:list-item>
          <text:p text:style-name="P16">A kernel-mode stack. <text:s/>This is the stack used when the thread is operating in kernel-space.</text:p>
        </text:list-item>
        <text:list-item>
          <text:p text:style-name="P16">A reference count.</text:p>
        </text:list-item>
        <text:list-item>
          <text:p text:style-name="P16">A pre-allocated page for supporting copy-on-write. <text:s/>If/whenever the thread takes a copy-on-write fault, it can use this page to temporarily map the contents of the faulting page.</text:p>
        </text:list-item>
      </text:list>
      <text:p text:style-name="Standard"/>
      <text:p text:style-name="Standard"/>
      <text:h text:style-name="Heading_20_2" text:outline-level="2">Kernel Subsystems</text:h>
      <text:p text:style-name="Standard">The kernel is composed of five subsystems:</text:p>
      <text:list xml:id="list35589230" text:style-name="L8">
        <text:list-item>
          <text:p text:style-name="P17">The HAL provides basic hardware management + hardware-specific primitives.</text:p>
        </text:list-item>
        <text:list-item>
          <text:p text:style-name="P17">The I/O Manager provides message-passing and scheduling.</text:p>
        </text:list-item>
        <text:list-item>
          <text:p text:style-name="P17">The Thread Manager creates + destroys threads.</text:p>
        </text:list-item>
        <text:list-item>
          <text:p text:style-name="P17">The Memory Manager provides basic in-kernel memory allocation; and address space management.</text:p>
        </text:list-item>
        <text:list-item>
          <text:p text:style-name="P17">The Device Proxy exposes hardware resources out to user mode drivers.</text:p>
        </text:list-item>
      </text:list>
      <text:p text:style-name="Standard"/>
      <text:p text:style-name="Standard">The subsystems are organized into three layers of functionality, mainly for simplicity and clear separation of concerns. <text:s/>A kernel subsystem may invoke any other subsystem at its own level; any subsystem “beneath” it; but may not invoke subsystems “above” it. <text:s/>For example, the I/O Manager can invoke any other subsystem except the Device Proxy.</text:p>
      <text:p text:style-name="Standard">.</text:p>
      <text:p text:style-name="Standard"/>
      <text:p text:style-name="Standard"/>
      <text:p text:style-name="Standard"><draw:frame draw:style-name="fr1" draw:name="Frame2" text:anchor-type="paragraph" svg:x="0in" svg:y="0in" svg:width="6.502in" draw:z-index="2"><draw:text-box fo:min-height="4.502in"><text:p text:style-name="Drawing"><draw:g text:anchor-type="paragraph" draw:z-index="3" draw:style-name="gr26"><draw:rect draw:style-name="gr27" draw:text-style-name="P40" svg:width="3.5004in" svg:height="0.5004in" svg:x="0.0008in" svg:y="2.75in"><text:p text:style-name="P39"><text:span text:style-name="T7">HAL</text:span></text:p></draw:rect><draw:rect draw:style-name="gr28" draw:text-style-name="P40" svg:width="1.0004in" svg:height="0.5004in" svg:x="3.5008in" svg:y="2.75in"><text:p text:style-name="P39"><text:span text:style-name="T7">Drivers</text:span></text:p></draw:rect><draw:rect draw:style-name="gr29" draw:text-style-name="P40" svg:width="1.5004in" svg:height="0.5004in" svg:x="0.0008in" svg:y="2in"><text:p text:style-name="P39"><text:span text:style-name="T7">I/O Manager</text:span></text:p></draw:rect><draw:rect draw:style-name="gr30" draw:text-style-name="P40" svg:width="1.5004in" svg:height="0.5004in" svg:x="1.5008in" svg:y="2in"><text:p text:style-name="P39"><text:span text:style-name="T7">Thread Manager</text:span></text:p></draw:rect><draw:rect draw:style-name="gr31" draw:text-style-name="P40" svg:width="1.5004in" svg:height="0.5004in" svg:x="3.0008in" svg:y="2in"><text:p text:style-name="P39"><text:span text:style-name="T7">Memory Manager</text:span></text:p></draw:rect><draw:rect draw:style-name="gr32" draw:text-style-name="P40" svg:width="4.5004in" svg:height="0.5004in" svg:x="0.0008in" svg:y="1.25in"><text:p text:style-name="P39"><text:span text:style-name="T7">Device Proxy</text:span></text:p></draw:rect><draw:rect draw:style-name="gr33" draw:text-style-name="P40" svg:width="4.5004in" svg:height="0.5004in" svg:x="0.0008in" svg:y="4in"><text:p text:style-name="P39"><text:span text:style-name="T7">Hardware</text:span></text:p></draw:rect><draw:rect draw:style-name="gr34" draw:text-style-name="P40" svg:width="4.5004in" svg:height="0.5004in" svg:x="0.0008in" svg:y="0in"><text:p text:style-name="P39"><text:span text:style-name="T7">User Space</text:span></text:p></draw:rect><draw:custom-shape draw:style-name="gr35" draw:text-style-name="P43" svg:width="0.5004in" svg:height="2.0004in" svg:x="4.761in" svg:y="1.25in"><text:p/><draw:enhanced-geometry svg:viewBox="0 0 21600 21600" draw:glue-points="0 0 0 21600 21600 10800" draw:text-areas="0 ?f9 7800 ?f10" draw:type="right-brace" draw:modifiers="2049.04546349144 10823.3812241685"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36" draw:text-style-name="P44" svg:width="1.2504in" svg:height="0.4953in" svg:x="5.2508in" svg:y="2in"><draw:text-box><text:p text:style-name="P41"><text:span text:style-name="T7">Kernel subsystems</text:span></text:p></draw:text-box></draw:frame></draw:g>Drawing <text:sequence text:ref-name="refDrawing1" text:name="Drawing" text:formula="ooow:Drawing+1" style:num-format="1">2</text:sequence>: Basic kernel decomposition + subsystems</text:p></draw:text-box></draw:frame><text:soft-page-break/></text:p>
      <text:p text:style-name="Standard"/>
      <text:p text:style-name="Standard"/>
      <text:p text:style-name="Standard"/>
      <text:p text:style-name="Standard"/>
      <text:h text:style-name="Heading_20_3" text:outline-level="3">Hardware Abstraction Layer (HAL)</text:h>
      <table:table table:name="Table2" table:style-name="Table2">
        <table:table-column table:style-name="Table2.A"/>
        <table:table-column table:style-name="Table2.B"/>
        <table:table-row table:style-name="Table2.1">
          <table:table-cell table:style-name="Table2.A1" office:value-type="string">
            <text:p text:style-name="P1">Subsystem</text:p>
          </table:table-cell>
          <table:table-cell table:style-name="Table2.B1" office:value-type="string">
            <text:p text:style-name="P1">HAL</text:p>
          </table:table-cell>
        </table:table-row>
        <table:table-row table:style-name="Table2.1">
          <table:table-cell table:style-name="Table2.A1" office:value-type="string">
            <text:p text:style-name="P1">Purpose</text:p>
          </table:table-cell>
          <table:table-cell table:style-name="Table2.B1" office:value-type="string">
            <text:p text:style-name="P1">Lowest layer of the kernel. <text:s/>Hides low-level hardware, processor and system details. <text:s/>Encapsulates various x86 quirks and x86 registers/structures. <text:s/>Provides portability between uni- and multi-processor systems.</text:p>
          </table:table-cell>
        </table:table-row>
        <table:table-row table:style-name="Table2.1">
          <table:table-cell table:style-name="Table2.A1" table:number-rows-spanned="3" office:value-type="string">
            <text:p text:style-name="P1">Handles interrupts</text:p>
          </table:table-cell>
          <table:table-cell table:style-name="Table2.B1" office:value-type="string">
            <text:p text:style-name="P1">NMI (x86 vector 2)</text:p>
          </table:table-cell>
        </table:table-row>
        <table:table-row table:style-name="Table2.1">
          <table:covered-table-cell/>
          <table:table-cell table:style-name="Table2.B1" office:value-type="string">
            <text:p text:style-name="P1">Device not available (x86 vector 7)</text:p>
          </table:table-cell>
        </table:table-row>
        <table:table-row table:style-name="Table2.1">
          <table:covered-table-cell/>
          <table:table-cell table:style-name="Table2.B1" office:value-type="string">
            <text:p text:style-name="P1">Co-processor overrun (x86 vector 9)</text:p>
          </table:table-cell>
        </table:table-row>
        <table:table-row table:style-name="Table2.1">
          <table:table-cell table:style-name="Table2.A1" office:value-type="string">
            <text:p text:style-name="P1">Handle system calls</text:p>
          </table:table-cell>
          <table:table-cell table:style-name="Table2.B1" office:value-type="string">
            <text:p text:style-name="P1">None</text:p>
          </table:table-cell>
        </table:table-row>
        <table:table-row table:style-name="Table2.1">
          <table:table-cell table:style-name="Table2.A1" table:number-rows-spanned="5" office:value-type="string">
            <text:p text:style-name="P1">Kernel interfaces</text:p>
          </table:table-cell>
          <table:table-cell table:style-name="Table2.B1" office:value-type="string">
            <text:p text:style-name="P1">Management of x86-specific structures (e.g., the GDT, IDT, TSS, etc).</text:p>
          </table:table-cell>
        </table:table-row>
        <table:table-row table:style-name="Table2.1">
          <table:covered-table-cell/>
          <table:table-cell table:style-name="Table2.B1" office:value-type="string">
            <text:p text:style-name="P1">Low-level thread initialization and context switching</text:p>
          </table:table-cell>
        </table:table-row>
        <table:table-row table:style-name="Table2.1">
          <table:covered-table-cell/>
          <table:table-cell table:style-name="Table2.B1" office:value-type="string">
            <text:p text:style-name="P1">System/CPU management (e.g., reboot, shutdown, suspension, etc.)</text:p>
          </table:table-cell>
        </table:table-row>
        <table:table-row table:style-name="Table2.1">
          <table:covered-table-cell/>
          <table:table-cell table:style-name="Table2.B1" office:value-type="string">
            <text:p text:style-name="P1">Low-level memory management (e.g., manipulation of page tables, etc).</text:p>
          </table:table-cell>
        </table:table-row>
        <table:table-row table:style-name="Table2.1">
          <table:covered-table-cell/>
          <table:table-cell table:style-name="Table2.B1" office:value-type="string">
            <text:p text:style-name="P1">Synchronization primitives (e.g., spin-locks)</text:p>
          </table:table-cell>
        </table:table-row>
        <table:table-row table:style-name="Table2.1">
          <table:table-cell table:style-name="Table2.A12" office:value-type="string">
            <text:p text:style-name="P1">Spinlocks</text:p>
          </table:table-cell>
          <table:table-cell table:style-name="Table2.B12" office:value-type="string">
            <text:p text:style-name="P1">None</text:p>
          </table:table-cell>
        </table:table-row>
      </table:table>
      <text:p text:style-name="Standard"/>
      <text:p text:style-name="Standard"/>
      <text:h text:style-name="Heading_20_4" text:outline-level="4"><text:soft-page-break/>Global Descriptor Table</text:h>
      <text:p text:style-name="Standard">The HAL is responsible for initializing the Global Descriptor Table (GDT). <text:s/>The kernel uses a “flat” memory model and stack-based context switching (see section <text:bookmark-ref text:reference-format="number-no-superior" text:ref-name="__RefNumPara__41253806">2.3.1.5</text:bookmark-ref>), and therefore the GDT only contains a handful of entries. <text:s/>The HAL does not provide or define any LDT.</text:p>
      <text:p text:style-name="Standard"/>
      <text:p text:style-name="Standard">The contents of the GDT are described below. <text:s/>Unused GDT entries are marked as “not-present” and are omitted from the table below. <text:s/>All code descriptors are marked as non-conforming, execute-only, 32-bit segments with a base address of zero and a limit of 4GB (0xFFFFFFFF). <text:s/>All data descriptors are marked as read-write, 32-bit segments with a base address of zero and a limit of 4GB (0xFFFFFFFF).</text:p>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GDT Index</text:p>
          </table:table-cell>
          <table:table-cell table:style-name="Table3.A1" office:value-type="string">
            <text:p text:style-name="P3">Purpose</text:p>
          </table:table-cell>
          <table:table-cell table:style-name="Table3.A1" office:value-type="string">
            <text:p text:style-name="P3">Descriptor Privilege Level</text:p>
          </table:table-cell>
          <table:table-cell table:style-name="Table3.D1" office:value-type="string">
            <text:p text:style-name="P3">Associated selector</text:p>
          </table:table-cell>
        </table:table-row>
        <table:table-row table:style-name="Table3.1">
          <table:table-cell table:style-name="Table3.A2" office:value-type="string">
            <text:p text:style-name="P1">0</text:p>
          </table:table-cell>
          <table:table-cell table:style-name="Table3.A2" office:value-type="string">
            <text:p text:style-name="P1">NULL</text:p>
          </table:table-cell>
          <table:table-cell table:style-name="Table3.A2" office:value-type="string">
            <text:p text:style-name="P1">N/A</text:p>
          </table:table-cell>
          <table:table-cell table:style-name="Table3.D2" office:value-type="string">
            <text:p text:style-name="P1">0x00</text:p>
          </table:table-cell>
        </table:table-row>
        <table:table-row table:style-name="Table3.1">
          <table:table-cell table:style-name="Table3.A2" office:value-type="string">
            <text:p text:style-name="P1">1</text:p>
          </table:table-cell>
          <table:table-cell table:style-name="Table3.A2" office:value-type="string">
            <text:p text:style-name="P1">Kernel code</text:p>
          </table:table-cell>
          <table:table-cell table:style-name="Table3.A2" office:value-type="string">
            <text:p text:style-name="P1">0</text:p>
          </table:table-cell>
          <table:table-cell table:style-name="Table3.D2" office:value-type="string">
            <text:p text:style-name="P1">0x08</text:p>
          </table:table-cell>
        </table:table-row>
        <table:table-row table:style-name="Table3.1">
          <table:table-cell table:style-name="Table3.A2" office:value-type="string">
            <text:p text:style-name="P1">2</text:p>
          </table:table-cell>
          <table:table-cell table:style-name="Table3.A2" office:value-type="string">
            <text:p text:style-name="P1">Kernel data</text:p>
          </table:table-cell>
          <table:table-cell table:style-name="Table3.A2" office:value-type="string">
            <text:p text:style-name="P1">0</text:p>
          </table:table-cell>
          <table:table-cell table:style-name="Table3.D2" office:value-type="string">
            <text:p text:style-name="P1">0x10</text:p>
          </table:table-cell>
        </table:table-row>
        <table:table-row table:style-name="Table3.1">
          <table:table-cell table:style-name="Table3.A2" office:value-type="string">
            <text:p text:style-name="P1">3</text:p>
          </table:table-cell>
          <table:table-cell table:style-name="Table3.A2" office:value-type="string">
            <text:p text:style-name="P1">User code</text:p>
          </table:table-cell>
          <table:table-cell table:style-name="Table3.A2" office:value-type="string">
            <text:p text:style-name="P1">3</text:p>
          </table:table-cell>
          <table:table-cell table:style-name="Table3.D2" office:value-type="string">
            <text:p text:style-name="P1">0x18 @RPL?</text:p>
          </table:table-cell>
        </table:table-row>
        <table:table-row table:style-name="Table3.1">
          <table:table-cell table:style-name="Table3.A2" office:value-type="string">
            <text:p text:style-name="P1">4</text:p>
          </table:table-cell>
          <table:table-cell table:style-name="Table3.A2" office:value-type="string">
            <text:p text:style-name="P1">User data</text:p>
          </table:table-cell>
          <table:table-cell table:style-name="Table3.A2" office:value-type="string">
            <text:p text:style-name="P1">3</text:p>
          </table:table-cell>
          <table:table-cell table:style-name="Table3.D2" office:value-type="string">
            <text:p text:style-name="P1">0x20 @RPL?</text:p>
          </table:table-cell>
        </table:table-row>
        <table:table-row table:style-name="Table3.1">
          <table:table-cell table:style-name="Table3.A2" office:value-type="string">
            <text:p text:style-name="P1">5-7</text:p>
          </table:table-cell>
          <table:table-cell table:style-name="Table3.A2" office:value-type="string">
            <text:p text:style-name="P1">Unused</text:p>
          </table:table-cell>
          <table:table-cell table:style-name="Table3.A2" office:value-type="string">
            <text:p text:style-name="P1"/>
          </table:table-cell>
          <table:table-cell table:style-name="Table3.D2" office:value-type="string">
            <text:p text:style-name="P1"/>
          </table:table-cell>
        </table:table-row>
        <table:table-row table:style-name="Table3.1">
          <table:table-cell table:style-name="Table3.A2" office:value-type="string">
            <text:p text:style-name="P1">8</text:p>
          </table:table-cell>
          <table:table-cell table:style-name="Table3.A2" office:value-type="string">
            <text:p text:style-name="P1">Task/TSS for CPU0</text:p>
          </table:table-cell>
          <table:table-cell table:style-name="Table3.A2" office:value-type="string">
            <text:p text:style-name="P1">0? @@</text:p>
          </table:table-cell>
          <table:table-cell table:style-name="Table3.D2" office:value-type="string">
            <text:p text:style-name="P1">N/A</text:p>
          </table:table-cell>
        </table:table-row>
        <table:table-row table:style-name="Table3.1">
          <table:table-cell table:style-name="Table3.A2" office:value-type="string">
            <text:p text:style-name="P1">9-15</text:p>
          </table:table-cell>
          <table:table-cell table:style-name="Table3.A2" office:value-type="string">
            <text:p text:style-name="P1">Unused</text:p>
          </table:table-cell>
          <table:table-cell table:style-name="Table3.A2" office:value-type="string">
            <text:p text:style-name="P1"/>
          </table:table-cell>
          <table:table-cell table:style-name="Table3.D2" office:value-type="string">
            <text:p text:style-name="P1"/>
          </table:table-cell>
        </table:table-row>
      </table:table>
      <text:p text:style-name="Standard"/>
      <text:p text:style-name="Standard"/>
      <text:h text:style-name="Heading_20_4" text:outline-level="4"><text:bookmark-start text:name="_Ref201562930"/><text:bookmark-start text:name="__RefNumPara__35501684"/>Interrupt Descriptor Table<text:bookmark-end text:name="_Ref201562930"/><text:bookmark-end text:name="__RefNumPara__35501684"/></text:h>
      <text:p text:style-name="Standard">The HAL is also responsible for initializing the Interrupt Descriptor Table (IDT). <text:s/>The contents of the IDT are listed below. <text:s/>Unused IDT entries are marked as “not-present” and are omitted from the table below. <text:s/>The IDT contains only interrupt and trap gates; task gates are not used. <text:s/>All descriptors are 32-bit gates and refer to the kernel code selector. <text:s text:c="2"/>All interrupt gates have a Descriptor Privilege Level (DPL) of zero; all trap gates have a DPL of 3.</text:p>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3">Entry </text:p>
          </table:table-cell>
          <table:table-cell table:style-name="Table4.A1" office:value-type="string">
            <text:p text:style-name="P3">Source/Cause</text:p>
          </table:table-cell>
          <table:table-cell table:style-name="Table4.A1" office:value-type="string">
            <text:p text:style-name="P3">Gate type</text:p>
          </table:table-cell>
          <table:table-cell table:style-name="Table4.D1" office:value-type="string">
            <text:p text:style-name="P3">Handler on this entry</text:p>
          </table:table-cell>
        </table:table-row>
        <table:table-row table:style-name="Table4.1">
          <table:table-cell table:style-name="Table4.A2" office:value-type="string">
            <text:p text:style-name="P1">0</text:p>
          </table:table-cell>
          <table:table-cell table:style-name="Table4.A2" office:value-type="string">
            <text:p text:style-name="P1">80x86 Divide Error</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A2" office:value-type="string">
            <text:p text:style-name="P1">1</text:p>
          </table:table-cell>
          <table:table-cell table:style-name="Table4.A2" office:value-type="string">
            <text:p text:style-name="P1">80x86 Debug Step</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2</text:p>
          </table:table-cell>
          <table:table-cell table:style-name="Table4.A2" office:value-type="string">
            <text:p text:style-name="P1">80x86 NMI</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3</text:p>
          </table:table-cell>
          <table:table-cell table:style-name="Table4.A2" office:value-type="string">
            <text:p text:style-name="P1">80x86 Breakpoint</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4</text:p>
          </table:table-cell>
          <table:table-cell table:style-name="Table4.A2" office:value-type="string">
            <text:p text:style-name="P1">80x86 Overflow (INTO)</text:p>
          </table:table-cell>
          <table:table-cell table:style-name="Table4.A2" office:value-type="string">
            <text:p text:style-name="P1">Trap</text:p>
          </table:table-cell>
          <table:table-cell table:style-name="Table4.D2" office:value-type="string">
            <text:p text:style-name="P1"/>
          </table:table-cell>
        </table:table-row>
        <table:table-row table:style-name="Table4.1">
          <table:table-cell table:style-name="Table4.A2" office:value-type="string">
            <text:p text:style-name="P1">5</text:p>
          </table:table-cell>
          <table:table-cell table:style-name="Table4.A2" office:value-type="string">
            <text:p text:style-name="P1">80x86 Bounds Check</text:p>
          </table:table-cell>
          <table:table-cell table:style-name="Table4.A2" office:value-type="string">
            <text:p text:style-name="P1">Trap</text:p>
          </table:table-cell>
          <table:table-cell table:style-name="Table4.D2" office:value-type="string">
            <text:p text:style-name="P1">Memory Manager</text:p>
          </table:table-cell>
        </table:table-row>
        <table:table-row table:style-name="Table4.1">
          <table:table-cell table:style-name="Table4.A2" office:value-type="string">
            <text:p text:style-name="P1">6</text:p>
          </table:table-cell>
          <table:table-cell table:style-name="Table4.A2" office:value-type="string">
            <text:p text:style-name="P1">80x86 Invalid Opcode</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7</text:p>
          </table:table-cell>
          <table:table-cell table:style-name="Table4.A2" office:value-type="string">
            <text:p text:style-name="P1">80x86 Device not available</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8</text:p>
          </table:table-cell>
          <table:table-cell table:style-name="Table4.A2" office:value-type="string">
            <text:p text:style-name="P1">80x86 Double Fault</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9</text:p>
          </table:table-cell>
          <table:table-cell table:style-name="Table4.A2" office:value-type="string">
            <text:p text:style-name="P1">80x86 Coprocessor overrun</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0</text:p>
          </table:table-cell>
          <table:table-cell table:style-name="Table4.A2" office:value-type="string">
            <text:p text:style-name="P1">80x86 Invalid TSS</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1</text:p>
          </table:table-cell>
          <table:table-cell table:style-name="Table4.A2" office:value-type="string">
            <text:p text:style-name="P1">80x86 Segment Not Presen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2</text:p>
          </table:table-cell>
          <table:table-cell table:style-name="Table4.A2" office:value-type="string">
            <text:p text:style-name="P1">80x86 Stack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3</text:p>
          </table:table-cell>
          <table:table-cell table:style-name="Table4.A2" office:value-type="string">
            <text:p text:style-name="P1">80x86 General Protection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2" office:value-type="string">
            <text:p text:style-name="P1">14</text:p>
          </table:table-cell>
          <table:table-cell table:style-name="Table4.A2" office:value-type="string">
            <text:p text:style-name="P1">80x86 Page Fault</text:p>
          </table:table-cell>
          <table:table-cell table:style-name="Table4.A2" office:value-type="string">
            <text:p text:style-name="P1">Interrupt</text:p>
          </table:table-cell>
          <table:table-cell table:style-name="Table4.D2" office:value-type="string">
            <text:p text:style-name="P1">Memory Manager</text:p>
          </table:table-cell>
        </table:table-row>
        <table:table-row table:style-name="Table4.1">
          <table:table-cell table:style-name="Table4.A17" office:value-type="float" office:value="15">
            <text:p text:style-name="P1">15</text:p>
          </table:table-cell>
          <table:table-cell table:style-name="Table4.B17" office:value-type="string">
            <text:p text:style-name="P1">Reserved </text:p>
          </table:table-cell>
          <table:table-cell table:style-name="Table4.B17" office:value-type="string">
            <text:p text:style-name="P1">N/A</text:p>
          </table:table-cell>
          <table:table-cell table:style-name="Table4.D17" office:value-type="string">
            <text:p text:style-name="P1"/>
          </table:table-cell>
        </table:table-row>
        <table:table-row table:style-name="Table4.1">
          <table:table-cell table:style-name="Table4.A18" office:value-type="float" office:value="16">
            <text:p text:style-name="P1">16</text:p>
          </table:table-cell>
          <table:table-cell table:style-name="Table4.A2" office:value-type="string">
            <text:p text:style-name="P1">80x86 Floating Point Error</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7</text:p>
          </table:table-cell>
          <table:table-cell table:style-name="Table4.A2" office:value-type="string">
            <text:p text:style-name="P1">80x86 Alignment Check</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A2" office:value-type="string">
            <text:p text:style-name="P1">18</text:p>
          </table:table-cell>
          <table:table-cell table:style-name="Table4.A2" office:value-type="string">
            <text:p text:style-name="P1">80x86 Machine Check</text:p>
          </table:table-cell>
          <table:table-cell table:style-name="Table4.A2" office:value-type="string">
            <text:p text:style-name="P1">Interrupt</text:p>
          </table:table-cell>
          <table:table-cell table:style-name="Table4.D2" office:value-type="string">
            <text:p text:style-name="P1">HAL</text:p>
          </table:table-cell>
        </table:table-row>
        <table:table-row table:style-name="Table4.1">
          <table:table-cell table:style-name="Table4.A2" office:value-type="string">
            <text:p text:style-name="P1">19</text:p>
          </table:table-cell>
          <table:table-cell table:style-name="Table4.A2" office:value-type="string">
            <text:p text:style-name="P1">80x86 SIMD Floating Point Error@@@</text:p>
          </table:table-cell>
          <table:table-cell table:style-name="Table4.A2" office:value-type="string">
            <text:p text:style-name="P1">Interrupt</text:p>
          </table:table-cell>
          <table:table-cell table:style-name="Table4.D2" office:value-type="string">
            <text:p text:style-name="P1"/>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2" office:value-type="string">
            <text:p text:style-name="P1">32</text:p>
          </table:table-cell>
          <table:table-cell table:style-name="Table4.A2" office:value-type="string">
            <text:p text:style-name="P1">PIC IRQ0 (timer)</text:p>
          </table:table-cell>
          <table:table-cell table:style-name="Table4.A2" office:value-type="string">
            <text:p text:style-name="P1">Interrupt</text:p>
          </table:table-cell>
          <table:table-cell table:style-name="Table4.D2" office:value-type="string">
            <text:p text:style-name="P1">I/O Manager</text:p>
          </table:table-cell>
        </table:table-row>
        <text:soft-page-break/>
        <table:table-row table:style-name="Table4.1">
          <table:table-cell table:style-name="Table4.A18" office:value-type="float" office:value="33">
            <text:p text:style-name="P1">33</text:p>
          </table:table-cell>
          <table:table-cell table:style-name="Table4.A2" office:value-type="string">
            <text:p text:style-name="P1">PIC IRQ1</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4</text:p>
          </table:table-cell>
          <table:table-cell table:style-name="Table4.A2" office:value-type="string">
            <text:p text:style-name="P1">PIC IRQ2</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5</text:p>
          </table:table-cell>
          <table:table-cell table:style-name="Table4.A2" office:value-type="string">
            <text:p text:style-name="P1">PIC IRQ3</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6</text:p>
          </table:table-cell>
          <table:table-cell table:style-name="Table4.A2" office:value-type="string">
            <text:p text:style-name="P1">PIC IRQ4</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7</text:p>
          </table:table-cell>
          <table:table-cell table:style-name="Table4.A2" office:value-type="string">
            <text:p text:style-name="P1">PIC IRQ5</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8</text:p>
          </table:table-cell>
          <table:table-cell table:style-name="Table4.A2" office:value-type="string">
            <text:p text:style-name="P1">PIC IRQ6</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39</text:p>
          </table:table-cell>
          <table:table-cell table:style-name="Table4.A2" office:value-type="string">
            <text:p text:style-name="P1">PIC IRQ7</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0</text:p>
          </table:table-cell>
          <table:table-cell table:style-name="Table4.A2" office:value-type="string">
            <text:p text:style-name="P1">PIC IRQ8</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1</text:p>
          </table:table-cell>
          <table:table-cell table:style-name="Table4.A2" office:value-type="string">
            <text:p text:style-name="P1">PIC IRQ9</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2</text:p>
          </table:table-cell>
          <table:table-cell table:style-name="Table4.A2" office:value-type="string">
            <text:p text:style-name="P1">PIC IRQ10</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3</text:p>
          </table:table-cell>
          <table:table-cell table:style-name="Table4.A2" office:value-type="string">
            <text:p text:style-name="P1">PIC IRQ11</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4</text:p>
          </table:table-cell>
          <table:table-cell table:style-name="Table4.A2" office:value-type="string">
            <text:p text:style-name="P1">PIC IRQ12</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5</text:p>
          </table:table-cell>
          <table:table-cell table:style-name="Table4.A2" office:value-type="string">
            <text:p text:style-name="P1">PIC IRQ13</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6</text:p>
          </table:table-cell>
          <table:table-cell table:style-name="Table4.A2" office:value-type="string">
            <text:p text:style-name="P1">PIC IRQ14</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A2" office:value-type="string">
            <text:p text:style-name="P1">47</text:p>
          </table:table-cell>
          <table:table-cell table:style-name="Table4.A2" office:value-type="string">
            <text:p text:style-name="P1">PIC IRQ15</text:p>
          </table:table-cell>
          <table:table-cell table:style-name="Table4.A2" office:value-type="string">
            <text:p text:style-name="P1">Interrupt</text:p>
          </table:table-cell>
          <table:table-cell table:style-name="Table4.D2" office:value-type="string">
            <text:p text:style-name="P1">Device Proxy</text:p>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2" office:value-type="string">
            <text:p text:style-name="P1">64</text:p>
          </table:table-cell>
          <table:table-cell table:style-name="Table4.A2" office:value-type="string">
            <text:p text:style-name="P1">Yield</text:p>
          </table:table-cell>
          <table:table-cell table:style-name="Table4.A2" office:value-type="string">
            <text:p text:style-name="P1">Interrupt</text:p>
          </table:table-cell>
          <table:table-cell table:style-name="Table4.D2" office:value-type="string">
            <text:p text:style-name="P1">I/O Manager</text:p>
          </table:table-cell>
        </table:table-row>
        <table:table-row table:style-name="Table4.1">
          <table:table-cell table:style-name="Table4.B17" office:value-type="string">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8" office:value-type="float" office:value="80">
            <text:p text:style-name="P1">80</text:p>
          </table:table-cell>
          <table:table-cell table:style-name="Table4.A2" office:value-type="string">
            <text:p text:style-name="P1">Receive Message</text:p>
          </table:table-cell>
          <table:table-cell table:style-name="Table4.A2" office:value-type="string">
            <text:p text:style-name="P1">Trap</text:p>
          </table:table-cell>
          <table:table-cell table:style-name="Table4.D2" office:value-type="string">
            <text:p text:style-name="P1">I/O Manager</text:p>
          </table:table-cell>
        </table:table-row>
        <table:table-row table:style-name="Table4.1">
          <table:table-cell table:style-name="Table4.A17" office:value-type="float" office:value="82">
            <text:p text:style-name="P1">82</text:p>
          </table:table-cell>
          <table:table-cell table:style-name="Table4.B17" office:value-type="string">
            <text:p text:style-name="P1">Send + Receive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office:value-type="float" office:value="82">
            <text:p text:style-name="P1">82</text:p>
          </table:table-cell>
          <table:table-cell table:style-name="Table4.B17" office:value-type="string">
            <text:p text:style-name="P1">Send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office:value-type="float" office:value="83">
            <text:p text:style-name="P1">83</text:p>
          </table:table-cell>
          <table:table-cell table:style-name="Table4.B17" office:value-type="string">
            <text:p text:style-name="P1">Delete Message</text:p>
          </table:table-cell>
          <table:table-cell table:style-name="Table4.B17" office:value-type="string">
            <text:p text:style-name="P1">Trap</text:p>
          </table:table-cell>
          <table:table-cell table:style-name="Table4.D17" office:value-type="string">
            <text:p text:style-name="P1">I/O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90">
            <text:p text:style-name="P1">90</text:p>
          </table:table-cell>
          <table:table-cell table:style-name="Table4.B17" office:value-type="string">
            <text:p text:style-name="P1">Contract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1">
            <text:p text:style-name="P1">91</text:p>
          </table:table-cell>
          <table:table-cell table:style-name="Table4.B17" office:value-type="string">
            <text:p text:style-name="P1">Create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2">
            <text:p text:style-name="P1">92</text:p>
          </table:table-cell>
          <table:table-cell table:style-name="Table4.B17" office:value-type="string">
            <text:p text:style-name="P1">Delete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office:value-type="float" office:value="93">
            <text:p text:style-name="P1">93</text:p>
          </table:table-cell>
          <table:table-cell table:style-name="Table4.B17" office:value-type="string">
            <text:p text:style-name="P1">Destroy Address Space</text:p>
          </table:table-cell>
          <table:table-cell table:style-name="Table4.B17" office:value-type="string">
            <text:p text:style-name="P1">Trap</text:p>
          </table:table-cell>
          <table:table-cell table:style-name="Table4.D17" office:value-type="string">
            <text:p text:style-name="P1">Memory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100">
            <text:p text:style-name="P1">100</text:p>
          </table:table-cell>
          <table:table-cell table:style-name="Table4.B17" office:value-type="string">
            <text:p text:style-name="P1">Create Thread</text:p>
          </table:table-cell>
          <table:table-cell table:style-name="Table4.B17" office:value-type="string">
            <text:p text:style-name="P1">Trap</text:p>
          </table:table-cell>
          <table:table-cell table:style-name="Table4.D17" office:value-type="string">
            <text:p text:style-name="P1">Thread Manager</text:p>
          </table:table-cell>
        </table:table-row>
        <table:table-row table:style-name="Table4.1">
          <table:table-cell table:style-name="Table4.A17" office:value-type="float" office:value="101">
            <text:p text:style-name="P1">101</text:p>
          </table:table-cell>
          <table:table-cell table:style-name="Table4.B17" office:value-type="string">
            <text:p text:style-name="P1">Delete Thread</text:p>
          </table:table-cell>
          <table:table-cell table:style-name="Table4.B17" office:value-type="string">
            <text:p text:style-name="P1">Trap</text:p>
          </table:table-cell>
          <table:table-cell table:style-name="Table4.D17" office:value-type="string">
            <text:p text:style-name="P1">Thread Manager</text:p>
          </table:table-cell>
        </table:table-row>
        <table:table-row table:style-name="Table4.1">
          <table:table-cell table:style-name="Table4.A17">
            <text:p text:style-name="P1"/>
          </table:table-cell>
          <table:table-cell table:style-name="Table4.B17" office:value-type="string">
            <text:p text:style-name="P1"/>
          </table:table-cell>
          <table:table-cell table:style-name="Table4.B17" office:value-type="string">
            <text:p text:style-name="P1"/>
          </table:table-cell>
          <table:table-cell table:style-name="Table4.D17" office:value-type="string">
            <text:p text:style-name="P1"/>
          </table:table-cell>
        </table:table-row>
        <table:table-row table:style-name="Table4.1">
          <table:table-cell table:style-name="Table4.A17" office:value-type="float" office:value="110">
            <text:p text:style-name="P1">110</text:p>
          </table:table-cell>
          <table:table-cell table:style-name="Table4.B17" office:value-type="string">
            <text:p text:style-name="P1">Map Device</text:p>
          </table:table-cell>
          <table:table-cell table:style-name="Table4.B17" office:value-type="string">
            <text:p text:style-name="P1">Trap</text:p>
          </table:table-cell>
          <table:table-cell table:style-name="Table4.D17" office:value-type="string">
            <text:p text:style-name="P1">Device Proxy</text:p>
          </table:table-cell>
        </table:table-row>
        <table:table-row table:style-name="Table4.1">
          <table:table-cell table:style-name="Table4.A17" office:value-type="float" office:value="111">
            <text:p text:style-name="P1">111</text:p>
          </table:table-cell>
          <table:table-cell table:style-name="Table4.B17" office:value-type="string">
            <text:p text:style-name="P1">Unmap Device</text:p>
          </table:table-cell>
          <table:table-cell table:style-name="Table4.B17" office:value-type="string">
            <text:p text:style-name="P1">Trap</text:p>
          </table:table-cell>
          <table:table-cell table:style-name="Table4.D17" office:value-type="string">
            <text:p text:style-name="P1">Device Proxy</text:p>
          </table:table-cell>
        </table:table-row>
      </table:table>
      <text:p text:style-name="Standard"/>
      <text:p text:style-name="Standard"/>
      <text:h text:style-name="Heading_20_4" text:outline-level="4">Interrupt Management</text:h>
      <text:p text:style-name="Standard">The HAL provides the necessary infrastructure for catching and dispatching all interrupts, traps, system calls, etc<text:span text:style-name="Footnote_20_Symbol"><text:note text:id="ftn1" text:note-class="footnote"><text:note-citation>1</text:note-citation><text:note-body><text:p text:style-name="Footnote"><text:s/>The Intel documentation distinguishes among device interrupts; software exceptions; system-calls; etc.; although we generically use the term “interrupt” to cover all of these cases.</text:p></text:note-body></text:note></text:span>. <text:s/>Whenever the CPU takes an interrupt, the HAL invokes the kernel component associated with that interrupt vector; see <text:span text:style-name="T4">::dispatch_interrupt()</text:span>.</text:p>
      <text:p text:style-name="Standard"/>
      <text:h text:style-name="Heading_20_5" text:outline-level="5">Shared Interrupts</text:h>
      <text:p text:style-name="Standard">The HAL does not support shared interrupts. <text:s/>There is (at most) one kernel handler per interrupt vector. <text:s/>However, the kernel handlers themselves may allow for interrupt sharing on their interrupt vectors. <text:s/>In particular, the Device Proxy (section <text:bookmark-ref text:reference-format="number-no-superior" text:ref-name="__RefNumPara__36454502">2.3.6</text:bookmark-ref>) allows multiple user-mode drivers to listen on the same interrupt vector simultaneously.</text:p>
      <text:p text:style-name="Standard"/>
      <text:h text:style-name="Heading_20_5" text:outline-level="5"><text:bookmark-start text:name="__RefNumPara__36643280"/>Interrupt Context<text:bookmark-end text:name="__RefNumPara__36643280"/></text:h>
      <text:p text:style-name="Standard"><text:soft-page-break/>When the CPU takes an interrupt, the HAL invokes the kernel handler directly. <text:s/>The handler is thus executing in the context of the interrupted thread. </text:p>
      <text:p text:style-name="Standard"/>
      <text:p text:style-name="Standard">There are two flavors of interrupt handlers:</text:p>
      <text:list xml:id="list35594429" text:style-name="L9">
        <text:list-item>
          <text:p text:style-name="P18">Handlers attached to interrupt gates (essentially: handlers for external hardware devices and Intel-defined “fault” vectors; see section <text:bookmark-ref text:reference-format="chapter" text:ref-name="_Ref201562930">2.3.1.2</text:bookmark-ref>) execute in some arbitrary thread context. <text:s/>The handlers cannot make any assumptions about the address space in which they are executing. <text:s/>Interrupts are disabled on the local CPU during interrupt processing; and therefore the handlers are not subject to preemption. <text:s/>These handlers may send messages – either blocking<text:note text:id="ftn2" text:note-class="footnote"><text:note-citation>2</text:note-citation><text:note-body><text:p text:style-name="Footnote"><text:s/>An interrupt handler may send a blocking message to a separate thread. <text:s/>The destination thread then executes within the same boundaries as the interrupt handler – not subject to preemption; should not sleep waiting for input messages.</text:p></text:note-body></text:note> or non-blocking – but should not sleep indefinitely waiting for incoming messages.</text:p>
        </text:list-item>
        <text:list-item>
          <text:p text:style-name="P18">Handlers attached to trap-gates (essentially: all system-calls) always execute within the context of the thread that issued the request. <text:s/>Interrupts are still enabled, so that these handlers are subject to preemption. <text:s/>These handlers have full access to the I/O Manager – they may send and receive messages as necessary.</text:p>
        </text:list-item>
      </text:list>
      <text:p text:style-name="Standard"/>
      <text:p text:style-name="Standard">All handlers have full access to the Memory Manager. <text:s/>They may allocate or free kernel memory as necessary.</text:p>
      <text:p text:style-name="Standard"/>
      <text:h text:style-name="Heading_20_4" text:outline-level="4"><text:bookmark-start text:name="_Ref217835059"/>TSS Management<text:bookmark-end text:name="_Ref217835059"/></text:h>
      <text:p text:style-name="Standard">Although the kernel uses stack-based context switching (see section <text:bookmark-ref text:reference-format="chapter" text:ref-name="_Ref201564502">2.3.1.5</text:bookmark-ref>), the HAL still manages a TSS for two reasons:</text:p>
      <text:list xml:id="list35592063" text:style-name="L10">
        <text:list-item>
          <text:p text:style-name="P19">The TSS specifies the kernel context/stack to use when a thread executing at ring-3 takes an interrupt. <text:s/>This usage is required by the IA32 architecture.</text:p>
        </text:list-item>
        <text:list-item>
          <text:p text:style-name="P19">The TSS contains an I/O bitmap that allows ring-3 threads access to the I/O space. <text:s/>This usage is not strictly required, but allows device drivers to execute at ring-3.</text:p>
        </text:list-item>
      </text:list>
      <text:p text:style-name="Standard"/>
      <text:p text:style-name="Standard">The HAL supports one TSS per CPU. <text:s/>On a context switch, the HAL updates the TSS (for the local CPU only) to reflect the kernel context and I/O bitmap for the new thread. <text:s/>In addition, the HAL updates the TSS on the fly if/when a thread manipulates its I/O bitmap via either the MAP_DEVICE or UNMAP_DEVICE system calls.</text:p>
      <text:p text:style-name="Standard"/>
      <text:h text:style-name="Heading_20_4" text:outline-level="4"><text:bookmark-start text:name="__RefNumPara__41253806"/><text:bookmark-start text:name="_Ref201564502"/>Switching Contexts<text:bookmark-end text:name="__RefNumPara__41253806"/><text:bookmark-end text:name="_Ref201564502"/></text:h>
      <text:p text:style-name="Standard">The I/O Manager is responsible for determining when a context switch is necessary; and which thread gains the CPU as the result of the context switch. <text:s/>The HAL is responsible for actually implementing the context switch. <text:s/>All context switches are assumed to occur within either the IRQ0 interrupt path or the YIELD soft-interrupt path (see section <text:bookmark-ref text:reference-format="chapter" text:ref-name="_Ref201415278">2.3.3.6</text:bookmark-ref>).</text:p>
      <text:p text:style-name="Standard"/>
      <text:p text:style-name="Standard">The HAL method <text:span text:style-name="T1">switch_thread()</text:span>implements stack-based context switching. <text:s/>The victim thread triggers the context switch by invoking this method. <text:s/>Conceptually, the context switch requires two basic steps:</text:p>
      <text:list xml:id="list35567627" text:style-name="L11">
        <text:list-item>
          <text:p text:style-name="P20">The “suspending-the-victim-thread” stage. <text:s/>In this step, the HAL saves the execution state of the victim thread on its kernel stack.</text:p>
        </text:list-item>
        <text:list-item>
          <text:p text:style-name="P20">The “resuming-a-new-thread” stage. <text:s/>Here, the HAL resumes the next thread by popping its last execution context from its stack, which enables that thread to return from <text:span text:style-name="T1">hal::switch_thread()</text:span> as if it had never been suspended.</text:p>
        </text:list-item>
      </text:list>
      <text:p text:style-name="Standard"/>
      <text:p text:style-name="Standard">Typically, a thread transparently executes both stages of the context-switch logic whenever it loses and regains the CPU, respectively – it first gives up the CPU and then later regains it. <text:s/>However, thread-creation and thread-exit both rely on the context switch mechanism in non-obvious ways:</text:p>
      <text:list xml:id="list35564711" text:style-name="L12">
        <text:list-item>
          <text:p text:style-name="P21"><text:soft-page-break/>A newly-created thread (see <text:bookmark-ref text:reference-format="number-no-superior" text:ref-name="__RefNumPara__41600866">2.3.5.1</text:bookmark-ref>) begins execution within the middle of <text:span text:style-name="T1">hal::switch_thread()</text:span>, as if it were an existing thread that had been suspended and is now waking up (i.e., it looks like a suspended thread to the HAL). <text:s/>But since the thread is just starting, it executes only the resumption stage of the normal context-switch logic without ever executing the suspension stage.</text:p>
        </text:list-item>
        <text:list-item>
          <text:p text:style-name="P21">A thread that exits gracefully (see section <text:bookmark-ref text:reference-format="chapter" text:ref-name="_Ref201755616">2.3.5.3</text:bookmark-ref>) eventually invokes <text:span text:style-name="T1">hal::switch_thread()</text:span> as if it were being suspended like any other thread. <text:s/>But since the thread is exiting, it never resumes from this point. <text:s/>Thus it behaves the opposite of the newly-created thread: it executes only the suspension stage without ever executing the resumption stage.</text:p>
        </text:list-item>
      </text:list>
      <text:p text:style-name="Standard"/>
      <text:h text:style-name="Heading_20_3" text:outline-level="3">Built-in Drivers</text:h>
      <text:p text:style-name="Standard">Although most device drivers execute out in user-space, the kernel includes a number of built-in drivers for managing some of the key hardware components:</text:p>
      <text:list xml:id="list35577359" text:style-name="L13">
        <text:list-item>
          <text:p text:style-name="P22">PIC (8259 Programmable Interrupt Controller) driver. <text:s/>Responsible for initializing the local PIC.</text:p>
        </text:list-item>
        <text:list-item>
          <text:p text:style-name="P22">PIT (8254 Programmable Interval Timer) driver. <text:s/>Responsible for initializing the system clock.</text:p>
        </text:list-item>
        <text:list-item>
          <text:p text:style-name="P22">VGA driver. <text:s/>Writes kernel messages out to the display.</text:p>
        </text:list-item>
        <text:list-item>
          <text:p text:style-name="P22">Serial port/console driver. <text:s/>Writes kernel debug messages out to the serial port. <text:s/>Only included in the debug build.</text:p>
        </text:list-item>
      </text:list>
      <text:p text:style-name="Standard"/>
      <text:h text:style-name="Heading_20_3" text:outline-level="3">I/O Manager</text:h>
      <table:table table:name="Table5" table:style-name="Table5">
        <table:table-column table:style-name="Table5.A"/>
        <table:table-column table:style-name="Table5.B"/>
        <table:table-row table:style-name="Table5.1">
          <table:table-cell table:style-name="Table5.A1" office:value-type="string">
            <text:p text:style-name="P1">Subsystem</text:p>
          </table:table-cell>
          <table:table-cell table:style-name="Table5.B1" office:value-type="string">
            <text:p text:style-name="P1">I/O Manager</text:p>
          </table:table-cell>
        </table:table-row>
        <table:table-row table:style-name="Table5.1">
          <table:table-cell table:style-name="Table5.A1" office:value-type="string">
            <text:p text:style-name="P1">Purpose</text:p>
          </table:table-cell>
          <table:table-cell table:style-name="Table5.B1" office:value-type="string">
            <text:p text:style-name="P1">Provides message-passing (IPC) facilities and scheduling.</text:p>
          </table:table-cell>
        </table:table-row>
        <table:table-row table:style-name="Table5.1">
          <table:table-cell table:style-name="Table5.A1" office:value-type="string">
            <text:p text:style-name="P1">Handles interrupts</text:p>
          </table:table-cell>
          <table:table-cell table:style-name="Table5.B1" office:value-type="string">
            <text:p text:style-name="P1">IRQ0 (clock tick)</text:p>
          </table:table-cell>
        </table:table-row>
        <table:table-row table:style-name="Table5.1">
          <table:table-cell table:style-name="Table5.A1" table:number-rows-spanned="5" office:value-type="string">
            <text:p text:style-name="P1">Handles system calls</text:p>
          </table:table-cell>
          <table:table-cell table:style-name="Table5.B1" office:value-type="string">
            <text:p text:style-name="P1">Yield</text:p>
          </table:table-cell>
        </table:table-row>
        <table:table-row table:style-name="Table5.1">
          <table:covered-table-cell/>
          <table:table-cell table:style-name="Table5.B5" office:value-type="string">
            <text:p text:style-name="P1">Receive Message</text:p>
          </table:table-cell>
        </table:table-row>
        <table:table-row table:style-name="Table5.1">
          <table:covered-table-cell/>
          <table:table-cell table:style-name="Table5.B5" office:value-type="string">
            <text:p text:style-name="P1">Send + Receive Message</text:p>
          </table:table-cell>
        </table:table-row>
        <table:table-row table:style-name="Table5.1">
          <table:covered-table-cell/>
          <table:table-cell table:style-name="Table5.B5" office:value-type="string">
            <text:p text:style-name="P1">Send Message</text:p>
          </table:table-cell>
        </table:table-row>
        <table:table-row table:style-name="Table5.1">
          <table:covered-table-cell/>
          <table:table-cell table:style-name="Table5.B5" office:value-type="string">
            <text:p text:style-name="P1">Delete Message</text:p>
          </table:table-cell>
        </table:table-row>
        <table:table-row table:style-name="Table5.1">
          <table:table-cell table:style-name="Table5.A1" table:number-rows-spanned="2" office:value-type="string">
            <text:p text:style-name="P1">Kernel Interfaces</text:p>
          </table:table-cell>
          <table:table-cell table:style-name="Table5.B1" office:value-type="string">
            <text:p text:style-name="P1">Send message</text:p>
          </table:table-cell>
        </table:table-row>
        <table:table-row table:style-name="Table5.1">
          <table:covered-table-cell/>
          <table:table-cell table:style-name="Table5.B1" office:value-type="string">
            <text:p text:style-name="P1">Receive message</text:p>
          </table:table-cell>
        </table:table-row>
        <table:table-row table:style-name="Table5.1">
          <table:table-cell table:style-name="Table5.A11" office:value-type="string">
            <text:p text:style-name="P1">Spinlocks</text:p>
          </table:table-cell>
          <table:table-cell table:style-name="Table5.B5" office:value-type="string">
            <text:p text:style-name="P1">One lock, protects the pool of pending messages. <text:s/>@@also protects the topology of dependencies between blocked threads, although this is weak</text:p>
          </table:table-cell>
        </table:table-row>
      </table:table>
      <text:p text:style-name="Standard"/>
      <text:p text:style-name="Standard"/>
      <text:h text:style-name="Heading_20_4" text:outline-level="4">Message Lifecycle</text:h>
      <text:p text:style-name="Standard">Each <text:span text:style-name="T2">message_c</text:span> object is conceptually owned by only a single thread<text:note text:id="ftn3" text:note-class="footnote"><text:note-citation>3</text:note-citation><text:note-body><text:p text:style-name="Footnote"><text:s/>This applies only to the <text:span text:style-name="T2">message_c</text:span> object itself. <text:s/>In the case of the external payload associated with <text:span text:style-name="T4">large_message_c</text:span>, the payload data is still visible to both threads.</text:p></text:note-body></text:note>. <text:s/>However, the owner of a message changes as the message is transferred from sender to recipient<text:note text:id="ftn4" text:note-class="footnote"><text:note-citation>4</text:note-citation><text:note-body><text:p text:style-name="Footnote"><text:s/>This implies/requires that all <text:span text:style-name="T2">message_c</text:span> objects are allocated on the kernel heap. <text:s/>Threads may not allocate messages on their local stack, since this would interfere with message ownership + cleanup semantics.</text:p></text:note-body></text:note>. <text:s/>In general, only the current owner may safely access or modify the message contents. <text:s/>The message owner is specifically responsible for destroying the <text:span text:style-name="T2">message_c</text:span> object when it is no longer needed.</text:p>
      <text:p text:style-name="Standard"/>
      <text:p text:style-name="Standard">At any given point, a message is owned by exactly one of the following threads:</text:p>
      <text:list xml:id="list35565176" text:style-name="WW8Num21">
        <text:list-item>
          <text:p text:style-name="P23">The sending thread. <text:s/>This is the thread that initially created the message. <text:s/>The sending thread owns the message until it explicitly sends the thread to the recipient. <text:s/>If the transmission succeeds (i.e., if <text:span text:style-name="T1">io_manager_c::send_message()</text:span> returns successfully), then ownership of the message <text:soft-page-break/>transfers to the recipient. <text:s/>If transmission fails, then the sending thread continues to own the message and is responsible for message cleanup.</text:p>
        </text:list-item>
        <text:list-item>
          <text:p text:style-name="P23">The recipient. <text:s/>This is the thread that actually receives the message. <text:s/>Once it retrieves the message from its mailbox, the recipient thread becomes the message owner. <text:s/>When this thread is finished with the message, it is responsible for message cleanup.</text:p>
        </text:list-item>
      </text:list>
      <text:p text:style-name="Standard"/>
      <text:p text:style-name="Standard"/>
      <text:p text:style-name="Standard"><draw:frame draw:style-name="fr1" draw:name="Frame3" text:anchor-type="paragraph" svg:x="0in" svg:y="0in" svg:width="3.7402in" draw:z-index="4"><draw:text-box fo:min-height="1.222in"><text:p text:style-name="Drawing"><draw:g text:anchor-type="paragraph" draw:z-index="5" draw:style-name="gr26"><draw:custom-shape draw:style-name="gr37" draw:text-style-name="P40" draw:id="id1" svg:width="1.0004in" svg:height="1.0004in" svg:x="0.2252in" svg:y="0.2098in"><text:p text:style-name="P39"><text:span text:style-name="T7">Sender</text:span></text:p><text:p text:style-name="P39"><text:span text:style-name="T7">is own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8" draw:text-style-name="P40" draw:id="id2" svg:width="1.0004in" svg:height="1.0004in" svg:x="2.7252in" svg:y="0.2098in"><text:p text:style-name="P39"><text:span text:style-name="T7">Receiver</text:span></text:p><text:p text:style-name="P39"><text:span text:style-name="T7">is own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9" draw:text-style-name="P45" svg:x1="1.2252in" svg:y1="0.7091in" svg:x2="2.7252in" svg:y2="0.7091in" draw:start-shape="id1" draw:start-glue-point="10" draw:end-shape="id2" draw:end-glue-point="6" svg:d="m3112 1801h3810"><text:p text:style-name="P39"><text:span text:style-name="T8">Successful</text:span></text:p><text:p text:style-name="P39"><text:span text:style-name="T8">transmission</text:span></text:p></draw:connector><draw:connector draw:style-name="gr40" draw:text-style-name="P45" draw:type="curve" svg:x1="0.2252in" svg:y1="0.7091in" svg:x2="0.7244in" svg:y2="0.2098in" draw:start-shape="id1" draw:start-glue-point="6" draw:end-shape="id1" draw:end-glue-point="4" svg:d="m572 1801c-752 0-627-886-122-1390s1390-630 1390 122"><text:p text:style-name="P39"><text:span text:style-name="T8">Failed</text:span></text:p><text:p text:style-name="P39"><text:span text:style-name="T8">transmission</text:span></text:p></draw:connector></draw:g>Drawing <text:sequence text:ref-name="refDrawing2" text:name="Drawing" text:formula="ooow:Drawing+1" style:num-format="1">3</text:sequence>: Message ownership</text:p></draw:text-box></draw:frame></text:p>
      <text:p text:style-name="Standard"/>
      <text:h text:style-name="Heading_20_4" text:outline-level="4"><text:bookmark-start text:name="__RefNumPara__36281302"/><text:bookmark-start text:name="_Ref201415255"/>Blocking and Non-blocking Messages<text:bookmark-end text:name="__RefNumPara__36281302"/><text:bookmark-end text:name="_Ref201415255"/></text:h>
      <text:p text:style-name="Standard">The I/O Manager supports two flavors of messages:</text:p>
      <text:list xml:id="list35582623" text:style-name="WW8Num1">
        <text:list-item>
          <text:p text:style-name="P24">Blocking/synchronous messages. <text:s/>These are messages that require a response before the sender can continue executing. <text:s/>The sender blocks until it receives a response from the recipient.</text:p>
        </text:list-item>
        <text:list-item>
          <text:p text:style-name="P24">Non-blocking/asynchronous messages. <text:s/>These are messages that do not require a response; or at least: do not require an immediate response. <text:s/>The sender posts this message to the recipient and then continues executing without waiting for a response. <text:s/>The recipient may respond at some later point, but the sender is not blocked waiting for this reply.</text:p>
        </text:list-item>
      </text:list>
      <text:p text:style-name="Standard"/>
      <text:p text:style-name="Standard">Although the I/O Manager supports both models, applications are free to use either style (or both) as needed. <text:s/>Usage of blocking or non-blocking messages is essentially a policy decision left to the application.</text:p>
      <text:p text:style-name="Standard"/>
      <text:p text:style-name="Standard">The blocking/non-blocking distinction is a property on all <text:span text:style-name="T4">message_c</text:span> objects. <text:s/>In other words, any <text:span text:style-name="T4">message_c</text:span> instance (<text:span text:style-name="T4">small_message_c</text:span>, <text:span text:style-name="T4">medium_message_c</text:span> or <text:span text:style-name="T4">large_message_c</text:span>) may be marked as blocking if necessary.</text:p>
      <text:p text:style-name="Standard"/>
      <text:h text:style-name="Heading_20_4" text:outline-level="4"><text:bookmark-start text:name="_Ref201500145"/>Message Transmission<text:bookmark-end text:name="_Ref201500145"/></text:h>
      <text:p text:style-name="Standard">A thread initiates a message transfer by invoking the I/O Manager. <text:s/>User-level threads do this via system calls (SEND_MESSAGE and SEND_AND_RECEIVE_MESSAGE); kernel threads can call the I/O Manager directly.</text:p>
      <text:p text:style-name="Standard"/>
      <text:p text:style-name="Standard">In either event, the sending thread eventually invokes <text:span text:style-name="T1">io_manager_c::send_message()</text:span> with the message to be transmitted. <text:s/>Execution continues within the context of this thread (i.e., the message-passing logic executes in the context of the sending thread). <text:s/>After validating the message, the I/O Manager queues it on the mailbox for the destination.</text:p>
      <text:p text:style-name="Standard"/>
      <text:p text:style-name="Standard">At this point, if the sending thread is issuing a blocking request, then the I/O Manager immediately suspends the thread and transfers control of the CPU directly to the recipient (see sections <text:bookmark-ref text:reference-format="chapter" text:ref-name="_Ref201415255">2.3.3.2</text:bookmark-ref> and <text:bookmark-ref text:reference-format="chapter" text:ref-name="_Ref201415278">2.3.3.6</text:bookmark-ref> below). <text:s/>The sending thread remains blocked here until the recipient wakes it by responding to the original request. <text:s/>The sending thread then resumes execution with the response in hand. </text:p>
      <text:p text:style-name="Standard"/>
      <text:p text:style-name="Standard">If instead the originating thread is issuing a non-blocking transfer, then the I/O Manager simply returns and the thread continues execution normally. <text:s/>The recipient thread eventually reads the message from its input <text:soft-page-break/>queue and dispatches it as necessary. <text:s/>The originating thread does not know when the recipient receives the message or how it handles the message, unless the recipient issues an explicit response.</text:p>
      <text:p text:style-name="Standard"/>
      <text:p text:style-name="Standard">If the I/O Manager decides the message cannot or should not be delivered, it immediately returns an error to the calling thread. <text:s/>The calling thread is allowed to continue executing and is responsible for cleaning up the failed message.</text:p>
      <text:p text:style-name="Standard"/>
      <text:h text:style-name="Heading_20_4" text:outline-level="4">Message Receipt</text:h>
      <text:p text:style-name="Standard">A thread receives a message by invoking the I/O Manager. <text:s/>Like the transmission path, user-level threads accomplish this using system-calls (RECEIVE_MESSAGE and SEND_AND_RECEIVE_MESSAGE), while kernel threads can call the I/O Manager directly.</text:p>
      <text:p text:style-name="Standard"/>
      <text:p text:style-name="Standard">In either event, the thread eventually invokes <text:span text:style-name="T1">io_manager_c::receive_message()</text:span> and execution continues within the context of this thread (i.e., the message-reception logic executes in the context of the receiving thread).</text:p>
      <text:p text:style-name="Standard"><text:s/></text:p>
      <text:p text:style-name="Standard">If the receiving thread already has one or more messages pending in its mailbox, the I/O Manager de-queues the first (oldest) pending message and returns it the calling thread. <text:s/>The receiving thread then continues execution without blocking, now with the incoming message in hand.</text:p>
      <text:p text:style-name="Standard"/>
      <text:p text:style-name="Standard">If the receiving thread does not have any messages pending in its mailbox, then the I/O Manager suspends the thread until a new message arrives<text:note text:id="ftn5" text:note-class="footnote"><text:note-citation>5</text:note-citation><text:note-body><text:p text:style-name="Footnote">Alternately, the calling thread can issue a non-blocking request, in which case it just receives an error when its mailbox is empty but continues executing without waiting.</text:p></text:note-body></text:note>. <text:s/>The I/O Manager wakes this thread when a new message arrives in its mailbox, and the thread resumes execution with the new message in hand.</text:p>
      <text:p text:style-name="Standard"/>
      <text:p text:style-name="Standard">As a special case of message-reception, if a thread is sleeping while waiting for a response to a blocking message, the response message automatically jumps to the front of the mailbox queue when it arrives<office:annotation><dc:creator>Dan</dc:creator><dc:date>2008-12-23T21:57:00.04</dc:date><text:p text:style-name="P36"><text:span text:style-name="T5">This still seems weird, fragile.</text:span></text:p></office:annotation>. <text:s/>This ensures that when the thread resumes, the first message it receives is always the response to its original request.</text:p>
      <text:p text:style-name="Standard"/>
      <text:p text:style-name="Standard"/>
      <text:h text:style-name="Heading_20_4" text:outline-level="4">Delivery of Message Payloads</text:h>
      <text:p text:style-name="Standard">The different message types (see section <text:bookmark-ref text:reference-format="chapter" text:ref-name="_Ref217833837">2.2.2</text:bookmark-ref>) have different delivery requirements:</text:p>
      <text:list xml:id="list35584359" text:style-name="WW8Num22">
        <text:list-item>
          <text:p text:style-name="P25">“Small messages” have a single word of payload. <text:s/>The kernel just passes <text:s/>these words verbatim across the system call interface.</text:p>
        </text:list-item>
        <text:list-item>
          <text:p text:style-name="P25">“Medium messages” have payload blocks contained within the <text:span text:style-name="T1">medium_message_c</text:span> object itself<text:note text:id="ftn6" text:note-class="footnote"><text:note-citation>6</text:note-citation><text:note-body><text:p text:style-name="Footnote"><text:s/>Currently, the largest possible “medium payload” is 128 bytes. <text:s/>Payloads that exceed this limit require a <text:span text:style-name="T4">large_message_c</text:span>.</text:p></text:note-body></text:note>. <text:s/>The kernel delivers these payloads through simple memory copies: the payload is copied from the sender's address space to a temporary kernel buffer on transmission; and copied from the kernel buffer into the destination address space on reception.</text:p>
        </text:list-item>
        <text:list-item>
          <text:p text:style-name="P25">“Large messages” are associated with arbitrary-size payload blocks, possibly spanning multiple pages of the sender’s address space. <text:s/>Instead of copying the payload data, the kernel uses shared page frames to transfer these payloads between address spaces. <text:s/>See <text:bookmark-ref text:reference-format="number-no-superior" text:ref-name="__RefNumPara__34584126">2.3.4.7</text:bookmark-ref>.</text:p>
        </text:list-item>
      </text:list>
      <text:p text:style-name="Standard"/>
      <text:p text:style-name="Standard"/>
      <text:h text:style-name="Heading_20_4" text:outline-level="4"><text:bookmark-start text:name="_Ref201415278"/><text:soft-page-break/>Scheduling<text:bookmark-end text:name="_Ref201415278"/></text:h>
      <text:p text:style-name="Standard">The I/O Manager determines scheduling policy – when a thread should be preempted and which new thread should gain the CPU in its place. <text:s/>It relies on the HAL to actually implement the context switch (see section <text:bookmark-ref text:reference-format="chapter" text:ref-name="_Ref201564502">2.3.1.5</text:bookmark-ref>).</text:p>
      <text:p text:style-name="Standard"/>
      <text:p text:style-name="Standard">The I/O Manager makes all of its scheduling decisions within the context of either the IRQ0 (clock tick) interrupt or the YIELD soft-interrupt<text:span text:style-name="Footnote_20_Symbol"><text:note text:id="ftn7" text:note-class="footnote"><text:note-citation>7</text:note-citation><text:note-body><text:p text:style-name="Footnote"><text:s text:c="2"/>As a side-effect of this behavior, disabling interrupts effectively prevents the I/O Manager from executing and therefore disables preemption unless a thread explicitly yields the CPU. <text:s/>So for example, handlers attached to interrupt gates are not subject to preemption; while handlers attached to trap gates may be preempted (see section <text:bookmark-ref text:reference-format="chapter" text:ref-name="_Ref201562930">2.3.1.2</text:bookmark-ref>).</text:p></text:note-body></text:note></text:span>. <text:s/>See <text:span text:style-name="T2">io_manager::handle_interrupt() </text:span>and <text:span text:style-name="T2">io_manager::select_next_thread()</text:span>. <text:s/>When handling one of these interrupts, if the I/O Manager decides to allocate the CPU to another thread, it has three possible scheduling options:</text:p>
      <text:list xml:id="list35591273" text:style-name="WW8Num12">
        <text:list-item>
          <text:p text:style-name="P26">If the current thread yields because it’s blocked, waiting for a response from some other thread, then the I/O Manager automatically passes the CPU to this second thread (see section <text:bookmark-ref text:reference-format="chapter" text:ref-name="_Ref201500145">2.3.3.3</text:bookmark-ref>).</text:p>
        </text:list-item>
        <text:list-item>
          <text:p text:style-name="P26">If the current thread yields the CPU without blocking on some other thread, the I/O Manager holds a lottery to determine which thread gains the CPU. <text:s/>It selects a message at random from the set of pending messages (i.e., the collection of messages that are pending in mailboxes, not yet retrieved by their owners) and allocates the CPU to the destination/recipient thread. <text:s/>In effect, each pending message is one lottery “ticket”; and the lottery “winner” is the thread to which that message was sent.</text:p>
        </text:list-item>
        <text:list-item>
          <text:p text:style-name="P26">If the current thread yields without blocking, but there are no messages currently pending, the I/O Manager dispatches the Null/Idle Thread to consume CPU cycles until a message arrives. <text:s/>In this situation, no lottery is possible since there are no outstanding lottery tickets (i.e., messages) so the Null Thread wins the lottery by default. <text:s/>See section <text:bookmark-ref text:reference-format="chapter" text:ref-name="_Ref207552579">2.4</text:bookmark-ref> </text:p>
        </text:list-item>
      </text:list>
      <text:p text:style-name="Standard"/>
      <text:p text:style-name="Footnote">If the lottery winner is already blocked on another thread, then the I/O Manager passes the CPU onto this other thread instead, under the assumption that the second thread will eventually wake the original winner. <text:s/>This procedure potentially skips over multiple threads if one thread is blocking the progress of two or more threads. <text:s/>For example, if thread A is blocked waiting for a message from thread B; and thread B itself is blocked waiting for a message from thread C; then thread C gains the CPU if thread A wins the lottery, because thread C is ultimately preventing thread A from executing</text:p>
      <text:p text:style-name="Standard"/>
      <text:p text:style-name="Standard"/>
      <text:h text:style-name="Heading_20_3" text:outline-level="3">Memory Manager</text:h>
      <table:table table:name="Table6" table:style-name="Table6">
        <table:table-column table:style-name="Table6.A"/>
        <table:table-column table:style-name="Table6.B"/>
        <table:table-row table:style-name="Table6.1">
          <table:table-cell table:style-name="Table6.A1" office:value-type="string">
            <text:p text:style-name="P1">Subsystem</text:p>
          </table:table-cell>
          <table:table-cell table:style-name="Table6.B1" office:value-type="string">
            <text:p text:style-name="P1">Memory Manager</text:p>
          </table:table-cell>
        </table:table-row>
        <table:table-row table:style-name="Table6.1">
          <table:table-cell table:style-name="Table6.A1" office:value-type="string">
            <text:p text:style-name="P1">Purpose</text:p>
          </table:table-cell>
          <table:table-cell table:style-name="Table6.B1" office:value-type="string">
            <text:p text:style-name="P1">Manages the various address spaces. <text:s/>Manages the kernel runtime heap. <text:s/>Manages physical memory.</text:p>
          </table:table-cell>
        </table:table-row>
        <table:table-row table:style-name="Table6.1">
          <table:table-cell table:style-name="Table6.A1" table:number-rows-spanned="5" office:value-type="string">
            <text:p text:style-name="P1">Handles interrupts</text:p>
          </table:table-cell>
          <table:table-cell table:style-name="Table6.B1" office:value-type="string">
            <text:p text:style-name="P1">Bounds check (x86 vector 5)</text:p>
          </table:table-cell>
        </table:table-row>
        <table:table-row table:style-name="Table6.1">
          <table:covered-table-cell/>
          <table:table-cell table:style-name="Table6.B4" office:value-type="string">
            <text:p text:style-name="P1">Segment not present (x86 vector 11)</text:p>
          </table:table-cell>
        </table:table-row>
        <table:table-row table:style-name="Table6.1">
          <table:covered-table-cell/>
          <table:table-cell table:style-name="Table6.B4" office:value-type="string">
            <text:p text:style-name="P1">Stack fault (x86 vector 12)</text:p>
          </table:table-cell>
        </table:table-row>
        <table:table-row table:style-name="Table6.1">
          <table:covered-table-cell/>
          <table:table-cell table:style-name="Table6.B4" office:value-type="string">
            <text:p text:style-name="P1">General Protection Fault (x86 vector 13)</text:p>
          </table:table-cell>
        </table:table-row>
        <table:table-row table:style-name="Table6.1">
          <table:covered-table-cell/>
          <table:table-cell table:style-name="Table6.B4" office:value-type="string">
            <text:p text:style-name="P1">Page fault (x86 vector 14)</text:p>
          </table:table-cell>
        </table:table-row>
        <table:table-row table:style-name="Table6.1">
          <table:table-cell table:style-name="Table6.A1" table:number-rows-spanned="4" office:value-type="string">
            <text:p text:style-name="P1">Handles system calls</text:p>
          </table:table-cell>
          <table:table-cell table:style-name="Table6.B1" office:value-type="string">
            <text:p text:style-name="P1">Contract Address Space</text:p>
          </table:table-cell>
        </table:table-row>
        <table:table-row table:style-name="Table6.1">
          <table:covered-table-cell/>
          <table:table-cell table:style-name="Table6.B4" office:value-type="string">
            <text:p text:style-name="P1">Create Address Space</text:p>
          </table:table-cell>
        </table:table-row>
        <table:table-row table:style-name="Table6.1">
          <table:covered-table-cell/>
          <table:table-cell table:style-name="Table6.B4" office:value-type="string">
            <text:p text:style-name="P1">Delete Address Space</text:p>
          </table:table-cell>
        </table:table-row>
        <table:table-row table:style-name="Table6.1">
          <table:covered-table-cell/>
          <table:table-cell table:style-name="Table6.B4" office:value-type="string">
            <text:p text:style-name="P1">Expand Address Space</text:p>
          </table:table-cell>
        </table:table-row>
        <table:table-row table:style-name="Table6.1">
          <table:table-cell table:style-name="Table6.A1" table:number-rows-spanned="3" office:value-type="string">
            <text:p text:style-name="P1">Kernel interfaces</text:p>
          </table:table-cell>
          <table:table-cell table:style-name="Table6.B1" office:value-type="string">
            <text:p text:style-name="P1">Address space creation, tracking, deletion.</text:p>
          </table:table-cell>
        </table:table-row>
        <table:table-row table:style-name="Table6.1">
          <table:covered-table-cell/>
          <table:table-cell table:style-name="Table6.B1" office:value-type="string">
            <text:p text:style-name="P1">Allocation and deletion of memory in the kernel heap.</text:p>
          </table:table-cell>
        </table:table-row>
        <table:table-row table:style-name="Table6.1">
          <table:covered-table-cell/>
          <table:table-cell table:style-name="Table6.B1" office:value-type="string">
            <text:p text:style-name="P1">Allocation and deletion of physical memory</text:p>
          </table:table-cell>
        </table:table-row>
        <table:table-row table:style-name="Table6.1">
          <table:table-cell table:style-name="Table6.A15" table:number-rows-spanned="3" office:value-type="string">
            <text:p text:style-name="P1">Spinlocks</text:p>
          </table:table-cell>
          <table:table-cell table:style-name="Table6.B4" office:value-type="string">
            <text:p text:style-name="P1">One lock to protect the table of address spaces (within the Address Space Manager)</text:p>
          </table:table-cell>
        </table:table-row>
        <table:table-row table:style-name="Table6.1">
          <table:covered-table-cell/>
          <table:table-cell table:style-name="Table6.B4" office:value-type="string">
            <text:p text:style-name="P1">One lock per Address Space to protect its Page Directory and Shared Frame Table.</text:p>
          </table:table-cell>
        </table:table-row>
        <table:table-row table:style-name="Table6.1">
          <table:covered-table-cell/>
          <table:table-cell table:style-name="Table6.B4" office:value-type="string">
            <text:p text:style-name="P1">One lock per Memory Pool in the Kernel Heap.</text:p>
          </table:table-cell>
        </table:table-row>
      </table:table>
      <text:p text:style-name="Standard"/>
      <text:h text:style-name="Heading_20_4" text:outline-level="4">Division of Labor</text:h>
      <text:p text:style-name="Standard">The various memory management tasks are split between a kernel-mode component (the “kernel-mode Memory Manager” or “KMM”) and a user-mode component (“user-mode Memory Manager”, “UMM”). <text:s/>The UMM is largely responsible for dictating memory management policy; the KMM provides the underlying mechanisms.</text:p>
      <text:p text:style-name="Standard"/>
      <text:p text:style-name="Standard">More specifically:</text:p>
      <text:list xml:id="list35581966" text:style-name="WW8Num24">
        <text:list-item>
          <text:p text:style-name="P27">The KMM handles all memory requests for the kernel itself. <text:s/>The KMM also handles page table manipulation; and manages physical memory allocation.</text:p>
        </text:list-item>
        <text:list-item>
          <text:p text:style-name="P27">The UMM tracks the layout of the various address spaces, handles most page faults, makes working-set decisions, and implements paging. <text:s/></text:p>
        </text:list-item>
      </text:list>
      <text:p text:style-name="Standard"/>
      <text:p text:style-name="Standard"/>
      <text:h text:style-name="Heading_20_4" text:outline-level="4">Kernel Heap</text:h>
      <text:p text:style-name="Standard">The kernel uses a memory heap for handling dynamic memory allocation. <text:s/>Most kernel systems interact with the heap only through the <text:span text:style-name="T1">new()</text:span> and <text:span text:style-name="T1">delete()</text:span> operators.</text:p>
      <text:p text:style-name="Standard"/>
      <text:p text:style-name="Standard">The heap is subdivided into eight pools, which contain memory blocks of 8, 16, 32, 64, 128, 1024, 4096 and 8192 bytes, respectively. <text:s/>All blocks are “naturally aligned” (e.g., the 8-byte blocks are aligned on 8-byte boundaries, etc.). <text:s/>If a thread allocates a chunk of memory that is not an integral block size, the Memory Manager promotes the request to the next-largest block size.</text:p>
      <text:p text:style-name="Standard"/>
      <text:p text:style-name="Standard">@not currently used, but kernel components can create their own pools if necessary</text:p>
      <text:p text:style-name="Standard"/>
      <text:h text:style-name="Heading_20_4" text:outline-level="4"><text:bookmark-start text:name="_Ref210396214"/>Virtual Address Space Layout<text:bookmark-end text:name="_Ref210396214"/></text:h>
      <text:p text:style-name="Standard">All address spaces share the same basic layout. <text:s/>See also <text:span text:style-name="T2">src/kernel/inc/hal/address_space_layout.h</text:span> and <text:span text:style-name="T2">src/inc/dx/user_space_layout.h</text:span>.</text:p>
      <text:p text:style-name="Standard"/>
      <table:table table:name="Table7" table:style-name="Table7">
        <table:table-column table:style-name="Table7.A"/>
        <table:table-column table:style-name="Table7.B"/>
        <table:table-row table:style-name="Table7.1">
          <table:table-cell table:style-name="Table7.A1" office:value-type="string">
            <text:p text:style-name="P3">Virtual addresses</text:p>
          </table:table-cell>
          <table:table-cell table:style-name="Table7.B1" office:value-type="string">
            <text:p text:style-name="P3">Usage</text:p>
          </table:table-cell>
        </table:table-row>
        <table:table-row table:style-name="Table7.1">
          <table:table-cell table:style-name="Table7.A2" office:value-type="string">
            <text:p text:style-name="P1">0x00000000 – 0x003FFFFF</text:p>
          </table:table-cell>
          <table:table-cell table:style-name="Table7.B2" office:value-type="string">
            <text:p text:style-name="P1">Kernel code/image at 2MB, followed by first portion of ramdisk. <text:s/>Kernel only. <text:s/>Non-paged. <text:s/>Identity-mapped with a single superpage, so it (physically) spans the BIOS data area, Multiboot structure, the ISA hole and the VGA buffer. <text:s/>Managed by KMM.</text:p>
          </table:table-cell>
        </table:table-row>
        <table:table-row table:style-name="Table7.1">
          <table:table-cell table:style-name="Table7.A2" office:value-type="string">
            <text:p text:style-name="P1">0x00400000 – 0x007FFFFF</text:p>
          </table:table-cell>
          <table:table-cell table:style-name="Table7.B2" office:value-type="string">
            <text:p text:style-name="P1">Reserved for ramdisk. <text:s/>Kernel only. <text:s/>Non-paged. <text:s/>Identity-mapped with a single super-page. <text:s/>Managed by KMM.</text:p>
          </table:table-cell>
        </table:table-row>
        <table:table-row table:style-name="Table7.1">
          <table:table-cell table:style-name="Table7.A2" office:value-type="string">
            <text:p text:style-name="P1">0x00800000 – 0x00BFFFFF</text:p>
          </table:table-cell>
          <table:table-cell table:style-name="Table7.B2" office:value-type="string">
            <text:p text:style-name="P1">Context for boot thread. <text:s/>GDT, IDT and TSS. <text:s/>Kernel heap. <text:s/>Kernel only. <text:s/>Non-paged. <text:s/>Identity-mapped with a single super-page. <text:s/>Managed by KMM.</text:p>
          </table:table-cell>
        </table:table-row>
        <table:table-row table:style-name="Table7.1">
          <table:table-cell table:style-name="Table7.A5" office:value-type="string">
            <text:p text:style-name="P1">0x00C00000 – 0x1FFFFFFF</text:p>
          </table:table-cell>
          <table:table-cell table:style-name="Table7.B5" office:value-type="string">
            <text:p text:style-name="P1">Currently unused. <text:s/>Reserved for kernel.</text:p>
          </table:table-cell>
        </table:table-row>
        <table:table-row table:style-name="Table7.1">
          <table:table-cell table:style-name="Table7.A2" office:value-type="string">
            <text:p text:style-name="P1">0x20000000 – 0x3FFFFFFF</text:p>
          </table:table-cell>
          <table:table-cell table:style-name="Table7.B2" office:value-type="string">
            <text:p text:style-name="P1">Message payload area. <text:s/>The payload of each incoming message is mapped into some virtually-contiguous portion of this range. <text:s/>Visible to user-threads. <text:s/>Paged. <text:s/>Managed by KMM.</text:p>
          </table:table-cell>
        </table:table-row>
        <table:table-row table:style-name="Table7.1">
          <table:table-cell table:style-name="Table7.A2" office:value-type="string">
            <text:p text:style-name="P1">0x40000000 – 0xFFFFFFFF</text:p>
          </table:table-cell>
          <table:table-cell table:style-name="Table7.B2" office:value-type="string">
            <text:p text:style-name="P1">User space. <text:s/>Visible to user threads (obviously). <text:s/>Paged. <text:s/>Managed by UMM.</text:p>
          </table:table-cell>
        </table:table-row>
        <table:table-row table:style-name="Table7.1">
          <table:table-cell table:style-name="Table7.A5" office:value-type="string">
            <text:p text:style-name="P1">0xFFC00000 – 0xFFFFFFFF</text:p>
          </table:table-cell>
          <table:table-cell table:style-name="Table7.B5" office:value-type="string">
            <text:p text:style-name="P1">Environment block for address space. <text:s/>Contains process parameters, <text:soft-page-break/>run-time settings for current address space. <text:s/>Managed by UMM.</text:p>
          </table:table-cell>
        </table:table-row>
      </table:table>
      <text:p text:style-name="Standard"/>
      <text:p text:style-name="Standard"/>
      <text:h text:style-name="Heading_20_4" text:outline-level="4">Address Space Manager</text:h>
      <text:p text:style-name="Standard">Within the Memory Manager subsystem, a dedicated Address Space Manager handles the details of creating, tracking + deleting address spaces. <text:s/>This Address Space Manager is private to the Memory Manager; it is not exposed to other kernel systems and exposes no public kernel interfaces.</text:p>
      <text:p text:style-name="Standard"/>
      <text:p text:style-name="Standard"/>
      <text:h text:style-name="Heading_20_4" text:outline-level="4">Physical Address Space Layout</text:h>
      <text:p text:style-name="Standard">The layout of the physical address space is simpler:</text:p>
      <text:p text:style-name="Standard"/>
      <table:table table:name="Table8" table:style-name="Table8">
        <table:table-column table:style-name="Table8.A"/>
        <table:table-column table:style-name="Table8.B"/>
        <table:table-row table:style-name="Table8.1">
          <table:table-cell table:style-name="Table8.A1" office:value-type="string">
            <text:p text:style-name="P3">Physical addresses</text:p>
          </table:table-cell>
          <table:table-cell table:style-name="Table8.B1" office:value-type="string">
            <text:p text:style-name="P3">Usage</text:p>
          </table:table-cell>
        </table:table-row>
        <table:table-row table:style-name="Table8.1">
          <table:table-cell table:style-name="Table8.A2" office:value-type="string">
            <text:p text:style-name="P1">0x00000000 – 0x00BFFFFF</text:p>
          </table:table-cell>
          <table:table-cell table:style-name="Table8.B2" office:value-type="string">
            <text:p text:style-name="P1">The kernel image and data is identity-mapped here, so usage is dictated by the virtual address space layout (see section <text:bookmark-ref text:reference-format="chapter" text:ref-name="_Ref210396214">2.3.4.3</text:bookmark-ref>).</text:p>
          </table:table-cell>
        </table:table-row>
        <table:table-row table:style-name="Table8.1">
          <table:table-cell table:style-name="Table8.A2" office:value-type="string">
            <text:p text:style-name="P1">0x00C00000 – 0xFFFFFFFF</text:p>
          </table:table-cell>
          <table:table-cell table:style-name="Table8.B2" office:value-type="string">
            <text:p text:style-name="P1">No specific purpose. <text:s/>May be subdivided and allocated to any address space as needed.</text:p>
          </table:table-cell>
        </table:table-row>
      </table:table>
      <text:p text:style-name="Standard"/>
      <text:p text:style-name="Standard"/>
      <text:h text:style-name="Heading_20_4" text:outline-level="4">Page Frame Manager</text:h>
      <text:p text:style-name="Standard">Within the Memory Manager subsystem, a dedicated Page Frame Manager handles the allocation and recycling of physical page frames. <text:s/>Like the Address Space Manager, the Page Frame Manager is private to the Memory Manager and is not exposed to other kernel systems.</text:p>
      <text:p text:style-name="Standard"/>
      <text:p text:style-name="Standard">The Page Frame Manager carves the available physical memory into 4MB regions. <text:s/>A dedicated “buddy allocator” manages each region, subdividing it into blocks of one or more contiguous page frames. <text:s/>Each buddy allocator can support blocks up to 256KB of physical memory (i.e., up to 64 physically-contiguous frames).</text:p>
      <text:p text:style-name="Standard"/>
      <text:h text:style-name="Heading_20_4" text:outline-level="4"><text:bookmark-start text:name="__RefNumPara__34584126"/>Shared Frames<text:bookmark-end text:name="__RefNumPara__34584126"/></text:h>
      <text:p text:style-name="Standard">The kernel uses shared frames (<text:span text:style-name="T2">s</text:span><text:span text:style-name="T3">hared_frame_c</text:span>) to map physical page frames<text:span text:style-name="Footnote_20_Symbol"><text:note text:id="ftn8" text:note-class="footnote"><text:note-citation>8</text:note-citation><text:note-body><text:p text:style-name="Footnote"><text:s/>Only 4KB pages may be shared between address spaces. <text:s/>The kernel does not support shared 4MB super-pages.</text:p></text:note-body></text:note></text:span> into two or more address spaces simultaneously. <text:s/>Each address space has its own view of the shared frame; and the same frame may typically be mapped at a different virtual address in each address space.</text:p>
      <text:p text:style-name="Standard"/>
      <text:p text:style-name="Standard">Shared frames are primarily useful for transferring large blocks of payload data between address spaces; instead of wasting cycles to copy the data from one address space to another, the kernel “delivers” the payload by creating a view of it within the recipient’s address space. <text:s/>Shared frames are typically marked as copy-on-write, in the event that either the sender or the recipient modifies the payload data.</text:p>
      <text:p text:style-name="Standard"/>
      <text:p text:style-name="Standard">A shared frame remains “live” until all address spaces have freed/unmapped it, overwrite it or otherwise destroy their references to it. <text:s/>Once all of these references are removed, the frame is then freed and eligible for reuse.</text:p>
      <text:p text:style-name="Standard"/>
      <text:p text:style-name="Standard"><draw:frame draw:style-name="fr1" draw:name="Frame5" text:anchor-type="paragraph" svg:x="0.0008in" svg:y="0in" svg:width="5.0807in" draw:z-index="8"><draw:text-box fo:min-height="3.002in"><text:p text:style-name="Drawing"><draw:g text:anchor-type="paragraph" draw:z-index="9" draw:style-name="gr26"><draw:rect draw:style-name="gr51" draw:text-style-name="P40" svg:width="1.0004in" svg:height="3.0004in" svg:x="0.0008in" svg:y="0in"><text:p/></draw:rect><draw:rect draw:style-name="gr52" draw:text-style-name="P40" svg:width="1.0004in" svg:height="3.0004in" svg:x="4.0008in" svg:y="0in"><text:p/></draw:rect><draw:rect draw:style-name="gr53" draw:text-style-name="P40" svg:width="1.0004in" svg:height="3.0004in" svg:x="2.0008in" svg:y="0in"><text:p/></draw:rect><draw:rect draw:style-name="gr54" draw:text-style-name="P45" svg:width="1.0004in" svg:height="0.2504in" svg:x="2.0008in" svg:y="2in"><text:p text:style-name="P39"><text:span text:style-name="T8">Physical frame p</text:span></text:p></draw:rect><draw:rect draw:style-name="gr55" draw:text-style-name="P45" svg:width="1.0004in" svg:height="0.2504in" svg:x="0.0008in" svg:y="2.25in"><text:p text:style-name="P39"><text:span text:style-name="T8">Virtual page a</text:span></text:p></draw:rect><draw:rect draw:style-name="gr56" draw:text-style-name="P45" svg:width="1.0004in" svg:height="0.2504in" svg:x="4.0008in" svg:y="1.25in"><text:p text:style-name="P39"><text:span text:style-name="T8">Virtual page b</text:span></text:p></draw:rect><draw:frame draw:style-name="gr57" draw:text-style-name="P40" svg:width="1.0004in" svg:height="0.6933in" svg:x="0.0791in" svg:y="0.0398in"><draw:text-box><text:p text:style-name="P39"><text:span text:style-name="T7">Virtual</text:span></text:p><text:p text:style-name="P39"><text:span text:style-name="T7">Address</text:span></text:p><text:p text:style-name="P39"><text:span text:style-name="T7">Space A</text:span></text:p></draw:text-box></draw:frame><draw:frame draw:style-name="gr58" draw:text-style-name="P40" svg:width="1.0004in" svg:height="0.6933in" svg:x="4.0791in" svg:y="0.0398in"><draw:text-box><text:p text:style-name="P39"><text:span text:style-name="T7">Virtual</text:span></text:p><text:p text:style-name="P39"><text:span text:style-name="T7">Address</text:span></text:p><text:p text:style-name="P39"><text:span text:style-name="T7">Space B</text:span></text:p></draw:text-box></draw:frame><draw:frame draw:style-name="gr59" draw:text-style-name="P40" svg:width="1.0004in" svg:height="0.6933in" svg:x="2.0791in" svg:y="0.028in"><draw:text-box><text:p text:style-name="P39"><text:span text:style-name="T7">Physical</text:span></text:p><text:p text:style-name="P39"><text:span text:style-name="T7">Address</text:span></text:p><text:p text:style-name="P39"><text:span text:style-name="T7">Space</text:span></text:p></draw:text-box></draw:frame><draw:connector draw:style-name="gr60" draw:text-style-name="P38" draw:type="line" svg:x1="1.0118in" svg:y1="2.2535in" svg:x2="1.9984in" svg:y2="1.9953in" svg:d="m2570 5724 2506-656"><text:p/></draw:connector><draw:connector draw:style-name="gr61" draw:text-style-name="P38" draw:type="line" svg:x1="1.0008in" svg:y1="2.5in" svg:x2="1.9874in" svg:y2="2.2417in" svg:d="m2542 6350 2506-656"><text:p/></draw:connector><draw:connector draw:style-name="gr62" draw:text-style-name="P38" draw:type="line" svg:x1="3.0083in" svg:y1="1.9953in" svg:x2="3.9874in" svg:y2="1.25in" svg:d="m7641 5068 2487-1893"><text:p/></draw:connector><draw:connector draw:style-name="gr63" draw:text-style-name="P38" draw:type="line" svg:x1="3.0008in" svg:y1="2.2453in" svg:x2="3.9791in" svg:y2="1.5in" svg:d="m7622 5703 2485-1893"><text:p/></draw:connector></draw:g>Drawing <text:sequence text:ref-name="refDrawing3" text:name="Drawing" text:formula="ooow:Drawing+1" style:num-format="1">4</text:sequence>: A single physical frame shared between two address spaces</text:p></draw:text-box></draw:frame><text:soft-page-break/></text:p>
      <text:p text:style-name="Standard"/>
      <text:h text:style-name="Heading_20_5" text:outline-level="5">Copy-on-write</text:h>
      <text:p text:style-name="Standard">When a single frame is shared among two or more address spaces, the kernel marks the frame as read-only in each address space. <text:s/>This allows the kernel to intercept writes to this frame, which in turn allows the kernel to support copy-on-write for these shared frames.</text:p>
      <text:p text:style-name="Standard"/>
      <text:p text:style-name="Standard"/>
      <text:h text:style-name="Heading_20_3" text:outline-level="3">Thread Manager</text:h>
      <table:table table:name="Table9" table:style-name="Table9">
        <table:table-column table:style-name="Table9.A"/>
        <table:table-column table:style-name="Table9.B"/>
        <table:table-row table:style-name="Table9.1">
          <table:table-cell table:style-name="Table9.A1" office:value-type="string">
            <text:p text:style-name="P1">Subsystem</text:p>
          </table:table-cell>
          <table:table-cell table:style-name="Table9.B1" office:value-type="string">
            <text:p text:style-name="P1">Thread Manager</text:p>
          </table:table-cell>
        </table:table-row>
        <table:table-row table:style-name="Table9.1">
          <table:table-cell table:style-name="Table9.A1" office:value-type="string">
            <text:p text:style-name="P1">Purpose</text:p>
          </table:table-cell>
          <table:table-cell table:style-name="Table9.B1" office:value-type="string">
            <text:p text:style-name="P1">Provides thread creation, tracking + deletion services.</text:p>
          </table:table-cell>
        </table:table-row>
        <table:table-row table:style-name="Table9.1">
          <table:table-cell table:style-name="Table9.A1" office:value-type="string">
            <text:p text:style-name="P1">Handles interrupts</text:p>
          </table:table-cell>
          <table:table-cell table:style-name="Table9.B1" office:value-type="string">
            <text:p text:style-name="P1">None</text:p>
          </table:table-cell>
        </table:table-row>
        <table:table-row table:style-name="Table9.1">
          <table:table-cell table:style-name="Table9.A1" table:number-rows-spanned="2" office:value-type="string">
            <text:p text:style-name="P1">Handles system calls</text:p>
          </table:table-cell>
          <table:table-cell table:style-name="Table9.B1" office:value-type="string">
            <text:p text:style-name="P1">Create Thread</text:p>
          </table:table-cell>
        </table:table-row>
        <table:table-row table:style-name="Table9.1">
          <table:covered-table-cell/>
          <table:table-cell table:style-name="Table9.B5" office:value-type="string">
            <text:p text:style-name="P1">Delete Thread</text:p>
          </table:table-cell>
        </table:table-row>
        <table:table-row table:style-name="Table9.1">
          <table:table-cell table:style-name="Table9.A1" office:value-type="string">
            <text:p text:style-name="P1">Kernel Interfaces</text:p>
          </table:table-cell>
          <table:table-cell table:style-name="Table9.B1" office:value-type="string">
            <text:p text:style-name="P1">Thread creation, tracking and deletion. </text:p>
          </table:table-cell>
        </table:table-row>
        <table:table-row table:style-name="Table9.1">
          <table:table-cell table:style-name="Table9.A7" office:value-type="string">
            <text:p text:style-name="P1">Spinlocks</text:p>
          </table:table-cell>
          <table:table-cell table:style-name="Table9.B5" office:value-type="string">
            <text:p text:style-name="P1">One to protect the table of current threads.</text:p>
          </table:table-cell>
        </table:table-row>
      </table:table>
      <text:p text:style-name="Standard"/>
      <text:h text:style-name="Heading_20_4" text:outline-level="4"><text:bookmark-start text:name="__RefNumPara__41600866"/><text:bookmark-start text:name="_Ref221112188"/>Creating a New Thread<text:bookmark-end text:name="__RefNumPara__41600866"/><text:bookmark-end text:name="_Ref221112188"/></text:h>
      <text:p text:style-name="Standard">The Thread Manager’s main duty is the creation of new threads. <text:s/>It exposes a method, <text:span text:style-name="T1">thread_manager::create_thread()</text:span> that creates, initializes and returns a handle to a new thread (a new t<text:span text:style-name="T1">hread_c</text:span> object).</text:p>
      <text:p text:style-name="Standard"/>
      <text:p text:style-name="Standard">Each thread executes within the confines of a single address space<text:span text:style-name="Footnote_20_Symbol"><text:note text:id="ftn9" text:note-class="footnote"><text:note-citation>9</text:note-citation><text:note-body><text:p text:style-name="Footnote"><text:s/>Kernel threads all share a single, common address space. <text:s/>Kernel threads do not specifically require a dedicated address space since they can effectively execute in any address space, but this simplifies the logic for switching contexts (the reference-counting, in particular).</text:p></text:note-body></text:note></text:span>. <text:s/>This address space container must be specified at thread-creation time; the <text:span text:style-name="T1">thread_manager_c::create_thread()</text:span> method then inserts this new thread into the specified address space.</text:p>
      <text:p text:style-name="Standard"/>
      <text:p text:style-name="Standard"><text:soft-page-break/>Each new thread begins execution in <text:span text:style-name="T1">hal::switch_thread()</text:span> as if it were waking from suspension (see section <text:bookmark-ref text:reference-format="chapter" text:ref-name="_Ref201564502">2.3.1.5</text:bookmark-ref>). <text:s/>Unlike existing threads that simply resume where they left off, a new thread has no previous context and immediately jumps to <text:span text:style-name="T1">hal::run_thread()</text:span> instead. <text:s/>The <text:span text:style-name="T1">hal::run_thread()</text:span> logic then acts as a wrapper around the actual thread-specific entry point, launching the thread + cleaning up as necessary.</text:p>
      <text:p text:style-name="Standard"/>
      <text:p text:style-name="Standard">Both user-mode and kernel-mode threads are created via this same logic. <text:s/>For dedicated kernel threads, the thread-specific entry point is some internal kernel routine. <text:s/>For user-mode threads, the entry point is <text:span text:style-name="T2">::user_thread_entry().</text:span></text:p>
      <text:p text:style-name="Standard"/>
      <text:p text:style-name="Standard">@fork() support?</text:p>
      <text:p text:style-name="Standard"/>
      <text:h text:style-name="Heading_20_4" text:outline-level="4">Thread Execution Block</text:h>
      <text:p text:style-name="Standard">Although most kernel code sees only the <text:span text:style-name="T1">thread_c</text:span> object that describes the thread state, the Thread Manager actually allocates a larger structure (the “Thread Execution Block”) with this <text:span text:style-name="T1">thread_c</text:span> context embedded within it. <text:s/>This block is a single page of memory containing both the <text:span text:style-name="T1">thread_c</text:span> context and its dedicated kernel stack, as illustrated below.</text:p>
      <text:p text:style-name="Standard"/>
      <text:p text:style-name="Standard">Only the Thread Manager, the thread itself and the HAL are aware of the underlying block. <text:s/>All other kernel logic sees and interacts only with the <text:span text:style-name="T1">thread_c</text:span> object.</text:p>
      <text:p text:style-name="Standard"/>
      <text:p text:style-name="Standard"/>
      <text:p text:style-name="Standard"/>
      <text:p text:style-name="Standard"><draw:frame draw:style-name="fr1" draw:name="Frame4" text:anchor-type="paragraph" svg:x="0in" svg:y="0.011in" svg:width="6.752in" draw:z-index="6"><draw:text-box fo:min-height="3.9575in"><text:p text:style-name="Drawing"><draw:g text:anchor-type="paragraph" draw:z-index="7" draw:style-name="gr26"><draw:rect draw:style-name="gr41" draw:text-style-name="P38" svg:width="2.5004in" svg:height="3.5004in" svg:x="1.7626in" svg:y="0.1717in"><text:p/></draw:rect><draw:rect draw:style-name="gr42" draw:text-style-name="P40" svg:width="2.5004in" svg:height="0.5004in" svg:x="1.7626in" svg:y="0.1717in"><text:p text:style-name="P39"><text:span text:style-name="T9">thread_c</text:span></text:p></draw:rect><draw:frame draw:style-name="gr43" draw:text-style-name="P47" svg:width="1.4071in" svg:height="0.5941in" svg:x="2.3043in" svg:y="3.1063in"><draw:text-box><text:p text:style-name="P46"><text:span text:style-name="T7">Kernel stack for this thread</text:span></text:p></draw:text-box></draw:frame><draw:line draw:style-name="gr44" draw:text-style-name="P38" svg:x1="3.0008in" svg:y1="3.1319in" svg:x2="3.0008in" svg:y2="2.6319in"><text:p/></draw:line><draw:custom-shape draw:style-name="gr45" draw:text-style-name="P38" svg:width="0.5004in" svg:height="3.5004in" svg:x="1.0264in" svg:y="0.1717in"><text:p/><draw:enhanced-geometry svg:viewBox="0 0 21600 21600" draw:mirror-horizontal="false" draw:mirror-vertical="false" draw:glue-points="21600 0 0 10800 21600 21600" draw:text-areas="13800 ?f9 21600 ?f10" draw:type="left-brace" draw:modifiers="1800 10772.0616353616"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6" draw:text-style-name="P44" svg:width="1.0122in" svg:height="0.6933in" svg:x="0.0008in" svg:y="1.5866in"><draw:text-box><text:p text:style-name="P41"><text:span text:style-name="T7">Thread execution block</text:span></text:p></draw:text-box></draw:frame><draw:line draw:style-name="gr47" draw:text-style-name="P38" svg:x1="5.2508in" svg:y1="0.1713in" svg:x2="4.5008in" svg:y2="0.1713in"><text:p/></draw:line><draw:frame draw:style-name="gr48" draw:text-style-name="P44" svg:width="1.5004in" svg:height="0.4953in" svg:x="5.2508in" svg:y="0in"><draw:text-box><text:p text:style-name="P41"><text:span text:style-name="T7">Aligned on page boundary</text:span></text:p></draw:text-box></draw:frame><draw:line draw:style-name="gr49" draw:text-style-name="P38" svg:x1="5.239in" svg:y1="3.6713in" svg:x2="4.489in" svg:y2="3.6713in"><text:p/></draw:line><draw:frame draw:style-name="gr50" draw:text-style-name="P44" svg:width="1.5122in" svg:height="0.4953in" svg:x="5.239in" svg:y="3.4602in"><draw:text-box><text:p text:style-name="P41"><text:span text:style-name="T7">Base of stack; and end of page</text:span></text:p></draw:text-box></draw:frame></draw:g>Drawing <text:sequence text:ref-name="refDrawing4" text:name="Drawing" text:formula="ooow:Drawing+1" style:num-format="1">5</text:sequence>: Thread execution block and thread_c context</text:p></draw:text-box></draw:frame></text:p>
      <text:p text:style-name="Standard"/>
      <text:h text:style-name="Heading_20_4" text:outline-level="4"><text:bookmark-start text:name="_Ref201755616"/><text:soft-page-break/>Deleting an Existing Thread<text:bookmark-end text:name="_Ref201755616"/></text:h>
      <text:p text:style-name="Standard">Thread deletion occurs in one of two ways:</text:p>
      <text:list xml:id="list35586077" text:style-name="WW8Num31">
        <text:list-item>
          <text:p text:style-name="P28">The thread exits gracefully, either by returning from its entry point or by specifically invoking <text:span text:style-name="T1">thread_exit()</text:span>. <text:s/>In either event, the thread sends a THREAD_EXIT message to the Cleanup Thread (see section <text:bookmark-ref text:reference-format="chapter" text:ref-name="_Ref207552579">2.4</text:bookmark-ref>) , yields the CPU and never executes again (see section <text:bookmark-ref text:reference-format="chapter" text:ref-name="_Ref201564502">2.3.1.5</text:bookmark-ref>).</text:p>
        </text:list-item>
        <text:list-item>
          <text:p text:style-name="P28">Some other thread explicitly kills or destroys the victim thread. <text:s/>In this case, the state of the victim thread is unknown – it may be sleeping or executing normally, but it may also have crashed, runaway, etc.</text:p>
        </text:list-item>
      </text:list>
      <text:p text:style-name="Standard"/>
      <text:p text:style-name="Standard">Regardless of how the deletion is triggered, the Thread Manager (in the context of the Cleanup thread) marks the victim thread as deleted and removes it from its internal tables. <text:s/>At this point, the victim thread will not win any future scheduling lotteries; and subsequent queries/lookups for this thread will fail. <text:s/>The actual <text:span text:style-name="T1">thread_c</text:span> context and the underlying execution block, however, persist until all remaining references are released<text:span text:style-name="Footnote_20_Symbol"><text:note text:id="ftn10" text:note-class="footnote"><text:note-citation>10</text:note-citation><text:note-body><text:p text:style-name="Footnote"><text:s/>The only remaining references should be those that existed prior to the deletion, since the Thread Manager will not return new references to the victim after its deletion.</text:p></text:note-body></text:note></text:span>.</text:p>
      <text:p text:style-name="Standard"/>
      <text:p text:style-name="Standard">Thread deletion typically occurs within the context of the Cleanup thread, which actually invokes <text:span text:style-name="T1">thread_manager::delete_thread()</text:span>, but may occur in the context of any thread holding a reference to the victim.</text:p>
      <text:p text:style-name="Standard"/>
      <text:h text:style-name="Heading_20_3" text:outline-level="3"><text:bookmark-start text:name="__RefNumPara__36454502"/>Device Proxy<text:bookmark-end text:name="__RefNumPara__36454502"/></text:h>
      <table:table table:name="Table11" table:style-name="Table11">
        <table:table-column table:style-name="Table11.A"/>
        <table:table-column table:style-name="Table11.B"/>
        <table:table-row table:style-name="Table11.1">
          <table:table-cell table:style-name="Table11.A1" office:value-type="string">
            <text:p text:style-name="P1">Subsystem</text:p>
          </table:table-cell>
          <table:table-cell table:style-name="Table11.B1" office:value-type="string">
            <text:p text:style-name="P1">Device Proxy</text:p>
          </table:table-cell>
        </table:table-row>
        <table:table-row table:style-name="Table11.1">
          <table:table-cell table:style-name="Table11.A1" office:value-type="string">
            <text:p text:style-name="P1">Purpose</text:p>
          </table:table-cell>
          <table:table-cell table:style-name="Table11.B1" office:value-type="string">
            <text:p text:style-name="P1">Provides intermediate layer for supporting device drivers in user-space. <text:s/>In effect, the Device Proxy exports raw device resources to user-mode drivers.</text:p>
          </table:table-cell>
        </table:table-row>
        <table:table-row table:style-name="Table11.1">
          <table:table-cell table:style-name="Table11.A1" office:value-type="string">
            <text:p text:style-name="P1">Handles interrupts</text:p>
          </table:table-cell>
          <table:table-cell table:style-name="Table11.B1" office:value-type="string">
            <text:p text:style-name="P1">All PIC vectors except IRQ0.</text:p>
          </table:table-cell>
        </table:table-row>
        <table:table-row table:style-name="Table11.1">
          <table:table-cell table:style-name="Table11.A1" table:number-rows-spanned="2" office:value-type="string">
            <text:p text:style-name="P1">Handles system calls</text:p>
          </table:table-cell>
          <table:table-cell table:style-name="Table11.B1" office:value-type="string">
            <text:p text:style-name="P1">Map Device</text:p>
          </table:table-cell>
        </table:table-row>
        <table:table-row table:style-name="Table11.1">
          <table:covered-table-cell/>
          <table:table-cell table:style-name="Table11.B5" office:value-type="string">
            <text:p text:style-name="P1">Unmap Device</text:p>
          </table:table-cell>
        </table:table-row>
        <table:table-row table:style-name="Table11.1">
          <table:table-cell table:style-name="Table11.A1" office:value-type="string">
            <text:p text:style-name="P1">Kernel Interfaces</text:p>
          </table:table-cell>
          <table:table-cell table:style-name="Table11.B1" office:value-type="string">
            <text:p text:style-name="P1">None</text:p>
          </table:table-cell>
        </table:table-row>
        <table:table-row table:style-name="Table11.1">
          <table:table-cell table:style-name="Table11.A7" office:value-type="string">
            <text:p text:style-name="P1">Spinlocks</text:p>
          </table:table-cell>
          <table:table-cell table:style-name="Table11.B5" office:value-type="string">
            <text:p text:style-name="P1">One, to protect the lists of interrupt handlers. @@this is broken on SMP.</text:p>
          </table:table-cell>
        </table:table-row>
      </table:table>
      <text:p text:style-name="Standard"/>
      <text:h text:style-name="Heading_20_4" text:outline-level="4">Hardware Resources</text:h>
      <text:p text:style-name="Standard">The Device Proxy is primarily responsible for making raw hardware/device resources available to drivers in user space. <text:s/>It specifically exports three types of resources:</text:p>
      <text:list xml:id="list35595890" text:style-name="L14">
        <text:list-item>
          <text:p text:style-name="P29">I/O ports. <text:s/>A driver may request access to one or more I/O ports. <text:s/>I/O ports are allocated per-address space (meaning that all threads in the same address space have access to the same set of ports).</text:p>
        </text:list-item>
        <text:list-item>
          <text:p text:style-name="P29">Physical memory. <text:s/>A driver may map or request access to a specific range of physical memory. Like I/O ports, the Device Proxy manages physical memory per-address space.</text:p>
        </text:list-item>
        <text:list-item>
          <text:p text:style-name="P29">Interrupts. <text:s/>A driver may register interest in one or more interrupt vectors. <text:s/>Unlike I/O ports and physical memory blocks, interrupt registration is per-thread: only the thread that registered for interrupts is notified of the interrupt.</text:p>
        </text:list-item>
      </text:list>
      <text:p text:style-name="Standard"/>
      <text:h text:style-name="Heading_20_4" text:outline-level="4">Dispatching Device Interrupts</text:h>
      <text:p text:style-name="Standard">When an external device interrupts the CPU, the Device Manager sends a blocking message to each thread that has indicated an interest in the corresponding interrupt line. <text:s/><office:annotation><dc:creator>Dan Gaur</dc:creator><dc:date>2009-08-07T16:57:07.31</dc:date><text:p text:style-name="P37"><text:span text:style-name="T6">This is almost certain to be a significant performance bottleneck.</text:span></text:p></office:annotation>This simultaneously suspends the current (interrupted) thread and launches the handler thread in its place. <text:s/>By definition, each of these handlers executes in interrupt context (see <text:bookmark-ref text:reference-format="number-no-superior" text:ref-name="__RefNumPara__36643280">2.3.1.3.2</text:bookmark-ref>).</text:p>
      <text:p text:style-name="Standard"/>
      <text:p text:style-name="Standard"><text:soft-page-break/>If a handler discovers that its device is interrupting, it is expected to acknowledge or otherwise disable the interrupt and send a response message back to the original (interrupted) thread. <text:s/>The handler may send additional messages as well, for example, to allow another thread to finish the device cleanup outside of interrupt context, etc. <text:s/>The libdx library provides a simple framework for implementing this behavior (see <text:bookmark-ref text:reference-format="number-no-superior" text:ref-name="__RefNumPara__28261483">3.2</text:bookmark-ref>).</text:p>
      <text:p text:style-name="Standard"/>
      <text:p text:style-name="Standard"/>
      <text:h text:style-name="Heading_20_2" text:outline-level="2">Special <text:bookmark-start text:name="_Ref207552579"/>Threads<text:bookmark-end text:name="_Ref207552579"/> and Thread Ids</text:h>
      <text:p text:style-name="Standard">A handful of dedicated threads execute solely within the kernel to provide special services. <text:s/>In addition, the kernel also reserves a few thread ids for system calls, etc. <text:s/>See <text:span text:style-name="T2">src/inc/dx/thread_id.h</text:span>.</text:p>
      <text:p text:style-name="Standard"/>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3">Name</text:p>
          </table:table-cell>
          <table:table-cell table:style-name="Table10.A1" office:value-type="string">
            <text:p text:style-name="P3">Id</text:p>
          </table:table-cell>
          <table:table-cell table:style-name="Table10.C1" office:value-type="string">
            <text:p text:style-name="P3">Purpose</text:p>
          </table:table-cell>
        </table:table-row>
        <table:table-row table:style-name="Table10.1">
          <table:table-cell table:style-name="Table10.A2" office:value-type="string">
            <text:p text:style-name="P4">Invalid thread id</text:p>
          </table:table-cell>
          <table:table-cell table:style-name="Table10.A2" office:value-type="string">
            <text:p text:style-name="P4">0xFFFFFFFF</text:p>
          </table:table-cell>
          <table:table-cell table:style-name="Table10.C2" office:value-type="string">
            <text:p text:style-name="P4">This id is always invalid. <text:s/>The kernel returns this id, e.g., when a CREATE_THREAD system call fails.</text:p>
          </table:table-cell>
        </table:table-row>
        <table:table-row table:style-name="Table10.1">
          <table:table-cell table:style-name="Table10.A2" office:value-type="string">
            <text:p text:style-name="P4">Loopback id</text:p>
          </table:table-cell>
          <table:table-cell table:style-name="Table10.A2" office:value-type="string">
            <text:p text:style-name="P4">0xFFFFFFFE</text:p>
          </table:table-cell>
          <table:table-cell table:style-name="Table10.C2" office:value-type="string">
            <text:p text:style-name="P4">A “loopback” id. <text:s/>The kernel redirects messages sent to this id back to the sending thread. <text:s/>Mainly useful for the initial user-mode threads, which execute in a restricted context, but available to all threads.</text:p>
          </table:table-cell>
        </table:table-row>
        <table:table-row table:style-name="Table10.1">
          <table:table-cell table:style-name="Table10.A4" office:value-type="string">
            <text:p text:style-name="P1">Boot thread</text:p>
          </table:table-cell>
          <table:table-cell table:style-name="Table10.A4" office:value-type="string">
            <text:p text:style-name="P1">0xFFFFFFF0</text:p>
          </table:table-cell>
          <table:table-cell table:style-name="Table10.C4" office:value-type="string">
            <text:p text:style-name="P1">The initial thread of execution, inherited from the boot loader when it jumps to the kernel. All kernel initialization occurs within the context of the boot thread. <text:s/>The boot thread does not respond to incoming messages.</text:p>
          </table:table-cell>
        </table:table-row>
        <table:table-row table:style-name="Table10.1">
          <table:table-cell table:style-name="Table10.A4" office:value-type="string">
            <text:p text:style-name="P1">Cleanup thread</text:p>
          </table:table-cell>
          <table:table-cell table:style-name="Table10.A4" office:value-type="string">
            <text:p text:style-name="P1">0xFFFFFFF1</text:p>
          </table:table-cell>
          <table:table-cell table:style-name="Table10.C4" office:value-type="string">
            <text:p text:style-name="P1">The cleanup thread assists the Thread Manager by providing a dedicated context for thread deletion/cleanup. <text:s/>Threads may exit gracefully by sending a (blocking) THREAD_EXIT message to the cleanup thread; or threads may send DELETE_THREAD messages to the cleanup thread to forcibly delete other threads. <text:s/>In either event, the cleanup thread provides the context for this deletion.</text:p>
          </table:table-cell>
        </table:table-row>
        <table:table-row table:style-name="Table10.1">
          <table:table-cell table:style-name="Table10.A4" office:value-type="string">
            <text:p text:style-name="P1">Null/idle thread</text:p>
          </table:table-cell>
          <table:table-cell table:style-name="Table10.A4" office:value-type="string">
            <text:p text:style-name="P1">0xFFFFFF00</text:p>
          </table:table-cell>
          <table:table-cell table:style-name="Table10.C4" office:value-type="string">
            <text:p text:style-name="P1">The null thread is multi-purpose. <text:s/>It acts as message-sink, consuming any messages sent to it without replying. <text:s/>It provides a convenient source for messages sent from the kernel to user threads. <text:s/>Lastly, the null thread provides a dedicated context for burning CPU cycles when no other threads are ready to execute. <text:s/>See also section <text:bookmark-ref text:reference-format="chapter" text:ref-name="_Ref201415278">2.3.3.6</text:bookmark-ref>. <text:s/>@@on SMP, one null thread per CPU.</text:p>
          </table:table-cell>
        </table:table-row>
        <table:table-row table:style-name="Table10.1">
          <table:table-cell table:style-name="Table10.A7" office:value-type="string">
            <text:p text:style-name="P1"/>
          </table:table-cell>
          <table:table-cell table:style-name="Table10.A7" office:value-type="string">
            <text:p text:style-name="P1"/>
          </table:table-cell>
          <table:table-cell table:style-name="Table10.C7" office:value-type="string">
            <text:p text:style-name="P1"/>
          </table:table-cell>
        </table:table-row>
      </table:table>
      <text:p text:style-name="Standard"/>
      <text:p text:style-name="Standard"/>
      <text:h text:style-name="Heading_20_1" text:outline-level="1">Kernel-User Boundary</text:h>
      <text:h text:style-name="Heading_20_2" text:outline-level="2">System Calls</text:h>
      <text:h text:style-name="Heading_20_3" text:outline-level="3">Kernel Services</text:h>
      <text:p text:style-name="Standard">The kernel supports the system calls listed below. <text:s/>See also sections <text:bookmark-ref text:reference-format="number-no-superior" text:ref-name="__RefNumPara__35501684">2.3.1.2</text:bookmark-ref> and <text:bookmark-ref text:reference-format="number-no-superior" text:ref-name="__RefNumPara__35624762">8</text:bookmark-ref>.</text:p>
      <text:list xml:id="list35576243" text:style-name="L15">
        <text:list-item>
          <text:p text:style-name="P30">CONTRACT_ADDRESS_SPACE. <text:s/>Trims pages from an existing address space.</text:p>
        </text:list-item>
        <text:list-item>
          <text:p text:style-name="P30">CREATE_ADDRESS_SPACE. Creates a new address space.</text:p>
        </text:list-item>
        <text:list-item>
          <text:p text:style-name="P30">CREATE_THREAD. <text:s/>Creates a new (user-mode) thread.</text:p>
        </text:list-item>
        <text:list-item>
          <text:p text:style-name="P30">DELETE_ADDRESS_SPACE. <text:s/>Destroys an existing address space.</text:p>
        </text:list-item>
        <text:list-item>
          <text:p text:style-name="P30">DELETE_MESSAGE. <text:s/>Discards a received message.</text:p>
        </text:list-item>
        <text:list-item>
          <text:p text:style-name="P30">DELETE_THREAD. <text:s/>Destroys an existing (user-mode) thread. <text:s/>Blocks until completion.</text:p>
        </text:list-item>
        <text:list-item>
          <text:p text:style-name="P30"><text:soft-page-break/>EXPAND_ADDRESS_SPACE. <text:s/>Adds pages to an existing address space.</text:p>
        </text:list-item>
        <text:list-item>
          <text:p text:style-name="P30">MAP_DEVICE. <text:s/>Maps a physical resource or device into user-space.</text:p>
        </text:list-item>
        <text:list-item>
          <text:p text:style-name="P30">RECEIVE_MESSAGE. <text:s/>Retrieves the next pending message, if any.</text:p>
        </text:list-item>
        <text:list-item>
          <text:p text:style-name="P30">SEND_AND_RECEIVE_MESSAGE. <text:s/>Sends a message to another thread, blocks until the recipient thread replies to the request.</text:p>
        </text:list-item>
        <text:list-item>
          <text:p text:style-name="P30">SEND_MESSAGE. <text:s/>Sends a message to another thread, without blocking.</text:p>
        </text:list-item>
        <text:list-item>
          <text:p text:style-name="P30">UNMAP_DEVICE. <text:s/>Removes a physical resource or device from user-space.</text:p>
        </text:list-item>
      </text:list>
      <text:p text:style-name="Standard"/>
      <text:h text:style-name="Heading_20_3" text:outline-level="3">System Call Interface</text:h>
      <text:p text:style-name="Standard">All system calls are implemented in the same manner:</text:p>
      <text:list xml:id="list35583898" text:style-name="L16">
        <text:list-item>
          <text:p text:style-name="P31">The user application populates a <text:span text:style-name="T2">syscall_data_s</text:span> structure with the necessary system call parameters. <text:s/>See <text:span text:style-name="T2">src/inc/dx/system_call.h</text:span>. <text:s/>See section <text:bookmark-ref text:reference-format="number-no-superior" text:ref-name="__RefNumPara__35624762">8</text:bookmark-ref>.</text:p>
        </text:list-item>
        <text:list-item>
          <text:p text:style-name="P31">The user application traps to the kernel.</text:p>
        </text:list-item>
        <text:list-item>
          <text:p text:style-name="P31">The kernel returns the resulting status, and possibly additional arguments, via the original <text:span text:style-name="T2">syscall_data_s</text:span> structure.</text:p>
        </text:list-item>
      </text:list>
      <text:p text:style-name="Standard"/>
      <text:p text:style-name="Standard"><text:s/></text:p>
      <text:h text:style-name="Heading_20_2" text:outline-level="2"><text:bookmark-start text:name="__RefNumPara__28261483"/>libdx<text:bookmark-end text:name="__RefNumPara__28261483"/></text:h>
      <text:p text:style-name="Standard">The <text:span text:style-name="T2">libdx</text:span> library is the main dx system library. <text:s/>It provides C-language wrappers around all of the dx system calls. <text:s/>Device drivers may need to invoke these interfaces directly; but most applications will typically only need the system C library (which in turn invokes the underlying <text:span text:style-name="T4">libdx</text:span> routines where necessary).</text:p>
      <text:p text:style-name="Standard"/>
      <text:p text:style-name="Standard">In addition to the system calls, the <text:span text:style-name="T4">libdx</text:span> library also includes routines for implementing device drivers in user space. <text:s/>In particular, it provides a framework for handling interrupts in user mode drivers (the <text:span text:style-name="T2">register_interrupt_handler()</text:span> and <text:span text:style-name="T2">interrupt_handler_loop()</text:span> routines).</text:p>
      <text:p text:style-name="Standard"/>
      <text:h text:style-name="Heading_20_2" text:outline-level="2">Start-up Object</text:h>
      <text:p text:style-name="Standard">The <text:span text:style-name="T4">user_start.o</text:span> object file provides the default user-mode entry point for most user executables. <text:s/>It prepares the various environmental settings and then invoked the application's <text:span text:style-name="T2">main()</text:span> entry point. <text:s/>If the user application returns from its <text:span text:style-name="T2">main()</text:span> entry point, the <text:span text:style-name="T2">user_start.o</text:span> object automatically calls <text:span text:style-name="T2">exit()</text:span>.</text:p>
      <text:p text:style-name="Standard"><text:s/></text:p>
      <text:p text:style-name="Standard"/>
      <text:h text:style-name="Heading_20_1" text:outline-level="1">Application-level Servers</text:h>
      <text:p text:style-name="Standard">Keyboard driver</text:p>
      <text:p text:style-name="Standard">Console driver</text:p>
      <text:p text:style-name="Standard">Pager</text:p>
      <text:p text:style-name="Standard">FS</text:p>
      <text:p text:style-name="Standard">Networking</text:p>
      <text:p text:style-name="Standard">Alarm Clock</text:p>
      <text:p text:style-name="Standard"/>
      <text:h text:style-name="Heading_20_1" text:outline-level="1">User Processes + Servers</text:h>
      <text:p text:style-name="Standard"/>
      <text:h text:style-name="Heading_20_1" text:outline-level="1"><text:soft-page-break/>Boot Process</text:h>
      <text:h text:style-name="Heading_20_2" text:outline-level="2">Bootstrap sequence</text:h>
      <text:p text:style-name="Standard">At a high-level, the boot process looks like this:</text:p>
      <text:list xml:id="list35593558" text:style-name="WW8Num10">
        <text:list-item>
          <text:p text:style-name="P32">The BIOS loads the boot loader (GRUB) from disk and jumps to it.</text:p>
        </text:list-item>
        <text:list-item>
          <text:p text:style-name="P32">GRUB loads the kernel image from disk; reads the ELF header on the kernel image to determine the kernel’s expected load address (i.e., physical address 0x00200000, see section <text:bookmark-ref text:reference-format="chapter" text:ref-name="_Ref210396214">2.3.4.3</text:bookmark-ref>); and places the kernel at this location.</text:p>
        </text:list-item>
        <text:list-item>
          <text:p text:style-name="P32">GRUB loads the ramdisk from disk; and places it somewhere beyond the end of the kernel image. <text:s/>Currently the kernel code image + ramdisk image are assumed to fit within the 6MB of RAM starting at 0x00200000.</text:p>
        </text:list-item>
        <text:list-item>
          <text:p text:style-name="P32">GRUB jumps to the dx kernel. <text:s/>At this point, the dx kernel now has control of the system. <text:s/>This thread of execution becomes the kernel “boot thread”.</text:p>
        </text:list-item>
        <text:list-item>
          <text:p text:style-name="P32">The kernel initializes the various subsystems and internal threads. <text:s/>First the HAL, then the remaining subsystems. <text:s/>At this point, the kernel is now ready: it can send messages, schedule threads, allocate and free pages, etc.</text:p>
        </text:list-item>
        <text:list-item>
          <text:p text:style-name="P32">The kernel then spawns a separate thread to handle the user-mode initialization.</text:p>
        </text:list-item>
        <text:list-item>
          <text:p text:style-name="P32">This new thread locates the ramdisk; and jumps to the first entry in the ramdisk directly. <text:s/>At this point, the thread is now executing the contents of the ramdisk at ring-3.</text:p>
        </text:list-item>
        <text:list-item>
          <text:p text:style-name="P32">The loader then unpacks the rest of the executables in the ramdisk and launches them as separate processes.</text:p>
        </text:list-item>
        <text:list-item>
          <text:p text:style-name="P32"/>
        </text:list-item>
      </text:list>
      <text:p text:style-name="Standard"/>
      <text:p text:style-name="Standard"/>
      <text:h text:style-name="Heading_20_2" text:outline-level="2">RAMDISK</text:h>
      <text:p text:style-name="Standard">The kernel requires a ramdisk in order to boot. <text:s/>The ramdisk is a .tar file containing user-mode initialization code, user-mode device drivers and other user-mode components required to boot the rest of the system.</text:p>
      <text:p text:style-name="Standard"/>
      <text:p text:style-name="Standard">The first entry in the ramdisk is special: it contains the first instructions executed at ring-3. <text:s/>This entry is the “user loader” executable, <text:s/>The initial user thread jumps directly into this code and expects it to unpack, load or otherwise initialize all of the other entries in the ramdisk.</text:p>
      <text:p text:style-name="Standard"/>
      <text:p text:style-name="Standard">All of the remaining entries are normal executables. <text:s/>The user loader can unpack and launch each of these executables via normal system calls.</text:p>
      <text:p text:style-name="Standard"/>
      <text:p text:style-name="Standard">The ramdisk layout essentially looks like this:</text:p>
      <table:table table:name="Table12" table:style-name="Table12">
        <table:table-column table:style-name="Table12.A"/>
        <table:table-row>
          <table:table-cell table:style-name="Table12.A1" office:value-type="string">
            <text:p text:style-name="P5">TAR header 0 (512 bytes)</text:p>
          </table:table-cell>
        </table:table-row>
        <table:table-row>
          <table:table-cell table:style-name="Table12.A2" office:value-type="string">
            <text:p text:style-name="P5">Loader executable (variable size)</text:p>
          </table:table-cell>
        </table:table-row>
        <table:table-row>
          <table:table-cell table:style-name="Table12.A2" office:value-type="string">
            <text:p text:style-name="P5">TAR header 1 (512 bytes)</text:p>
          </table:table-cell>
        </table:table-row>
        <table:table-row>
          <table:table-cell table:style-name="Table12.A2" office:value-type="string">
            <text:p text:style-name="P5">Executable 1 (variable size)</text:p>
          </table:table-cell>
        </table:table-row>
        <table:table-row>
          <table:table-cell table:style-name="Table12.A2" office:value-type="string">
            <text:p text:style-name="P5">TAR header 2 (512 bytes)</text:p>
          </table:table-cell>
        </table:table-row>
        <table:table-row>
          <table:table-cell table:style-name="Table12.A2" office:value-type="string">
            <text:p text:style-name="P5">Executable 2 (variable size)</text:p>
          </table:table-cell>
        </table:table-row>
        <table:table-row>
          <table:table-cell table:style-name="Table12.A2" office:value-type="string">
            <text:p text:style-name="P5">… etc., …</text:p>
          </table:table-cell>
        </table:table-row>
        <table:table-row>
          <table:table-cell table:style-name="Table12.A2" office:value-type="string">
            <text:p text:style-name="P5">TAR header N (512 bytes)</text:p>
          </table:table-cell>
        </table:table-row>
        <table:table-row>
          <table:table-cell table:style-name="Table12.A2" office:value-type="string">
            <text:p text:style-name="P5">Executable N (variable size)</text:p>
          </table:table-cell>
        </table:table-row>
        <table:table-row>
          <table:table-cell table:style-name="Table12.A2" office:value-type="string">
            <text:p text:style-name="P5">TAR terminator (1024 bytes)</text:p>
          </table:table-cell>
        </table:table-row>
      </table:table>
      <text:p text:style-name="Standard"/>
      <text:p text:style-name="Standard"><text:soft-page-break/></text:p>
      <text:p text:style-name="Standard"/>
      <text:h text:style-name="Heading_20_1" text:outline-level="1">Appendix: Locking Hierarchy within the Kernel</text:h>
      <text:p text:style-name="Standard">To prevent against deadlocks, the kernel code adheres to a simple(?) locking hierarchy. <text:s/>When a single thread must hold multiple locks simultaneously<text:note text:id="ftn11" text:note-class="footnote"><text:note-citation>11</text:note-citation><text:note-body><text:p text:style-name="Footnote"><text:s/>The layered kernel structure usually makes this fairly easy. <text:s/>Currently, the blocking-send path eventually holds three locks simultaneously (the I/O Manager, and both sending + receiving threads). <text:s/>No other path holds more than two locks at once.</text:p></text:note-body></text:note>, it must acquire those locks in the order described below.</text:p>
      <text:p text:style-name="Standard"/>
      <text:list xml:id="list35595239" text:style-name="L17">
        <text:list-item>
          <text:p text:style-name="P33">Device Proxy lock.</text:p>
        </text:list-item>
        <text:list-item>
          <text:p text:style-name="P33">I/O Manager lock.</text:p>
        </text:list-item>
        <text:list-item>
          <text:p text:style-name="P33">Thread Manager lock.</text:p>
        </text:list-item>
        <text:list-item>
          <text:p text:style-name="P33">Individual <text:span text:style-name="T2">thread_c</text:span> lock.</text:p>
        </text:list-item>
        <text:list-item>
          <text:p text:style-name="P33">Address Space Manager (within Memory Manager) lock.</text:p>
        </text:list-item>
        <text:list-item>
          <text:p text:style-name="P33">Individual <text:span text:style-name="T2">address_space_c</text:span> lock.</text:p>
        </text:list-item>
        <text:list-item>
          <text:p text:style-name="P33">Page Frame Manager (within Memory Manager) lock.</text:p>
        </text:list-item>
        <text:list-item>
          <text:p text:style-name="P33">HAL/driver lock.</text:p>
        </text:list-item>
        <text:list-item>
          <text:p text:style-name="P33">Memory pool lock.</text:p>
        </text:list-item>
      </text:list>
      <text:p text:style-name="Standard"/>
      <text:p text:style-name="Standard">A thread may not hold locks on two or more <text:span text:style-name="T2">address_space_c</text:span> objects simultaneously. <text:s/>A thread may not hold locks on two or more <text:span text:style-name="T2">memory_pool_c</text:span> objects simultaneously.</text:p>
      <text:p text:style-name="Standard"/>
      <text:p text:style-name="Standard">When sending a blocking message (see <text:bookmark-ref text:reference-format="number-no-superior" text:ref-name="__RefNumPara__36281302">2.3.3.2</text:bookmark-ref>), a thread must hold locks on two <text:span text:style-name="T2">thread_c</text:span> objects simultaneously – itself; and the destination thread. <text:s/>In this case, the sending thread must lock the <text:span text:style-name="T2">thread_c</text:span> object with the smaller thread id first. <text:s/>For example, if thread 10 is sending a blocking message to thread 20, it must lock itself first and then lock thread 20 (because 10 &lt; 20).</text:p>
      <text:p text:style-name="Standard"/>
      <text:p text:style-name="Standard">A thread may release its locks in any order, but good practice would suggest that it release locks in reverse order. </text:p>
      <text:p text:style-name="Standard"/>
      <text:p text:style-name="Standard"/>
      <text:h text:style-name="Heading_20_1" text:outline-level="1"><text:bookmark-start text:name="__RefNumPara__35624762"/>Appendix: System Call Parameters<text:bookmark-end text:name="__RefNumPara__35624762"/></text:h>
      <text:p text:style-name="Standard">On invocation, <text:span text:style-name="T2">%eax</text:span> points to a <text:span text:style-name="T2">syscall_data_s</text:span> structure, containing the input parameters, if any. <text:s/>The kernel modifies the structure with the output parameters as necessary and returns control back to the calling thread.</text:p>
      <text:p text:style-name="Standard"/>
      <text:h text:style-name="Heading_20_2" text:outline-level="2"><text:s/>CONTRACT_ADDRESS_SPACE System Call</text:h>
      <text:p text:style-name="Standard">@@@currently not implemented</text:p>
      <table:table table:name="Table22" table:style-name="Table22">
        <table:table-column table:style-name="Table22.A"/>
        <table:table-column table:style-name="Table22.B"/>
        <table:table-column table:style-name="Table22.C"/>
        <text:soft-page-break/>
        <table:table-row>
          <table:table-cell table:style-name="Table22.A1" office:value-type="string">
            <text:p text:style-name="P8"/>
          </table:table-cell>
          <table:table-cell table:style-name="Table22.A1" office:value-type="string">
            <text:p text:style-name="P8">On input:</text:p>
          </table:table-cell>
          <table:table-cell table:style-name="Table22.C1" office:value-type="string">
            <text:p text:style-name="P8">On output:</text:p>
          </table:table-cell>
        </table:table-row>
        <table:table-row>
          <table:table-cell table:style-name="Table22.A2" office:value-type="string">
            <text:p text:style-name="P7">size</text:p>
          </table:table-cell>
          <table:table-cell table:style-name="Table22.B2" office:value-type="string">
            <text:p text:style-name="P6">sizeof(syscall_data_s)</text:p>
          </table:table-cell>
          <table:table-cell table:style-name="Table22.C2" office:value-type="string">
            <text:p text:style-name="P6">sizeof(syscall_data_s)</text:p>
          </table:table-cell>
        </table:table-row>
        <table:table-row>
          <table:table-cell table:style-name="Table22.A2" office:value-type="string">
            <text:p text:style-name="P7">data0</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1</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2</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3</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4</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data5</text:p>
          </table:table-cell>
          <table:table-cell table:style-name="Table22.B2" office:value-type="string">
            <text:p text:style-name="Table_20_Contents"/>
          </table:table-cell>
          <table:table-cell table:style-name="Table22.C2" office:value-type="string">
            <text:p text:style-name="Table_20_Contents"/>
          </table:table-cell>
        </table:table-row>
        <table:table-row>
          <table:table-cell table:style-name="Table22.A2" office:value-type="string">
            <text:p text:style-name="P7">status</text:p>
          </table:table-cell>
          <table:table-cell table:style-name="Table22.B2" office:value-type="string">
            <text:p text:style-name="Table_20_Contents"/>
          </table:table-cell>
          <table:table-cell table:style-name="Table22.C2" office:value-type="string">
            <text:p text:style-name="Table_20_Contents">Final status of the system call request.</text:p>
          </table:table-cell>
        </table:table-row>
      </table:table>
      <text:p text:style-name="Standard"/>
      <text:p text:style-name="Standard"/>
      <text:h text:style-name="Heading_20_2" text:outline-level="2">CREATE_ADDRESS_SPACE System Call</text:h>
      <table:table table:name="Table19" table:style-name="Table19">
        <table:table-column table:style-name="Table19.A"/>
        <table:table-column table:style-name="Table19.B"/>
        <table:table-column table:style-name="Table19.C"/>
        <table:table-row>
          <table:table-cell table:style-name="Table19.A1" office:value-type="string">
            <text:p text:style-name="P8"/>
          </table:table-cell>
          <table:table-cell table:style-name="Table19.A1" office:value-type="string">
            <text:p text:style-name="P8">On input:</text:p>
          </table:table-cell>
          <table:table-cell table:style-name="Table19.C1" office:value-type="string">
            <text:p text:style-name="P8">On output:</text:p>
          </table:table-cell>
        </table:table-row>
        <table:table-row>
          <table:table-cell table:style-name="Table19.A2" office:value-type="string">
            <text:p text:style-name="P7">size</text:p>
          </table:table-cell>
          <table:table-cell table:style-name="Table19.B2" office:value-type="string">
            <text:p text:style-name="P6">sizeof(syscall_data_s)</text:p>
          </table:table-cell>
          <table:table-cell table:style-name="Table19.C2" office:value-type="string">
            <text:p text:style-name="P6">sizeof(syscall_data_s)</text:p>
          </table:table-cell>
        </table:table-row>
        <table:table-row>
          <table:table-cell table:style-name="Table19.A2" office:value-type="string">
            <text:p text:style-name="P7">data0</text:p>
          </table:table-cell>
          <table:table-cell table:style-name="Table19.B2" office:value-type="string">
            <text:p text:style-name="Table_20_Contents"/>
          </table:table-cell>
          <table:table-cell table:style-name="Table19.C2" office:value-type="string">
            <text:p text:style-name="Table_20_Contents">Id of new address space</text:p>
          </table:table-cell>
        </table:table-row>
        <table:table-row>
          <table:table-cell table:style-name="Table19.A2" office:value-type="string">
            <text:p text:style-name="P7">data1</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data2</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data3</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data4</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data5</text:p>
          </table:table-cell>
          <table:table-cell table:style-name="Table19.B2" office:value-type="string">
            <text:p text:style-name="Table_20_Contents"/>
          </table:table-cell>
          <table:table-cell table:style-name="Table19.C2" office:value-type="string">
            <text:p text:style-name="Table_20_Contents"/>
          </table:table-cell>
        </table:table-row>
        <table:table-row>
          <table:table-cell table:style-name="Table19.A2" office:value-type="string">
            <text:p text:style-name="P7">status</text:p>
          </table:table-cell>
          <table:table-cell table:style-name="Table19.B2" office:value-type="string">
            <text:p text:style-name="Table_20_Contents"/>
          </table:table-cell>
          <table:table-cell table:style-name="Table19.C2" office:value-type="string">
            <text:p text:style-name="Table_20_Contents">Final status of the system call request.</text:p>
          </table:table-cell>
        </table:table-row>
      </table:table>
      <text:p text:style-name="Standard"/>
      <text:p text:style-name="Standard"/>
      <text:h text:style-name="Heading_20_2" text:outline-level="2">CREATE_THREAD System Call</text:h>
      <table:table table:name="Table17" table:style-name="Table17">
        <table:table-column table:style-name="Table17.A"/>
        <table:table-column table:style-name="Table17.B"/>
        <table:table-column table:style-name="Table17.C"/>
        <table:table-row>
          <table:table-cell table:style-name="Table17.A1" office:value-type="string">
            <text:p text:style-name="P8"/>
          </table:table-cell>
          <table:table-cell table:style-name="Table17.A1" office:value-type="string">
            <text:p text:style-name="P8">On input:</text:p>
          </table:table-cell>
          <table:table-cell table:style-name="Table17.C1" office:value-type="string">
            <text:p text:style-name="P8">On output:</text:p>
          </table:table-cell>
        </table:table-row>
        <table:table-row>
          <table:table-cell table:style-name="Table17.A2" office:value-type="string">
            <text:p text:style-name="P7">size</text:p>
          </table:table-cell>
          <table:table-cell table:style-name="Table17.B2" office:value-type="string">
            <text:p text:style-name="P6">sizeof(syscall_data_s)</text:p>
          </table:table-cell>
          <table:table-cell table:style-name="Table17.C2" office:value-type="string">
            <text:p text:style-name="P6">sizeof(syscall_data_s)</text:p>
          </table:table-cell>
        </table:table-row>
        <table:table-row>
          <table:table-cell table:style-name="Table17.A2" office:value-type="string">
            <text:p text:style-name="P7">data0</text:p>
          </table:table-cell>
          <table:table-cell table:style-name="Table17.B2" office:value-type="string">
            <text:p text:style-name="Table_20_Contents">Id of address space in which new thread will execute</text:p>
          </table:table-cell>
          <table:table-cell table:style-name="Table17.C2" office:value-type="string">
            <text:p text:style-name="Table_20_Contents">Id of new thread</text:p>
          </table:table-cell>
        </table:table-row>
        <table:table-row>
          <table:table-cell table:style-name="Table17.A2" office:value-type="string">
            <text:p text:style-name="P7">data1</text:p>
          </table:table-cell>
          <table:table-cell table:style-name="Table17.B2" office:value-type="string">
            <text:p text:style-name="Table_20_Contents">Entry point (address) of new thread within the target address space</text:p>
          </table:table-cell>
          <table:table-cell table:style-name="Table17.C2" office:value-type="string">
            <text:p text:style-name="Table_20_Contents"/>
          </table:table-cell>
        </table:table-row>
        <table:table-row>
          <table:table-cell table:style-name="Table17.A2" office:value-type="string">
            <text:p text:style-name="P7">data2</text:p>
          </table:table-cell>
          <table:table-cell table:style-name="Table17.B2" office:value-type="string">
            <text:p text:style-name="Table_20_Contents">Base address of run-time (user-mode) stack for the new thread</text:p>
          </table:table-cell>
          <table:table-cell table:style-name="Table17.C2" office:value-type="string">
            <text:p text:style-name="Table_20_Contents"/>
          </table:table-cell>
        </table:table-row>
        <table:table-row>
          <table:table-cell table:style-name="Table17.A2" office:value-type="string">
            <text:p text:style-name="P7">data3</text:p>
          </table:table-cell>
          <table:table-cell table:style-name="Table17.B2" office:value-type="string">
            <text:p text:style-name="Table_20_Contents">Capabilities mask of new thread</text:p>
          </table:table-cell>
          <table:table-cell table:style-name="Table17.C2" office:value-type="string">
            <text:p text:style-name="Table_20_Contents"/>
          </table:table-cell>
        </table:table-row>
        <table:table-row>
          <table:table-cell table:style-name="Table17.A2" office:value-type="string">
            <text:p text:style-name="P7">data4</text:p>
          </table:table-cell>
          <table:table-cell table:style-name="Table17.B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P7">data5</text:p>
          </table:table-cell>
          <table:table-cell table:style-name="Table17.B2" office:value-type="string">
            <text:p text:style-name="Table_20_Contents"/>
          </table:table-cell>
          <table:table-cell table:style-name="Table17.C2" office:value-type="string">
            <text:p text:style-name="Table_20_Contents"/>
          </table:table-cell>
        </table:table-row>
        <table:table-row>
          <table:table-cell table:style-name="Table17.A2" office:value-type="string">
            <text:p text:style-name="P7">status</text:p>
          </table:table-cell>
          <table:table-cell table:style-name="Table17.B2" office:value-type="string">
            <text:p text:style-name="Table_20_Contents"/>
          </table:table-cell>
          <table:table-cell table:style-name="Table17.C2" office:value-type="string">
            <text:p text:style-name="Table_20_Contents">Final status of the system call request.</text:p>
          </table:table-cell>
        </table:table-row>
      </table:table>
      <text:p text:style-name="Standard"><text:soft-page-break/></text:p>
      <text:p text:style-name="Standard"/>
      <text:h text:style-name="Heading_20_2" text:outline-level="2">DELETE_ADDRESS_SPACE System Call</text:h>
      <text:p text:style-name="Standard">@@currently not implemented</text:p>
      <table:table table:name="Table20" table:style-name="Table20">
        <table:table-column table:style-name="Table20.A"/>
        <table:table-column table:style-name="Table20.B"/>
        <table:table-column table:style-name="Table20.C"/>
        <table:table-row>
          <table:table-cell table:style-name="Table20.A1" office:value-type="string">
            <text:p text:style-name="P8"/>
          </table:table-cell>
          <table:table-cell table:style-name="Table20.A1" office:value-type="string">
            <text:p text:style-name="P8">On input:</text:p>
          </table:table-cell>
          <table:table-cell table:style-name="Table20.C1" office:value-type="string">
            <text:p text:style-name="P8">On output:</text:p>
          </table:table-cell>
        </table:table-row>
        <table:table-row>
          <table:table-cell table:style-name="Table20.A2" office:value-type="string">
            <text:p text:style-name="P7">size</text:p>
          </table:table-cell>
          <table:table-cell table:style-name="Table20.B2" office:value-type="string">
            <text:p text:style-name="P6">sizeof(syscall_data_s)</text:p>
          </table:table-cell>
          <table:table-cell table:style-name="Table20.C2" office:value-type="string">
            <text:p text:style-name="P6">sizeof(syscall_data_s)</text:p>
          </table:table-cell>
        </table:table-row>
        <table:table-row>
          <table:table-cell table:style-name="Table20.A2" office:value-type="string">
            <text:p text:style-name="P7">data0</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1</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2</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3</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4</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data5</text:p>
          </table:table-cell>
          <table:table-cell table:style-name="Table20.B2" office:value-type="string">
            <text:p text:style-name="Table_20_Contents"/>
          </table:table-cell>
          <table:table-cell table:style-name="Table20.C2" office:value-type="string">
            <text:p text:style-name="Table_20_Contents"/>
          </table:table-cell>
        </table:table-row>
        <table:table-row>
          <table:table-cell table:style-name="Table20.A2" office:value-type="string">
            <text:p text:style-name="P7">status</text:p>
          </table:table-cell>
          <table:table-cell table:style-name="Table20.B2" office:value-type="string">
            <text:p text:style-name="Table_20_Contents"/>
          </table:table-cell>
          <table:table-cell table:style-name="Table20.C2" office:value-type="string">
            <text:p text:style-name="Table_20_Contents">Final status of the system call request.</text:p>
          </table:table-cell>
        </table:table-row>
      </table:table>
      <text:p text:style-name="Standard"/>
      <text:p text:style-name="Standard"/>
      <text:h text:style-name="Heading_20_2" text:outline-level="2">DELETE_MESSAGE System Call</text:h>
      <text:p text:style-name="Standard"/>
      <table:table table:name="Table13" table:style-name="Table13">
        <table:table-column table:style-name="Table13.A"/>
        <table:table-column table:style-name="Table13.B"/>
        <table:table-column table:style-name="Table13.C"/>
        <table:table-row>
          <table:table-cell table:style-name="Table13.A1" office:value-type="string">
            <text:p text:style-name="P8"/>
          </table:table-cell>
          <table:table-cell table:style-name="Table13.A1" office:value-type="string">
            <text:p text:style-name="P8">On input:</text:p>
          </table:table-cell>
          <table:table-cell table:style-name="Table13.C1" office:value-type="string">
            <text:p text:style-name="P8">On output:</text:p>
          </table:table-cell>
        </table:table-row>
        <table:table-row>
          <table:table-cell table:style-name="Table13.A2" office:value-type="string">
            <text:p text:style-name="P7">size</text:p>
          </table:table-cell>
          <table:table-cell table:style-name="Table13.B2" office:value-type="string">
            <text:p text:style-name="P6">sizeof(syscall_data_s)</text:p>
          </table:table-cell>
          <table:table-cell table:style-name="Table13.C2" office:value-type="string">
            <text:p text:style-name="P6">sizeof(syscall_data_s)</text:p>
          </table:table-cell>
        </table:table-row>
        <table:table-row>
          <table:table-cell table:style-name="Table13.A2" office:value-type="string">
            <text:p text:style-name="P7">data0</text:p>
          </table:table-cell>
          <table:table-cell table:style-name="Table13.B2" office:value-type="string">
            <text:p text:style-name="Table_20_Contents">Payload pointer/word.</text:p>
          </table:table-cell>
          <table:table-cell table:style-name="Table13.C2" office:value-type="string">
            <text:p text:style-name="Table_20_Contents"/>
          </table:table-cell>
        </table:table-row>
        <table:table-row>
          <table:table-cell table:style-name="Table13.A2" office:value-type="string">
            <text:p text:style-name="P7">data1</text:p>
          </table:table-cell>
          <table:table-cell table:style-name="Table13.B2" office:value-type="string">
            <text:p text:style-name="Table_20_Contents">Payload size.</text:p>
          </table:table-cell>
          <table:table-cell table:style-name="Table13.C2" office:value-type="string">
            <text:p text:style-name="Table_20_Contents"/>
          </table:table-cell>
        </table:table-row>
        <table:table-row>
          <table:table-cell table:style-name="Table13.A2" office:value-type="string">
            <text:p text:style-name="P7">data2</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7">data3</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7">data4</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7">data5</text:p>
          </table:table-cell>
          <table:table-cell table:style-name="Table13.B2" office:value-type="string">
            <text:p text:style-name="Table_20_Contents"/>
          </table:table-cell>
          <table:table-cell table:style-name="Table13.C2" office:value-type="string">
            <text:p text:style-name="Table_20_Contents"/>
          </table:table-cell>
        </table:table-row>
        <table:table-row>
          <table:table-cell table:style-name="Table13.A2" office:value-type="string">
            <text:p text:style-name="P7">status</text:p>
          </table:table-cell>
          <table:table-cell table:style-name="Table13.B2" office:value-type="string">
            <text:p text:style-name="Table_20_Contents"/>
          </table:table-cell>
          <table:table-cell table:style-name="Table13.C2" office:value-type="string">
            <text:p text:style-name="Table_20_Contents">Final status of the system call request.</text:p>
          </table:table-cell>
        </table:table-row>
      </table:table>
      <text:p text:style-name="Standard"/>
      <text:p text:style-name="Standard"/>
      <text:p text:style-name="Standard"/>
      <text:h text:style-name="Heading_20_2" text:outline-level="2"><text:soft-page-break/>DELETE_THREAD System Call</text:h>
      <table:table table:name="Table18" table:style-name="Table18">
        <table:table-column table:style-name="Table18.A"/>
        <table:table-column table:style-name="Table18.B"/>
        <table:table-column table:style-name="Table18.C"/>
        <table:table-row>
          <table:table-cell table:style-name="Table18.A1" office:value-type="string">
            <text:p text:style-name="P8"/>
          </table:table-cell>
          <table:table-cell table:style-name="Table18.A1" office:value-type="string">
            <text:p text:style-name="P8">On input:</text:p>
          </table:table-cell>
          <table:table-cell table:style-name="Table18.C1" office:value-type="string">
            <text:p text:style-name="P8">On output:</text:p>
          </table:table-cell>
        </table:table-row>
        <table:table-row>
          <table:table-cell table:style-name="Table18.A2" office:value-type="string">
            <text:p text:style-name="P7">size</text:p>
          </table:table-cell>
          <table:table-cell table:style-name="Table18.B2" office:value-type="string">
            <text:p text:style-name="P6">sizeof(syscall_data_s)</text:p>
          </table:table-cell>
          <table:table-cell table:style-name="Table18.C2" office:value-type="string">
            <text:p text:style-name="P6">sizeof(syscall_data_s)</text:p>
          </table:table-cell>
        </table:table-row>
        <table:table-row>
          <table:table-cell table:style-name="Table18.A2" office:value-type="string">
            <text:p text:style-name="P7">data0</text:p>
          </table:table-cell>
          <table:table-cell table:style-name="Table18.B2" office:value-type="string">
            <text:p text:style-name="Table_20_Contents">Id of victim thread. <text:s/>May be id of current thread.</text:p>
          </table:table-cell>
          <table:table-cell table:style-name="Table18.C2" office:value-type="string">
            <text:p text:style-name="Table_20_Contents"/>
          </table:table-cell>
        </table:table-row>
        <table:table-row>
          <table:table-cell table:style-name="Table18.A2" office:value-type="string">
            <text:p text:style-name="P7">data1</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data2</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data3</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data4</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data5</text:p>
          </table:table-cell>
          <table:table-cell table:style-name="Table18.B2" office:value-type="string">
            <text:p text:style-name="Table_20_Contents"/>
          </table:table-cell>
          <table:table-cell table:style-name="Table18.C2" office:value-type="string">
            <text:p text:style-name="Table_20_Contents"/>
          </table:table-cell>
        </table:table-row>
        <table:table-row>
          <table:table-cell table:style-name="Table18.A2" office:value-type="string">
            <text:p text:style-name="P7">status</text:p>
          </table:table-cell>
          <table:table-cell table:style-name="Table18.B2" office:value-type="string">
            <text:p text:style-name="Table_20_Contents"/>
          </table:table-cell>
          <table:table-cell table:style-name="Table18.C2" office:value-type="string">
            <text:p text:style-name="Table_20_Contents">Final status of the system call request. <text:s/>If the current thread is exiting, then this call never returns.</text:p>
          </table:table-cell>
        </table:table-row>
      </table:table>
      <text:p text:style-name="Standard"/>
      <text:p text:style-name="Standard"/>
      <text:h text:style-name="Heading_20_2" text:outline-level="2">EXPAND_ADDRESS_SPACE System Call</text:h>
      <table:table table:name="Table21" table:style-name="Table21">
        <table:table-column table:style-name="Table21.A"/>
        <table:table-column table:style-name="Table21.B"/>
        <table:table-column table:style-name="Table21.C"/>
        <table:table-row>
          <table:table-cell table:style-name="Table21.A1" office:value-type="string">
            <text:p text:style-name="P8"/>
          </table:table-cell>
          <table:table-cell table:style-name="Table21.A1" office:value-type="string">
            <text:p text:style-name="P8">On input:</text:p>
          </table:table-cell>
          <table:table-cell table:style-name="Table21.C1" office:value-type="string">
            <text:p text:style-name="P8">On output:</text:p>
          </table:table-cell>
        </table:table-row>
        <table:table-row>
          <table:table-cell table:style-name="Table21.A2" office:value-type="string">
            <text:p text:style-name="P7">size</text:p>
          </table:table-cell>
          <table:table-cell table:style-name="Table21.B2" office:value-type="string">
            <text:p text:style-name="P6">sizeof(syscall_data_s)</text:p>
          </table:table-cell>
          <table:table-cell table:style-name="Table21.C2" office:value-type="string">
            <text:p text:style-name="P6">sizeof(syscall_data_s)</text:p>
          </table:table-cell>
        </table:table-row>
        <table:table-row>
          <table:table-cell table:style-name="Table21.A2" office:value-type="string">
            <text:p text:style-name="P7">data0</text:p>
          </table:table-cell>
          <table:table-cell table:style-name="Table21.B2" office:value-type="string">
            <text:p text:style-name="Table_20_Contents">Id of target address space</text:p>
          </table:table-cell>
          <table:table-cell table:style-name="Table21.C2" office:value-type="string">
            <text:p text:style-name="Table_20_Contents"/>
          </table:table-cell>
        </table:table-row>
        <table:table-row>
          <table:table-cell table:style-name="Table21.A2" office:value-type="string">
            <text:p text:style-name="P7">data1</text:p>
          </table:table-cell>
          <table:table-cell table:style-name="Table21.B2" office:value-type="string">
            <text:p text:style-name="Table_20_Contents">Base address where pages should be added to this address space</text:p>
          </table:table-cell>
          <table:table-cell table:style-name="Table21.C2" office:value-type="string">
            <text:p text:style-name="Table_20_Contents"/>
          </table:table-cell>
        </table:table-row>
        <table:table-row>
          <table:table-cell table:style-name="Table21.A2" office:value-type="string">
            <text:p text:style-name="P7">data2</text:p>
          </table:table-cell>
          <table:table-cell table:style-name="Table21.B2" office:value-type="string">
            <text:p text:style-name="Table_20_Contents">Size of expansion request, in bytes</text:p>
          </table:table-cell>
          <table:table-cell table:style-name="Table21.C2" office:value-type="string">
            <text:p text:style-name="Table_20_Contents"/>
          </table:table-cell>
        </table:table-row>
        <table:table-row>
          <table:table-cell table:style-name="Table21.A2" office:value-type="string">
            <text:p text:style-name="P7">data3</text:p>
          </table:table-cell>
          <table:table-cell table:style-name="Table21.B2" office:value-type="string">
            <text:p text:style-name="Table_20_Contents">Allocation/expansion flags</text:p>
          </table:table-cell>
          <table:table-cell table:style-name="Table21.C2" office:value-type="string">
            <text:p text:style-name="Table_20_Contents"/>
          </table:table-cell>
        </table:table-row>
        <table:table-row>
          <table:table-cell table:style-name="Table21.A2" office:value-type="string">
            <text:p text:style-name="P7">data4</text:p>
          </table:table-cell>
          <table:table-cell table:style-name="Table21.B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P7">data5</text:p>
          </table:table-cell>
          <table:table-cell table:style-name="Table21.B2" office:value-type="string">
            <text:p text:style-name="Table_20_Contents"/>
          </table:table-cell>
          <table:table-cell table:style-name="Table21.C2" office:value-type="string">
            <text:p text:style-name="Table_20_Contents"/>
          </table:table-cell>
        </table:table-row>
        <table:table-row>
          <table:table-cell table:style-name="Table21.A2" office:value-type="string">
            <text:p text:style-name="P7">status</text:p>
          </table:table-cell>
          <table:table-cell table:style-name="Table21.B2" office:value-type="string">
            <text:p text:style-name="Table_20_Contents"/>
          </table:table-cell>
          <table:table-cell table:style-name="Table21.C2" office:value-type="string">
            <text:p text:style-name="Table_20_Contents">Final status of the system call request.</text:p>
          </table:table-cell>
        </table:table-row>
      </table:table>
      <text:p text:style-name="Standard"/>
      <text:p text:style-name="Standard"/>
      <text:p text:style-name="Standard"/>
      <text:h text:style-name="Heading_20_2" text:outline-level="2"><text:soft-page-break/><text:s/>MAP_DEVICE System Call</text:h>
      <table:table table:name="Table23" table:style-name="Table23">
        <table:table-column table:style-name="Table23.A"/>
        <table:table-column table:style-name="Table23.B"/>
        <table:table-column table:style-name="Table23.C"/>
        <table:table-row>
          <table:table-cell table:style-name="Table23.A1" office:value-type="string">
            <text:p text:style-name="P8"/>
          </table:table-cell>
          <table:table-cell table:style-name="Table23.A1" office:value-type="string">
            <text:p text:style-name="P8">On input:</text:p>
          </table:table-cell>
          <table:table-cell table:style-name="Table23.C1" office:value-type="string">
            <text:p text:style-name="P8">On output:</text:p>
          </table:table-cell>
        </table:table-row>
        <table:table-row>
          <table:table-cell table:style-name="Table23.A2" office:value-type="string">
            <text:p text:style-name="P7">size</text:p>
          </table:table-cell>
          <table:table-cell table:style-name="Table23.B2" office:value-type="string">
            <text:p text:style-name="P6">sizeof(syscall_data_s)</text:p>
          </table:table-cell>
          <table:table-cell table:style-name="Table23.C2" office:value-type="string">
            <text:p text:style-name="P6">sizeof(syscall_data_s)</text:p>
          </table:table-cell>
        </table:table-row>
        <table:table-row>
          <table:table-cell table:style-name="Table23.A2" office:value-type="string">
            <text:p text:style-name="P7">data0</text:p>
          </table:table-cell>
          <table:table-cell table:style-name="Table23.B2" office:value-type="string">
            <text:p text:style-name="Table_20_Contents">Device address/resource.</text:p>
          </table:table-cell>
          <table:table-cell table:style-name="Table23.C2" office:value-type="string">
            <text:p text:style-name="Table_20_Contents">Pointer to mapped device/resource in current address space</text:p>
          </table:table-cell>
        </table:table-row>
        <table:table-row>
          <table:table-cell table:style-name="Table23.A2" office:value-type="string">
            <text:p text:style-name="P7">data1</text:p>
          </table:table-cell>
          <table:table-cell table:style-name="Table23.B2" office:value-type="string">
            <text:p text:style-name="Table_20_Contents">Resource type (interrupt, memory, port, etc).</text:p>
          </table:table-cell>
          <table:table-cell table:style-name="Table23.C2" office:value-type="string">
            <text:p text:style-name="Table_20_Contents"/>
          </table:table-cell>
        </table:table-row>
        <table:table-row>
          <table:table-cell table:style-name="Table23.A2" office:value-type="string">
            <text:p text:style-name="P7">data2</text:p>
          </table:table-cell>
          <table:table-cell table:style-name="Table23.B2" office:value-type="string">
            <text:p text:style-name="Table_20_Contents">Size of resource, in bytes</text:p>
          </table:table-cell>
          <table:table-cell table:style-name="Table23.C2" office:value-type="string">
            <text:p text:style-name="Table_20_Contents"/>
          </table:table-cell>
        </table:table-row>
        <table:table-row>
          <table:table-cell table:style-name="Table23.A2" office:value-type="string">
            <text:p text:style-name="P7">data3</text:p>
          </table:table-cell>
          <table:table-cell table:style-name="Table23.B2" office:value-type="string">
            <text:p text:style-name="Table_20_Contents">Device/hardware flags</text:p>
          </table:table-cell>
          <table:table-cell table:style-name="Table23.C2" office:value-type="string">
            <text:p text:style-name="Table_20_Contents"/>
          </table:table-cell>
        </table:table-row>
        <table:table-row>
          <table:table-cell table:style-name="Table23.A2" office:value-type="string">
            <text:p text:style-name="P7">data4</text:p>
          </table:table-cell>
          <table:table-cell table:style-name="Table23.B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P7">data5</text:p>
          </table:table-cell>
          <table:table-cell table:style-name="Table23.B2" office:value-type="string">
            <text:p text:style-name="Table_20_Contents"/>
          </table:table-cell>
          <table:table-cell table:style-name="Table23.C2" office:value-type="string">
            <text:p text:style-name="Table_20_Contents"/>
          </table:table-cell>
        </table:table-row>
        <table:table-row>
          <table:table-cell table:style-name="Table23.A2" office:value-type="string">
            <text:p text:style-name="P7">status</text:p>
          </table:table-cell>
          <table:table-cell table:style-name="Table23.B2" office:value-type="string">
            <text:p text:style-name="Table_20_Contents"/>
          </table:table-cell>
          <table:table-cell table:style-name="Table23.C2" office:value-type="string">
            <text:p text:style-name="Table_20_Contents">Final status of the system call request.</text:p>
          </table:table-cell>
        </table:table-row>
      </table:table>
      <text:p text:style-name="Standard"/>
      <text:p text:style-name="Standard"/>
      <text:h text:style-name="Heading_20_2" text:outline-level="2">RECEIVE_MESSAGE System Call</text:h>
      <text:p text:style-name="Standard"/>
      <table:table table:name="Table14" table:style-name="Table14">
        <table:table-column table:style-name="Table14.A"/>
        <table:table-column table:style-name="Table14.B"/>
        <table:table-column table:style-name="Table14.C"/>
        <table:table-row>
          <table:table-cell table:style-name="Table14.A1" office:value-type="string">
            <text:p text:style-name="P8"/>
          </table:table-cell>
          <table:table-cell table:style-name="Table14.A1" office:value-type="string">
            <text:p text:style-name="P8">On input:</text:p>
          </table:table-cell>
          <table:table-cell table:style-name="Table14.C1" office:value-type="string">
            <text:p text:style-name="P8">On output:</text:p>
          </table:table-cell>
        </table:table-row>
        <table:table-row>
          <table:table-cell table:style-name="Table14.A2" office:value-type="string">
            <text:p text:style-name="P7">size</text:p>
          </table:table-cell>
          <table:table-cell table:style-name="Table14.B2" office:value-type="string">
            <text:p text:style-name="P6">sizeof(syscall_data_s)</text:p>
          </table:table-cell>
          <table:table-cell table:style-name="Table14.C2" office:value-type="string">
            <text:p text:style-name="P6">sizeof(syscall_data_s)</text:p>
          </table:table-cell>
        </table:table-row>
        <table:table-row>
          <table:table-cell table:style-name="Table14.A2" office:value-type="string">
            <text:p text:style-name="P7">data0</text:p>
          </table:table-cell>
          <table:table-cell table:style-name="Table14.B2" office:value-type="string">
            <text:p text:style-name="Table_20_Contents">Boolean. <text:s/>If mailbox is empty, block until a new message arrives?</text:p>
          </table:table-cell>
          <table:table-cell table:style-name="Table14.C2" office:value-type="string">
            <text:p text:style-name="Table_20_Contents">Id of sending thread.</text:p>
          </table:table-cell>
        </table:table-row>
        <table:table-row>
          <table:table-cell table:style-name="Table14.A2" office:value-type="string">
            <text:p text:style-name="P7">data1</text:p>
          </table:table-cell>
          <table:table-cell table:style-name="Table14.B2" office:value-type="string">
            <text:p text:style-name="Table_20_Contents"/>
          </table:table-cell>
          <table:table-cell table:style-name="Table14.C2" office:value-type="string">
            <text:p text:style-name="Table_20_Contents">Message type.</text:p>
          </table:table-cell>
        </table:table-row>
        <table:table-row>
          <table:table-cell table:style-name="Table14.A2" office:value-type="string">
            <text:p text:style-name="P7">data2</text:p>
          </table:table-cell>
          <table:table-cell table:style-name="Table14.B2" office:value-type="string">
            <text:p text:style-name="Table_20_Contents"/>
          </table:table-cell>
          <table:table-cell table:style-name="Table14.C2" office:value-type="string">
            <text:p text:style-name="Table_20_Contents">Message id.</text:p>
          </table:table-cell>
        </table:table-row>
        <table:table-row>
          <table:table-cell table:style-name="Table14.A2" office:value-type="string">
            <text:p text:style-name="P7">data3</text:p>
          </table:table-cell>
          <table:table-cell table:style-name="Table14.B2" office:value-type="string">
            <text:p text:style-name="Table_20_Contents"/>
          </table:table-cell>
          <table:table-cell table:style-name="Table14.C2" office:value-type="string">
            <text:p text:style-name="Table_20_Contents">Payload pointer/word.</text:p>
          </table:table-cell>
        </table:table-row>
        <table:table-row>
          <table:table-cell table:style-name="Table14.A2" office:value-type="string">
            <text:p text:style-name="P7">data4</text:p>
          </table:table-cell>
          <table:table-cell table:style-name="Table14.B2" office:value-type="string">
            <text:p text:style-name="Table_20_Contents"/>
          </table:table-cell>
          <table:table-cell table:style-name="Table14.C2" office:value-type="string">
            <text:p text:style-name="Table_20_Contents">Payload size.</text:p>
          </table:table-cell>
        </table:table-row>
        <table:table-row>
          <table:table-cell table:style-name="Table14.A2" office:value-type="string">
            <text:p text:style-name="P7">data5</text:p>
          </table:table-cell>
          <table:table-cell table:style-name="Table14.B2" office:value-type="string">
            <text:p text:style-name="Table_20_Contents"/>
          </table:table-cell>
          <table:table-cell table:style-name="Table14.C2" office:value-type="string">
            <text:p text:style-name="Table_20_Contents"/>
          </table:table-cell>
        </table:table-row>
        <table:table-row>
          <table:table-cell table:style-name="Table14.A2" office:value-type="string">
            <text:p text:style-name="P7">status</text:p>
          </table:table-cell>
          <table:table-cell table:style-name="Table14.B2" office:value-type="string">
            <text:p text:style-name="Table_20_Contents"/>
          </table:table-cell>
          <table:table-cell table:style-name="Table14.C2" office:value-type="string">
            <text:p text:style-name="Table_20_Contents">Final status of the system call request.</text:p>
          </table:table-cell>
        </table:table-row>
      </table:table>
      <text:p text:style-name="Standard"/>
      <text:p text:style-name="Standard"/>
      <text:h text:style-name="Heading_20_2" text:outline-level="2"><text:soft-page-break/><text:s/>SEND_AND_RECEIVE_MESSAGE System Call</text:h>
      <table:table table:name="Table15" table:style-name="Table15">
        <table:table-column table:style-name="Table15.A"/>
        <table:table-column table:style-name="Table15.B"/>
        <table:table-column table:style-name="Table15.C"/>
        <table:table-row>
          <table:table-cell table:style-name="Table15.A1" office:value-type="string">
            <text:p text:style-name="P8"/>
          </table:table-cell>
          <table:table-cell table:style-name="Table15.A1" office:value-type="string">
            <text:p text:style-name="P8">On input:</text:p>
          </table:table-cell>
          <table:table-cell table:style-name="Table15.C1" office:value-type="string">
            <text:p text:style-name="P8">On output:</text:p>
          </table:table-cell>
        </table:table-row>
        <table:table-row>
          <table:table-cell table:style-name="Table15.A2" office:value-type="string">
            <text:p text:style-name="P7">size</text:p>
          </table:table-cell>
          <table:table-cell table:style-name="Table15.B2" office:value-type="string">
            <text:p text:style-name="P6">sizeof(syscall_data_s)</text:p>
          </table:table-cell>
          <table:table-cell table:style-name="Table15.C2" office:value-type="string">
            <text:p text:style-name="P6">sizeof(syscall_data_s)</text:p>
          </table:table-cell>
        </table:table-row>
        <table:table-row>
          <table:table-cell table:style-name="Table15.A2" office:value-type="string">
            <text:p text:style-name="P7">data0</text:p>
          </table:table-cell>
          <table:table-cell table:style-name="Table15.B2" office:value-type="string">
            <text:p text:style-name="Table_20_Contents">Id of destination thread.</text:p>
          </table:table-cell>
          <table:table-cell table:style-name="Table15.C2" office:value-type="string">
            <text:p text:style-name="Table_20_Contents">Id of sending thread</text:p>
          </table:table-cell>
        </table:table-row>
        <table:table-row>
          <table:table-cell table:style-name="Table15.A2" office:value-type="string">
            <text:p text:style-name="P7">data1</text:p>
          </table:table-cell>
          <table:table-cell table:style-name="Table15.B2" office:value-type="string">
            <text:p text:style-name="Table_20_Contents">Message type (outgoing message)</text:p>
          </table:table-cell>
          <table:table-cell table:style-name="Table15.C2" office:value-type="string">
            <text:p text:style-name="Table_20_Contents">Message type (incoming message)</text:p>
          </table:table-cell>
        </table:table-row>
        <table:table-row>
          <table:table-cell table:style-name="Table15.A2" office:value-type="string">
            <text:p text:style-name="P7">data2</text:p>
          </table:table-cell>
          <table:table-cell table:style-name="Table15.B2" office:value-type="string">
            <text:p text:style-name="Table_20_Contents">Message id (outgoing message)</text:p>
          </table:table-cell>
          <table:table-cell table:style-name="Table15.C2" office:value-type="string">
            <text:p text:style-name="Table_20_Contents">Message id (incoming message)</text:p>
          </table:table-cell>
        </table:table-row>
        <table:table-row>
          <table:table-cell table:style-name="Table15.A2" office:value-type="string">
            <text:p text:style-name="P7">data3</text:p>
          </table:table-cell>
          <table:table-cell table:style-name="Table15.B2" office:value-type="string">
            <text:p text:style-name="Table_20_Contents">Payload pointer/word (outgoing message)</text:p>
          </table:table-cell>
          <table:table-cell table:style-name="Table15.C2" office:value-type="string">
            <text:p text:style-name="Table_20_Contents">Payload pointer/word (incoming message)</text:p>
          </table:table-cell>
        </table:table-row>
        <table:table-row>
          <table:table-cell table:style-name="Table15.A2" office:value-type="string">
            <text:p text:style-name="P7">data4</text:p>
          </table:table-cell>
          <table:table-cell table:style-name="Table15.B2" office:value-type="string">
            <text:p text:style-name="Table_20_Contents">Payload size (outgoing message)</text:p>
          </table:table-cell>
          <table:table-cell table:style-name="Table15.C2" office:value-type="string">
            <text:p text:style-name="Table_20_Contents">Payload size (incoming message)</text:p>
          </table:table-cell>
        </table:table-row>
        <table:table-row>
          <table:table-cell table:style-name="Table15.A2" office:value-type="string">
            <text:p text:style-name="P7">data5</text:p>
          </table:table-cell>
          <table:table-cell table:style-name="Table15.B2" office:value-type="string">
            <text:p text:style-name="Table_20_Contents">Delivery address in recipient's address space. <text:s/>Optional.</text:p>
          </table:table-cell>
          <table:table-cell table:style-name="Table15.C2" office:value-type="string">
            <text:p text:style-name="Table_20_Contents"/>
          </table:table-cell>
        </table:table-row>
        <table:table-row>
          <table:table-cell table:style-name="Table15.A2" office:value-type="string">
            <text:p text:style-name="P7">status</text:p>
          </table:table-cell>
          <table:table-cell table:style-name="Table15.B2" office:value-type="string">
            <text:p text:style-name="Table_20_Contents"/>
          </table:table-cell>
          <table:table-cell table:style-name="Table15.C2" office:value-type="string">
            <text:p text:style-name="Table_20_Contents">Final status of the system call request.</text:p>
          </table:table-cell>
        </table:table-row>
      </table:table>
      <text:p text:style-name="Standard"/>
      <text:p text:style-name="Standard"/>
      <text:h text:style-name="Heading_20_2" text:outline-level="2"><text:s/>SEND_MESSAGE System Call</text:h>
      <table:table table:name="Table16" table:style-name="Table16">
        <table:table-column table:style-name="Table16.A"/>
        <table:table-column table:style-name="Table16.B"/>
        <table:table-column table:style-name="Table16.C"/>
        <table:table-row>
          <table:table-cell table:style-name="Table16.A1" office:value-type="string">
            <text:p text:style-name="P8"/>
          </table:table-cell>
          <table:table-cell table:style-name="Table16.A1" office:value-type="string">
            <text:p text:style-name="P8">On input:</text:p>
          </table:table-cell>
          <table:table-cell table:style-name="Table16.C1" office:value-type="string">
            <text:p text:style-name="P8">On output:</text:p>
          </table:table-cell>
        </table:table-row>
        <table:table-row>
          <table:table-cell table:style-name="Table16.A2" office:value-type="string">
            <text:p text:style-name="P7">size</text:p>
          </table:table-cell>
          <table:table-cell table:style-name="Table16.B2" office:value-type="string">
            <text:p text:style-name="P6">sizeof(syscall_data_s)</text:p>
          </table:table-cell>
          <table:table-cell table:style-name="Table16.C2" office:value-type="string">
            <text:p text:style-name="P6">sizeof(syscall_data_s)</text:p>
          </table:table-cell>
        </table:table-row>
        <table:table-row>
          <table:table-cell table:style-name="Table16.A2" office:value-type="string">
            <text:p text:style-name="P7">data0</text:p>
          </table:table-cell>
          <table:table-cell table:style-name="Table16.B2" office:value-type="string">
            <text:p text:style-name="Table_20_Contents">Id of destination thread.</text:p>
          </table:table-cell>
          <table:table-cell table:style-name="Table16.C2" office:value-type="string">
            <text:p text:style-name="Table_20_Contents"/>
          </table:table-cell>
        </table:table-row>
        <table:table-row>
          <table:table-cell table:style-name="Table16.A2" office:value-type="string">
            <text:p text:style-name="P7">data1</text:p>
          </table:table-cell>
          <table:table-cell table:style-name="Table16.B2" office:value-type="string">
            <text:p text:style-name="Table_20_Contents">Message type</text:p>
          </table:table-cell>
          <table:table-cell table:style-name="Table16.C2" office:value-type="string">
            <text:p text:style-name="Table_20_Contents"/>
          </table:table-cell>
        </table:table-row>
        <table:table-row>
          <table:table-cell table:style-name="Table16.A2" office:value-type="string">
            <text:p text:style-name="P7">data2</text:p>
          </table:table-cell>
          <table:table-cell table:style-name="Table16.B2" office:value-type="string">
            <text:p text:style-name="Table_20_Contents">Message id</text:p>
          </table:table-cell>
          <table:table-cell table:style-name="Table16.C2" office:value-type="string">
            <text:p text:style-name="Table_20_Contents"/>
          </table:table-cell>
        </table:table-row>
        <table:table-row>
          <table:table-cell table:style-name="Table16.A2" office:value-type="string">
            <text:p text:style-name="P7">data3</text:p>
          </table:table-cell>
          <table:table-cell table:style-name="Table16.B2" office:value-type="string">
            <text:p text:style-name="Table_20_Contents">Payload pointer/word</text:p>
          </table:table-cell>
          <table:table-cell table:style-name="Table16.C2" office:value-type="string">
            <text:p text:style-name="Table_20_Contents"/>
          </table:table-cell>
        </table:table-row>
        <table:table-row>
          <table:table-cell table:style-name="Table16.A2" office:value-type="string">
            <text:p text:style-name="P7">data4</text:p>
          </table:table-cell>
          <table:table-cell table:style-name="Table16.B2" office:value-type="string">
            <text:p text:style-name="Table_20_Contents">Payload size</text:p>
          </table:table-cell>
          <table:table-cell table:style-name="Table16.C2" office:value-type="string">
            <text:p text:style-name="Table_20_Contents"/>
          </table:table-cell>
        </table:table-row>
        <table:table-row>
          <table:table-cell table:style-name="Table16.A2" office:value-type="string">
            <text:p text:style-name="P7">data5</text:p>
          </table:table-cell>
          <table:table-cell table:style-name="Table16.B2" office:value-type="string">
            <text:p text:style-name="Table_20_Contents">Delivery address in recipient's address space. <text:s/>Optional.</text:p>
          </table:table-cell>
          <table:table-cell table:style-name="Table16.C2" office:value-type="string">
            <text:p text:style-name="Table_20_Contents"/>
          </table:table-cell>
        </table:table-row>
        <table:table-row>
          <table:table-cell table:style-name="Table16.A2" office:value-type="string">
            <text:p text:style-name="P7">status</text:p>
          </table:table-cell>
          <table:table-cell table:style-name="Table16.B2" office:value-type="string">
            <text:p text:style-name="Table_20_Contents"/>
          </table:table-cell>
          <table:table-cell table:style-name="Table16.C2" office:value-type="string">
            <text:p text:style-name="Table_20_Contents">Final status of the system call request.</text:p>
          </table:table-cell>
        </table:table-row>
      </table:table>
      <text:p text:style-name="Standard"/>
      <text:p text:style-name="Standard"/>
      <text:h text:style-name="Heading_20_2" text:outline-level="2"><text:soft-page-break/><text:s/>UNMAP_DEVICE System Call</text:h>
      <table:table table:name="Table24" table:style-name="Table24">
        <table:table-column table:style-name="Table24.A"/>
        <table:table-column table:style-name="Table24.B"/>
        <table:table-column table:style-name="Table24.C"/>
        <table:table-row>
          <table:table-cell table:style-name="Table24.A1" office:value-type="string">
            <text:p text:style-name="P8"/>
          </table:table-cell>
          <table:table-cell table:style-name="Table24.A1" office:value-type="string">
            <text:p text:style-name="P8">On input:</text:p>
          </table:table-cell>
          <table:table-cell table:style-name="Table24.C1" office:value-type="string">
            <text:p text:style-name="P8">On output:</text:p>
          </table:table-cell>
        </table:table-row>
        <table:table-row>
          <table:table-cell table:style-name="Table24.A2" office:value-type="string">
            <text:p text:style-name="P7">size</text:p>
          </table:table-cell>
          <table:table-cell table:style-name="Table24.B2" office:value-type="string">
            <text:p text:style-name="P6">sizeof(syscall_data_s)</text:p>
          </table:table-cell>
          <table:table-cell table:style-name="Table24.C2" office:value-type="string">
            <text:p text:style-name="P6">sizeof(syscall_data_s)</text:p>
          </table:table-cell>
        </table:table-row>
        <table:table-row>
          <table:table-cell table:style-name="Table24.A2" office:value-type="string">
            <text:p text:style-name="P7">data0</text:p>
          </table:table-cell>
          <table:table-cell table:style-name="Table24.B2" office:value-type="string">
            <text:p text:style-name="Table_20_Contents">Pointer to mapped device/resource in current address space (the output from MAP_DEVICE)</text:p>
          </table:table-cell>
          <table:table-cell table:style-name="Table24.C2" office:value-type="string">
            <text:p text:style-name="Table_20_Contents"/>
          </table:table-cell>
        </table:table-row>
        <table:table-row>
          <table:table-cell table:style-name="Table24.A2" office:value-type="string">
            <text:p text:style-name="P7">data1</text:p>
          </table:table-cell>
          <table:table-cell table:style-name="Table24.B2" office:value-type="string">
            <text:p text:style-name="Table_20_Contents">Resource type</text:p>
          </table:table-cell>
          <table:table-cell table:style-name="Table24.C2" office:value-type="string">
            <text:p text:style-name="Table_20_Contents"/>
          </table:table-cell>
        </table:table-row>
        <table:table-row>
          <table:table-cell table:style-name="Table24.A2" office:value-type="string">
            <text:p text:style-name="P7">data2</text:p>
          </table:table-cell>
          <table:table-cell table:style-name="Table24.B2" office:value-type="string">
            <text:p text:style-name="Table_20_Contents">Size of resource, in bytes</text:p>
          </table:table-cell>
          <table:table-cell table:style-name="Table24.C2" office:value-type="string">
            <text:p text:style-name="Table_20_Contents"/>
          </table:table-cell>
        </table:table-row>
        <table:table-row>
          <table:table-cell table:style-name="Table24.A2" office:value-type="string">
            <text:p text:style-name="P7">data3</text:p>
          </table:table-cell>
          <table:table-cell table:style-name="Table24.B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P7">data4</text:p>
          </table:table-cell>
          <table:table-cell table:style-name="Table24.B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P7">data5</text:p>
          </table:table-cell>
          <table:table-cell table:style-name="Table24.B2" office:value-type="string">
            <text:p text:style-name="Table_20_Contents"/>
          </table:table-cell>
          <table:table-cell table:style-name="Table24.C2" office:value-type="string">
            <text:p text:style-name="Table_20_Contents"/>
          </table:table-cell>
        </table:table-row>
        <table:table-row>
          <table:table-cell table:style-name="Table24.A2" office:value-type="string">
            <text:p text:style-name="P7">status</text:p>
          </table:table-cell>
          <table:table-cell table:style-name="Table24.B2" office:value-type="string">
            <text:p text:style-name="Table_20_Contents"/>
          </table:table-cell>
          <table:table-cell table:style-name="Table24.C2" office:value-type="string">
            <text:p text:style-name="Table_20_Contents">Final status of the system call request.</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4" svg:font-family="Tahoma"/>
    <style:font-face style:name="Courier New" svg:font-family="'Courier New'" style:font-family-generic="modern"/>
    <style:font-face style:name="Tahoma1" svg:font-family="Tahoma" style:font-family-generic="swiss"/>
    <style:font-face style:name="Courier New1" svg:font-family="'Courier New'" style:font-family-generic="modern" style:font-pitch="fixed"/>
    <style:font-face style:name="Arial1" svg:font-family="Arial" style:font-family-generic="roman" style:font-pitch="variable"/>
    <style:font-face style:name="Lucida Sans Unicode1" svg:font-family="'Lucida Sans Unicode'" style:font-family-generic="roman" style:font-pitch="variable"/>
    <style:font-face style:name="Tahoma3"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228in" draw:rotation="45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31 1580" svg:d="m1013 1491 118 89-567-1580-564 1580 114-85 136-68 148-46 161-17 161 13 153 46z"/>
    <draw:stroke-dash draw:name="Dash_20_1" draw:display-name="Dash 1" draw:style="rect" draw:dots1="1" draw:dots1-length="0.0043in" draw:dots2="1" draw:dots2-length="0.0043in" draw:distance="0.0043in"/>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Fine_20_Dashed" draw:display-name="Fine Dashed" draw:style="rect" draw:dots1="1" draw:dots1-length="0.1134in" draw:dots2="1" draw:dots2-length="0.1134in" draw:distance="0.1134in"/>
    <draw:stroke-dash draw:name="Ultrafine_20_Dashed" draw:display-name="Ultrafine Dashed" draw:style="rect" draw:dots1="1" draw:dots1-length="0.0114in" draw:dots2="1" draw:dots2-length="0.0114in" draw:distance="0.0114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12pt" fo:font-weight="bold" style:font-size-asian="12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fo:font-style="italic" fo:font-weight="bold" style:font-size-asian="11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11pt" style:font-size-asian="11pt" style:font-name-complex="Arial" style:font-size-complex="11pt"/>
    </style:style>
    <style:style style:name="Footnote" style:family="paragraph" style:parent-style-name="Standard" style:class="extra">
      <style:text-properties style:font-size-complex="10pt"/>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font-name-complex="Courier New"/>
    </style:style>
    <style:style style:name="WW8Num2z5"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font-name-complex="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font-name-complex="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font-name-complex="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29z0" style:family="text">
      <style:text-properties style:font-name="Symbol"/>
    </style:style>
    <style:style style:name="WW8Num29z1" style:family="text">
      <style:text-properties style:font-name="Courier New" style:font-name-complex="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font-name-complex="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WW8Num34z0" style:family="text">
      <style:text-properties style:font-name="Symbol"/>
    </style:style>
    <style:style style:name="WW8Num34z1" style:family="text">
      <style:text-properties style:font-name="Courier New" style:font-name-complex="Courier New"/>
    </style:style>
    <style:style style:name="WW8Num34z2" style:family="text">
      <style:text-properties style:font-name="Wingdings"/>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8z0" style:family="text">
      <style:text-properties style:font-name="Symbol"/>
    </style:style>
    <style:style style:name="WW8Num38z1" style:family="text">
      <style:text-properties style:font-name="Courier New" style:font-name-complex="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style:style>
    <style:style style:name="WW8Num42z1" style:family="text">
      <style:text-properties style:font-name="Courier New" style:font-name-complex="Courier New"/>
    </style:style>
    <style:style style:name="WW8Num42z2" style:family="text">
      <style:text-properties style:font-name="Wingdings"/>
    </style:style>
    <style:style style:name="WW8Num43z0" style:family="text">
      <style:text-properties style:font-name="Symbol"/>
    </style:style>
    <style:style style:name="WW8Num43z1" style:family="text">
      <style:text-properties style:font-name="Courier New" style:font-name-complex="Courier New"/>
    </style:style>
    <style:style style:name="WW8Num43z2" style:family="text">
      <style:text-properties style:font-name="Wingdings"/>
    </style:style>
    <style:style style:name="WW8Num44z0" style:family="text">
      <style:text-properties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5z0" style:family="text">
      <style:text-properties style:font-name="Symbol"/>
    </style:style>
    <style:style style:name="WW8Num45z1" style:family="text">
      <style:text-properties style:font-name="Courier New" style:font-name-complex="Courier New"/>
    </style:style>
    <style:style style:name="WW8Num45z2" style:family="text">
      <style:text-properties style:font-name="Wingdings"/>
    </style:style>
    <style:style style:name="WW8Num46z0" style:family="text">
      <style:text-properties style:font-name="Symbol"/>
    </style:style>
    <style:style style:name="WW8Num46z1" style:family="text">
      <style:text-properties style:font-name="Courier New" style:font-name-complex="Courier New"/>
    </style:style>
    <style:style style:name="WW8Num46z2" style:family="text">
      <style:text-properties style:font-name="Wingdings"/>
    </style:style>
    <style:style style:name="WW8Num47z0" style:family="text">
      <style:text-properties style:font-name="Symbol"/>
    </style:style>
    <style:style style:name="WW8Num47z1" style:family="text">
      <style:text-properties style:font-name="Courier New" style:font-name-complex="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font-name-complex="Courier New"/>
    </style:style>
    <style:style style:name="WW8Num48z2" style:family="text">
      <style:text-properties style:font-name="Wingdings"/>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in" fo:text-indent="-0.25in" fo:margin-left="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in" fo:text-indent="-0.45in" fo:margin-left="1.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5in" fo:text-indent="-0.55in" fo:margin-left="1.9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3in" fo:text-indent="-0.65in" fo:margin-left="2.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65in" fo:text-indent="-0.75in" fo:margin-left="2.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4in" fo:text-indent="-1in" fo:margin-left="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95in" fo:text-indent="-0.3in" fo:margin-left="0.9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in" fo:text-indent="-0.35in" fo:margin-left="1.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6in" fo:text-indent="-0.45in" fo:margin-left="1.6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95in" fo:text-indent="-0.55in" fo:margin-left="1.9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3in" fo:text-indent="-0.65in" fo:margin-left="2.3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65in" fo:text-indent="-0.75in" fo:margin-left="2.6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3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4in" fo:text-indent="-1in" fo:margin-left="3.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n</meta:initial-creator>
    <meta:creation-date>2008-05-07T15:30:00</meta:creation-date>
    <dc:creator>Dan Gaur</dc:creator>
    <dc:date>2009-11-04T15:55:23.29</dc:date>
    <meta:editing-cycles>2076</meta:editing-cycles>
    <meta:editing-duration>PT131H21M07S</meta:editing-duration>
    <meta:generator>OpenOffice.org/3.1$Win32 OpenOffice.org_project/310m11$Build-9399</meta:generator>
    <meta:document-statistic meta:table-count="24" meta:image-count="0" meta:object-count="0" meta:page-count="27" meta:paragraph-count="880" meta:word-count="7829" meta:character-count="50219"/>
  </office:meta>
</office:document-meta>
</file>